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2.120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11.9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cuconf.h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Prompt</text:p>
          </table:table-cell>
          <table:table-cell office:value-type="string">
            <text:p>Value</text:p>
          </table:table-cell>
          <table:table-cell office:value-type="string">
            <text:p>TabName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p=Simulink.Mask.get(gcbh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NO_INIT</text:p>
          </table:table-cell>
          <table:table-cell office:value-type="string">
            <text:p>FALSE</text:p>
          </table:table-cell>
          <table:table-cell office:value-type="string">
            <text:p>HAL</text:p>
          </table:table-cell>
          <table:table-cell table:formula="of:=IF(OR([.D2]=&quot;TRUE&quot;;[.D2]=&quot;FALSE&quot;);&quot;checkbox&quot;;&quot;edit&quot;)" office:value-type="string" office:string-value="checkbox">
            <text:p>checkbox</text:p>
          </table:table-cell>
          <table:table-cell table:formula="of:=IF([.F2]=&quot;edit&quot;;CONCATENATE(&quot;''&quot;;[.D2];&quot;''&quot;);IF([.D2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2];&quot;','&quot;;[.C$1];&quot;','&quot;;[.C2];&quot;','&quot;;[.E$1];&quot;','&quot;;[.E2];&quot;','&quot;;[.F$1];&quot;','&quot;;[.F2];&quot;','&quot;;[.G$1];&quot;','&quot;;[.G2];&quot;');&quot;)" office:value-type="string" office:string-value="p.addParameter('Name','STM32_NO_INIT','Prompt','STM32_NO_INIT','TabName','HAL','Type','checkbox','Value','off');">
            <text:p>p.addParameter('Name','STM32_NO_INIT','Prompt','STM32_NO_INIT','TabName','H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HSI_ENABLED</text:p>
          </table:table-cell>
          <table:table-cell office:value-type="string">
            <text:p>TRUE</text:p>
          </table:table-cell>
          <table:table-cell office:value-type="string">
            <text:p>HAL</text:p>
          </table:table-cell>
          <table:table-cell table:formula="of:=IF(OR([.D3]=&quot;TRUE&quot;;[.D3]=&quot;FALSE&quot;);&quot;checkbox&quot;;&quot;edit&quot;)" office:value-type="string" office:string-value="checkbox">
            <text:p>checkbox</text:p>
          </table:table-cell>
          <table:table-cell table:formula="of:=IF([.F3]=&quot;edit&quot;;CONCATENATE(&quot;''&quot;;[.D3];&quot;''&quot;);IF([.D3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3];&quot;','&quot;;[.C$1];&quot;','&quot;;[.C3];&quot;','&quot;;[.E$1];&quot;','&quot;;[.E3];&quot;','&quot;;[.F$1];&quot;','&quot;;[.F3];&quot;','&quot;;[.G$1];&quot;','&quot;;[.G3];&quot;');&quot;)" office:value-type="string" office:string-value="p.addParameter('Name','STM32_HSI_ENABLED','Prompt','STM32_HSI_ENABLED','TabName','HAL','Type','checkbox','Value','on');">
            <text:p>p.addParameter('Name','STM32_HSI_ENABLED','Prompt','STM32_HSI_ENABLED','TabName','HAL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LSI_ENABLED</text:p>
          </table:table-cell>
          <table:table-cell office:value-type="string">
            <text:p>TRUE</text:p>
          </table:table-cell>
          <table:table-cell office:value-type="string">
            <text:p>HAL</text:p>
          </table:table-cell>
          <table:table-cell table:formula="of:=IF(OR([.D4]=&quot;TRUE&quot;;[.D4]=&quot;FALSE&quot;);&quot;checkbox&quot;;&quot;edit&quot;)" office:value-type="string" office:string-value="checkbox">
            <text:p>checkbox</text:p>
          </table:table-cell>
          <table:table-cell table:formula="of:=IF([.F4]=&quot;edit&quot;;CONCATENATE(&quot;''&quot;;[.D4];&quot;''&quot;);IF([.D4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4];&quot;','&quot;;[.C$1];&quot;','&quot;;[.C4];&quot;','&quot;;[.E$1];&quot;','&quot;;[.E4];&quot;','&quot;;[.F$1];&quot;','&quot;;[.F4];&quot;','&quot;;[.G$1];&quot;','&quot;;[.G4];&quot;');&quot;)" office:value-type="string" office:string-value="p.addParameter('Name','STM32_LSI_ENABLED','Prompt','STM32_LSI_ENABLED','TabName','HAL','Type','checkbox','Value','on');">
            <text:p>p.addParameter('Name','STM32_LSI_ENABLED','Prompt','STM32_LSI_ENABLED','TabName','HAL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HSE_ENABLED</text:p>
          </table:table-cell>
          <table:table-cell office:value-type="string">
            <text:p>TRUE</text:p>
          </table:table-cell>
          <table:table-cell office:value-type="string">
            <text:p>HAL</text:p>
          </table:table-cell>
          <table:table-cell table:formula="of:=IF(OR([.D5]=&quot;TRUE&quot;;[.D5]=&quot;FALSE&quot;);&quot;checkbox&quot;;&quot;edit&quot;)" office:value-type="string" office:string-value="checkbox">
            <text:p>checkbox</text:p>
          </table:table-cell>
          <table:table-cell table:formula="of:=IF([.F5]=&quot;edit&quot;;CONCATENATE(&quot;''&quot;;[.D5];&quot;''&quot;);IF([.D5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5];&quot;','&quot;;[.C$1];&quot;','&quot;;[.C5];&quot;','&quot;;[.E$1];&quot;','&quot;;[.E5];&quot;','&quot;;[.F$1];&quot;','&quot;;[.F5];&quot;','&quot;;[.G$1];&quot;','&quot;;[.G5];&quot;');&quot;)" office:value-type="string" office:string-value="p.addParameter('Name','STM32_HSE_ENABLED','Prompt','STM32_HSE_ENABLED','TabName','HAL','Type','checkbox','Value','on');">
            <text:p>p.addParameter('Name','STM32_HSE_ENABLED','Prompt','STM32_HSE_ENABLED','TabName','HAL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LSE_ENABLED</text:p>
          </table:table-cell>
          <table:table-cell office:value-type="string">
            <text:p>FALSE</text:p>
          </table:table-cell>
          <table:table-cell office:value-type="string">
            <text:p>HAL</text:p>
          </table:table-cell>
          <table:table-cell table:formula="of:=IF(OR([.D6]=&quot;TRUE&quot;;[.D6]=&quot;FALSE&quot;);&quot;checkbox&quot;;&quot;edit&quot;)" office:value-type="string" office:string-value="checkbox">
            <text:p>checkbox</text:p>
          </table:table-cell>
          <table:table-cell table:formula="of:=IF([.F6]=&quot;edit&quot;;CONCATENATE(&quot;''&quot;;[.D6];&quot;''&quot;);IF([.D6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];&quot;','&quot;;[.C$1];&quot;','&quot;;[.C6];&quot;','&quot;;[.E$1];&quot;','&quot;;[.E6];&quot;','&quot;;[.F$1];&quot;','&quot;;[.F6];&quot;','&quot;;[.G$1];&quot;','&quot;;[.G6];&quot;');&quot;)" office:value-type="string" office:string-value="p.addParameter('Name','STM32_LSE_ENABLED','Prompt','STM32_LSE_ENABLED','TabName','HAL','Type','checkbox','Value','off');">
            <text:p>p.addParameter('Name','STM32_LSE_ENABLED','Prompt','STM32_LSE_ENABLED','TabName','H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CLOCK48_REQUIRED</text:p>
          </table:table-cell>
          <table:table-cell office:value-type="string">
            <text:p>TRUE</text:p>
          </table:table-cell>
          <table:table-cell office:value-type="string">
            <text:p>HAL</text:p>
          </table:table-cell>
          <table:table-cell table:formula="of:=IF(OR([.D7]=&quot;TRUE&quot;;[.D7]=&quot;FALSE&quot;);&quot;checkbox&quot;;&quot;edit&quot;)" office:value-type="string" office:string-value="checkbox">
            <text:p>checkbox</text:p>
          </table:table-cell>
          <table:table-cell table:formula="of:=IF([.F7]=&quot;edit&quot;;CONCATENATE(&quot;''&quot;;[.D7];&quot;''&quot;);IF([.D7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7];&quot;','&quot;;[.C$1];&quot;','&quot;;[.C7];&quot;','&quot;;[.E$1];&quot;','&quot;;[.E7];&quot;','&quot;;[.F$1];&quot;','&quot;;[.F7];&quot;','&quot;;[.G$1];&quot;','&quot;;[.G7];&quot;');&quot;)" office:value-type="string" office:string-value="p.addParameter('Name','STM32_CLOCK48_REQUIRED','Prompt','STM32_CLOCK48_REQUIRED','TabName','HAL','Type','checkbox','Value','on');">
            <text:p>p.addParameter('Name','STM32_CLOCK48_REQUIRED','Prompt','STM32_CLOCK48_REQUIRED','TabName','HAL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SW</text:p>
          </table:table-cell>
          <table:table-cell office:value-type="string">
            <text:p>STM32_SW_PLL</text:p>
          </table:table-cell>
          <table:table-cell office:value-type="string">
            <text:p>HAL</text:p>
          </table:table-cell>
          <table:table-cell table:formula="of:=IF(OR([.D8]=&quot;TRUE&quot;;[.D8]=&quot;FALSE&quot;);&quot;checkbox&quot;;&quot;edit&quot;)" office:value-type="string" office:string-value="edit">
            <text:p>edit</text:p>
          </table:table-cell>
          <table:table-cell table:formula="of:=IF([.F8]=&quot;edit&quot;;CONCATENATE(&quot;''&quot;;[.D8];&quot;''&quot;);IF([.D8]=&quot;TRUE&quot;;&quot;on&quot;;&quot;off&quot;))" office:value-type="string" office:string-value="''STM32_SW_PLL''">
            <text:p>''STM32_SW_PLL''</text:p>
          </table:table-cell>
          <table:table-cell table:formula="of:=CONCATENATE(&quot;p.addParameter('&quot;;[.B$1];&quot;','&quot;;[.B8];&quot;','&quot;;[.C$1];&quot;','&quot;;[.C8];&quot;','&quot;;[.E$1];&quot;','&quot;;[.E8];&quot;','&quot;;[.F$1];&quot;','&quot;;[.F8];&quot;','&quot;;[.G$1];&quot;','&quot;;[.G8];&quot;');&quot;)" office:value-type="string" office:string-value="p.addParameter('Name','STM32_SW','Prompt','STM32_SW','TabName','HAL','Type','edit','Value','''STM32_SW_PLL''');">
            <text:p>p.addParameter('Name','STM32_SW','Prompt','STM32_SW','TabName','HAL','Type','edit','Value','''STM32_SW_PLL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SRC</text:p>
          </table:table-cell>
          <table:table-cell office:value-type="string">
            <text:p>STM32_PLLSRC_HSE</text:p>
          </table:table-cell>
          <table:table-cell office:value-type="string">
            <text:p>HAL</text:p>
          </table:table-cell>
          <table:table-cell table:formula="of:=IF(OR([.D9]=&quot;TRUE&quot;;[.D9]=&quot;FALSE&quot;);&quot;checkbox&quot;;&quot;edit&quot;)" office:value-type="string" office:string-value="edit">
            <text:p>edit</text:p>
          </table:table-cell>
          <table:table-cell table:formula="of:=IF([.F9]=&quot;edit&quot;;CONCATENATE(&quot;''&quot;;[.D9];&quot;''&quot;);IF([.D9]=&quot;TRUE&quot;;&quot;on&quot;;&quot;off&quot;))" office:value-type="string" office:string-value="''STM32_PLLSRC_HSE''">
            <text:p>''STM32_PLLSRC_HSE''</text:p>
          </table:table-cell>
          <table:table-cell table:formula="of:=CONCATENATE(&quot;p.addParameter('&quot;;[.B$1];&quot;','&quot;;[.B9];&quot;','&quot;;[.C$1];&quot;','&quot;;[.C9];&quot;','&quot;;[.E$1];&quot;','&quot;;[.E9];&quot;','&quot;;[.F$1];&quot;','&quot;;[.F9];&quot;','&quot;;[.G$1];&quot;','&quot;;[.G9];&quot;');&quot;)" office:value-type="string" office:string-value="p.addParameter('Name','STM32_PLLSRC','Prompt','STM32_PLLSRC','TabName','HAL','Type','edit','Value','''STM32_PLLSRC_HSE''');">
            <text:p>p.addParameter('Name','STM32_PLLSRC','Prompt','STM32_PLLSRC','TabName','HAL','Type','edit','Value','''STM32_PLLSRC_HSE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M_VALUE</text:p>
          </table:table-cell>
          <table:table-cell office:value-type="float" office:value="8">
            <text:p>8</text:p>
          </table:table-cell>
          <table:table-cell office:value-type="string">
            <text:p>HAL</text:p>
          </table:table-cell>
          <table:table-cell table:formula="of:=IF(OR([.D10]=&quot;TRUE&quot;;[.D10]=&quot;FALSE&quot;);&quot;checkbox&quot;;&quot;edit&quot;)" office:value-type="string" office:string-value="edit">
            <text:p>edit</text:p>
          </table:table-cell>
          <table:table-cell table:formula="of:=IF([.F10]=&quot;edit&quot;;CONCATENATE(&quot;''&quot;;[.D10];&quot;''&quot;);IF([.D10]=&quot;TRUE&quot;;&quot;on&quot;;&quot;off&quot;))" office:value-type="string" office:string-value="''8''">
            <text:p>''8''</text:p>
          </table:table-cell>
          <table:table-cell table:formula="of:=CONCATENATE(&quot;p.addParameter('&quot;;[.B$1];&quot;','&quot;;[.B10];&quot;','&quot;;[.C$1];&quot;','&quot;;[.C10];&quot;','&quot;;[.E$1];&quot;','&quot;;[.E10];&quot;','&quot;;[.F$1];&quot;','&quot;;[.F10];&quot;','&quot;;[.G$1];&quot;','&quot;;[.G10];&quot;');&quot;)" office:value-type="string" office:string-value="p.addParameter('Name','STM32_PLLM_VALUE','Prompt','STM32_PLLM_VALUE','TabName','HAL','Type','edit','Value','''8''');">
            <text:p>p.addParameter('Name','STM32_PLLM_VALUE','Prompt','STM32_PLLM_VALUE','TabName','HAL','Type','edit','Value','''8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N_VALUE</text:p>
          </table:table-cell>
          <table:table-cell office:value-type="float" office:value="336">
            <text:p>336</text:p>
          </table:table-cell>
          <table:table-cell office:value-type="string">
            <text:p>HAL</text:p>
          </table:table-cell>
          <table:table-cell table:formula="of:=IF(OR([.D11]=&quot;TRUE&quot;;[.D11]=&quot;FALSE&quot;);&quot;checkbox&quot;;&quot;edit&quot;)" office:value-type="string" office:string-value="edit">
            <text:p>edit</text:p>
          </table:table-cell>
          <table:table-cell table:formula="of:=IF([.F11]=&quot;edit&quot;;CONCATENATE(&quot;''&quot;;[.D11];&quot;''&quot;);IF([.D11]=&quot;TRUE&quot;;&quot;on&quot;;&quot;off&quot;))" office:value-type="string" office:string-value="''336''">
            <text:p>''336''</text:p>
          </table:table-cell>
          <table:table-cell table:formula="of:=CONCATENATE(&quot;p.addParameter('&quot;;[.B$1];&quot;','&quot;;[.B11];&quot;','&quot;;[.C$1];&quot;','&quot;;[.C11];&quot;','&quot;;[.E$1];&quot;','&quot;;[.E11];&quot;','&quot;;[.F$1];&quot;','&quot;;[.F11];&quot;','&quot;;[.G$1];&quot;','&quot;;[.G11];&quot;');&quot;)" office:value-type="string" office:string-value="p.addParameter('Name','STM32_PLLN_VALUE','Prompt','STM32_PLLN_VALUE','TabName','HAL','Type','edit','Value','''336''');">
            <text:p>p.addParameter('Name','STM32_PLLN_VALUE','Prompt','STM32_PLLN_VALUE','TabName','HAL','Type','edit','Value','''336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P_VALUE</text:p>
          </table:table-cell>
          <table:table-cell office:value-type="float" office:value="2">
            <text:p>2</text:p>
          </table:table-cell>
          <table:table-cell office:value-type="string">
            <text:p>HAL</text:p>
          </table:table-cell>
          <table:table-cell table:formula="of:=IF(OR([.D12]=&quot;TRUE&quot;;[.D12]=&quot;FALSE&quot;);&quot;checkbox&quot;;&quot;edit&quot;)" office:value-type="string" office:string-value="edit">
            <text:p>edit</text:p>
          </table:table-cell>
          <table:table-cell table:formula="of:=IF([.F12]=&quot;edit&quot;;CONCATENATE(&quot;''&quot;;[.D12];&quot;''&quot;);IF([.D12]=&quot;TRUE&quot;;&quot;on&quot;;&quot;off&quot;))" office:value-type="string" office:string-value="''2''">
            <text:p>''2''</text:p>
          </table:table-cell>
          <table:table-cell table:formula="of:=CONCATENATE(&quot;p.addParameter('&quot;;[.B$1];&quot;','&quot;;[.B12];&quot;','&quot;;[.C$1];&quot;','&quot;;[.C12];&quot;','&quot;;[.E$1];&quot;','&quot;;[.E12];&quot;','&quot;;[.F$1];&quot;','&quot;;[.F12];&quot;','&quot;;[.G$1];&quot;','&quot;;[.G12];&quot;');&quot;)" office:value-type="string" office:string-value="p.addParameter('Name','STM32_PLLP_VALUE','Prompt','STM32_PLLP_VALUE','TabName','HAL','Type','edit','Value','''2''');">
            <text:p>p.addParameter('Name','STM32_PLLP_VALUE','Prompt','STM32_PLLP_VALUE','TabName','HAL','Type','edit','Value','''2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Q_VALUE</text:p>
          </table:table-cell>
          <table:table-cell office:value-type="float" office:value="7">
            <text:p>7</text:p>
          </table:table-cell>
          <table:table-cell office:value-type="string">
            <text:p>HAL</text:p>
          </table:table-cell>
          <table:table-cell table:formula="of:=IF(OR([.D13]=&quot;TRUE&quot;;[.D13]=&quot;FALSE&quot;);&quot;checkbox&quot;;&quot;edit&quot;)" office:value-type="string" office:string-value="edit">
            <text:p>edit</text:p>
          </table:table-cell>
          <table:table-cell table:formula="of:=IF([.F13]=&quot;edit&quot;;CONCATENATE(&quot;''&quot;;[.D13];&quot;''&quot;);IF([.D13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];&quot;','&quot;;[.C$1];&quot;','&quot;;[.C13];&quot;','&quot;;[.E$1];&quot;','&quot;;[.E13];&quot;','&quot;;[.F$1];&quot;','&quot;;[.F13];&quot;','&quot;;[.G$1];&quot;','&quot;;[.G13];&quot;');&quot;)" office:value-type="string" office:string-value="p.addParameter('Name','STM32_PLLQ_VALUE','Prompt','STM32_PLLQ_VALUE','TabName','HAL','Type','edit','Value','''7''');">
            <text:p>p.addParameter('Name','STM32_PLLQ_VALUE','Prompt','STM32_PLLQ_VALUE','TabName','HAL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HPRE</text:p>
          </table:table-cell>
          <table:table-cell office:value-type="string">
            <text:p>STM32_HPRE_DIV1</text:p>
          </table:table-cell>
          <table:table-cell office:value-type="string">
            <text:p>HAL</text:p>
          </table:table-cell>
          <table:table-cell table:formula="of:=IF(OR([.D14]=&quot;TRUE&quot;;[.D14]=&quot;FALSE&quot;);&quot;checkbox&quot;;&quot;edit&quot;)" office:value-type="string" office:string-value="edit">
            <text:p>edit</text:p>
          </table:table-cell>
          <table:table-cell table:formula="of:=IF([.F14]=&quot;edit&quot;;CONCATENATE(&quot;''&quot;;[.D14];&quot;''&quot;);IF([.D14]=&quot;TRUE&quot;;&quot;on&quot;;&quot;off&quot;))" office:value-type="string" office:string-value="''STM32_HPRE_DIV1''">
            <text:p>''STM32_HPRE_DIV1''</text:p>
          </table:table-cell>
          <table:table-cell table:formula="of:=CONCATENATE(&quot;p.addParameter('&quot;;[.B$1];&quot;','&quot;;[.B14];&quot;','&quot;;[.C$1];&quot;','&quot;;[.C14];&quot;','&quot;;[.E$1];&quot;','&quot;;[.E14];&quot;','&quot;;[.F$1];&quot;','&quot;;[.F14];&quot;','&quot;;[.G$1];&quot;','&quot;;[.G14];&quot;');&quot;)" office:value-type="string" office:string-value="p.addParameter('Name','STM32_HPRE','Prompt','STM32_HPRE','TabName','HAL','Type','edit','Value','''STM32_HPRE_DIV1''');">
            <text:p>p.addParameter('Name','STM32_HPRE','Prompt','STM32_HPRE','TabName','HAL','Type','edit','Value','''STM32_HPRE_DIV1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PRE1</text:p>
          </table:table-cell>
          <table:table-cell office:value-type="string">
            <text:p>STM32_PPRE1_DIV4</text:p>
          </table:table-cell>
          <table:table-cell office:value-type="string">
            <text:p>HAL</text:p>
          </table:table-cell>
          <table:table-cell table:formula="of:=IF(OR([.D15]=&quot;TRUE&quot;;[.D15]=&quot;FALSE&quot;);&quot;checkbox&quot;;&quot;edit&quot;)" office:value-type="string" office:string-value="edit">
            <text:p>edit</text:p>
          </table:table-cell>
          <table:table-cell table:formula="of:=IF([.F15]=&quot;edit&quot;;CONCATENATE(&quot;''&quot;;[.D15];&quot;''&quot;);IF([.D15]=&quot;TRUE&quot;;&quot;on&quot;;&quot;off&quot;))" office:value-type="string" office:string-value="''STM32_PPRE1_DIV4''">
            <text:p>''STM32_PPRE1_DIV4''</text:p>
          </table:table-cell>
          <table:table-cell table:formula="of:=CONCATENATE(&quot;p.addParameter('&quot;;[.B$1];&quot;','&quot;;[.B15];&quot;','&quot;;[.C$1];&quot;','&quot;;[.C15];&quot;','&quot;;[.E$1];&quot;','&quot;;[.E15];&quot;','&quot;;[.F$1];&quot;','&quot;;[.F15];&quot;','&quot;;[.G$1];&quot;','&quot;;[.G15];&quot;');&quot;)" office:value-type="string" office:string-value="p.addParameter('Name','STM32_PPRE1','Prompt','STM32_PPRE1','TabName','HAL','Type','edit','Value','''STM32_PPRE1_DIV4''');">
            <text:p>p.addParameter('Name','STM32_PPRE1','Prompt','STM32_PPRE1','TabName','HAL','Type','edit','Value','''STM32_PPRE1_DIV4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PRE2</text:p>
          </table:table-cell>
          <table:table-cell office:value-type="string">
            <text:p>STM32_PPRE2_DIV2</text:p>
          </table:table-cell>
          <table:table-cell office:value-type="string">
            <text:p>HAL</text:p>
          </table:table-cell>
          <table:table-cell table:formula="of:=IF(OR([.D16]=&quot;TRUE&quot;;[.D16]=&quot;FALSE&quot;);&quot;checkbox&quot;;&quot;edit&quot;)" office:value-type="string" office:string-value="edit">
            <text:p>edit</text:p>
          </table:table-cell>
          <table:table-cell table:formula="of:=IF([.F16]=&quot;edit&quot;;CONCATENATE(&quot;''&quot;;[.D16];&quot;''&quot;);IF([.D16]=&quot;TRUE&quot;;&quot;on&quot;;&quot;off&quot;))" office:value-type="string" office:string-value="''STM32_PPRE2_DIV2''">
            <text:p>''STM32_PPRE2_DIV2''</text:p>
          </table:table-cell>
          <table:table-cell table:formula="of:=CONCATENATE(&quot;p.addParameter('&quot;;[.B$1];&quot;','&quot;;[.B16];&quot;','&quot;;[.C$1];&quot;','&quot;;[.C16];&quot;','&quot;;[.E$1];&quot;','&quot;;[.E16];&quot;','&quot;;[.F$1];&quot;','&quot;;[.F16];&quot;','&quot;;[.G$1];&quot;','&quot;;[.G16];&quot;');&quot;)" office:value-type="string" office:string-value="p.addParameter('Name','STM32_PPRE2','Prompt','STM32_PPRE2','TabName','HAL','Type','edit','Value','''STM32_PPRE2_DIV2''');">
            <text:p>p.addParameter('Name','STM32_PPRE2','Prompt','STM32_PPRE2','TabName','HAL','Type','edit','Value','''STM32_PPRE2_DIV2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RTCSEL</text:p>
          </table:table-cell>
          <table:table-cell office:value-type="string">
            <text:p>STM32_RTCSEL_LSI</text:p>
          </table:table-cell>
          <table:table-cell office:value-type="string">
            <text:p>HAL</text:p>
          </table:table-cell>
          <table:table-cell table:formula="of:=IF(OR([.D17]=&quot;TRUE&quot;;[.D17]=&quot;FALSE&quot;);&quot;checkbox&quot;;&quot;edit&quot;)" office:value-type="string" office:string-value="edit">
            <text:p>edit</text:p>
          </table:table-cell>
          <table:table-cell table:formula="of:=IF([.F17]=&quot;edit&quot;;CONCATENATE(&quot;''&quot;;[.D17];&quot;''&quot;);IF([.D17]=&quot;TRUE&quot;;&quot;on&quot;;&quot;off&quot;))" office:value-type="string" office:string-value="''STM32_RTCSEL_LSI''">
            <text:p>''STM32_RTCSEL_LSI''</text:p>
          </table:table-cell>
          <table:table-cell table:formula="of:=CONCATENATE(&quot;p.addParameter('&quot;;[.B$1];&quot;','&quot;;[.B17];&quot;','&quot;;[.C$1];&quot;','&quot;;[.C17];&quot;','&quot;;[.E$1];&quot;','&quot;;[.E17];&quot;','&quot;;[.F$1];&quot;','&quot;;[.F17];&quot;','&quot;;[.G$1];&quot;','&quot;;[.G17];&quot;');&quot;)" office:value-type="string" office:string-value="p.addParameter('Name','STM32_RTCSEL','Prompt','STM32_RTCSEL','TabName','HAL','Type','edit','Value','''STM32_RTCSEL_LSI''');">
            <text:p>p.addParameter('Name','STM32_RTCSEL','Prompt','STM32_RTCSEL','TabName','HAL','Type','edit','Value','''STM32_RTCSEL_LSI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RTCPRE_VALUE</text:p>
          </table:table-cell>
          <table:table-cell office:value-type="float" office:value="8">
            <text:p>8</text:p>
          </table:table-cell>
          <table:table-cell office:value-type="string">
            <text:p>HAL</text:p>
          </table:table-cell>
          <table:table-cell table:formula="of:=IF(OR([.D18]=&quot;TRUE&quot;;[.D18]=&quot;FALSE&quot;);&quot;checkbox&quot;;&quot;edit&quot;)" office:value-type="string" office:string-value="edit">
            <text:p>edit</text:p>
          </table:table-cell>
          <table:table-cell table:formula="of:=IF([.F18]=&quot;edit&quot;;CONCATENATE(&quot;''&quot;;[.D18];&quot;''&quot;);IF([.D18]=&quot;TRUE&quot;;&quot;on&quot;;&quot;off&quot;))" office:value-type="string" office:string-value="''8''">
            <text:p>''8''</text:p>
          </table:table-cell>
          <table:table-cell table:formula="of:=CONCATENATE(&quot;p.addParameter('&quot;;[.B$1];&quot;','&quot;;[.B18];&quot;','&quot;;[.C$1];&quot;','&quot;;[.C18];&quot;','&quot;;[.E$1];&quot;','&quot;;[.E18];&quot;','&quot;;[.F$1];&quot;','&quot;;[.F18];&quot;','&quot;;[.G$1];&quot;','&quot;;[.G18];&quot;');&quot;)" office:value-type="string" office:string-value="p.addParameter('Name','STM32_RTCPRE_VALUE','Prompt','STM32_RTCPRE_VALUE','TabName','HAL','Type','edit','Value','''8''');">
            <text:p>p.addParameter('Name','STM32_RTCPRE_VALUE','Prompt','STM32_RTCPRE_VALUE','TabName','HAL','Type','edit','Value','''8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MCO1SEL</text:p>
          </table:table-cell>
          <table:table-cell office:value-type="string">
            <text:p>STM32_MCO1SEL_HSI</text:p>
          </table:table-cell>
          <table:table-cell office:value-type="string">
            <text:p>HAL</text:p>
          </table:table-cell>
          <table:table-cell table:formula="of:=IF(OR([.D19]=&quot;TRUE&quot;;[.D19]=&quot;FALSE&quot;);&quot;checkbox&quot;;&quot;edit&quot;)" office:value-type="string" office:string-value="edit">
            <text:p>edit</text:p>
          </table:table-cell>
          <table:table-cell table:formula="of:=IF([.F19]=&quot;edit&quot;;CONCATENATE(&quot;''&quot;;[.D19];&quot;''&quot;);IF([.D19]=&quot;TRUE&quot;;&quot;on&quot;;&quot;off&quot;))" office:value-type="string" office:string-value="''STM32_MCO1SEL_HSI''">
            <text:p>''STM32_MCO1SEL_HSI''</text:p>
          </table:table-cell>
          <table:table-cell table:formula="of:=CONCATENATE(&quot;p.addParameter('&quot;;[.B$1];&quot;','&quot;;[.B19];&quot;','&quot;;[.C$1];&quot;','&quot;;[.C19];&quot;','&quot;;[.E$1];&quot;','&quot;;[.E19];&quot;','&quot;;[.F$1];&quot;','&quot;;[.F19];&quot;','&quot;;[.G$1];&quot;','&quot;;[.G19];&quot;');&quot;)" office:value-type="string" office:string-value="p.addParameter('Name','STM32_MCO1SEL','Prompt','STM32_MCO1SEL','TabName','HAL','Type','edit','Value','''STM32_MCO1SEL_HSI''');">
            <text:p>p.addParameter('Name','STM32_MCO1SEL','Prompt','STM32_MCO1SEL','TabName','HAL','Type','edit','Value','''STM32_MCO1SEL_HSI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MCO1PRE</text:p>
          </table:table-cell>
          <table:table-cell office:value-type="string">
            <text:p>STM32_MCO1PRE_DIV1</text:p>
          </table:table-cell>
          <table:table-cell office:value-type="string">
            <text:p>HAL</text:p>
          </table:table-cell>
          <table:table-cell table:formula="of:=IF(OR([.D20]=&quot;TRUE&quot;;[.D20]=&quot;FALSE&quot;);&quot;checkbox&quot;;&quot;edit&quot;)" office:value-type="string" office:string-value="edit">
            <text:p>edit</text:p>
          </table:table-cell>
          <table:table-cell table:formula="of:=IF([.F20]=&quot;edit&quot;;CONCATENATE(&quot;''&quot;;[.D20];&quot;''&quot;);IF([.D20]=&quot;TRUE&quot;;&quot;on&quot;;&quot;off&quot;))" office:value-type="string" office:string-value="''STM32_MCO1PRE_DIV1''">
            <text:p>''STM32_MCO1PRE_DIV1''</text:p>
          </table:table-cell>
          <table:table-cell table:formula="of:=CONCATENATE(&quot;p.addParameter('&quot;;[.B$1];&quot;','&quot;;[.B20];&quot;','&quot;;[.C$1];&quot;','&quot;;[.C20];&quot;','&quot;;[.E$1];&quot;','&quot;;[.E20];&quot;','&quot;;[.F$1];&quot;','&quot;;[.F20];&quot;','&quot;;[.G$1];&quot;','&quot;;[.G20];&quot;');&quot;)" office:value-type="string" office:string-value="p.addParameter('Name','STM32_MCO1PRE','Prompt','STM32_MCO1PRE','TabName','HAL','Type','edit','Value','''STM32_MCO1PRE_DIV1''');">
            <text:p>p.addParameter('Name','STM32_MCO1PRE','Prompt','STM32_MCO1PRE','TabName','HAL','Type','edit','Value','''STM32_MCO1PRE_DIV1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MCO2SEL</text:p>
          </table:table-cell>
          <table:table-cell office:value-type="string">
            <text:p>STM32_MCO2SEL_SYSCLK</text:p>
          </table:table-cell>
          <table:table-cell office:value-type="string">
            <text:p>HAL</text:p>
          </table:table-cell>
          <table:table-cell table:formula="of:=IF(OR([.D21]=&quot;TRUE&quot;;[.D21]=&quot;FALSE&quot;);&quot;checkbox&quot;;&quot;edit&quot;)" office:value-type="string" office:string-value="edit">
            <text:p>edit</text:p>
          </table:table-cell>
          <table:table-cell table:formula="of:=IF([.F21]=&quot;edit&quot;;CONCATENATE(&quot;''&quot;;[.D21];&quot;''&quot;);IF([.D21]=&quot;TRUE&quot;;&quot;on&quot;;&quot;off&quot;))" office:value-type="string" office:string-value="''STM32_MCO2SEL_SYSCLK''">
            <text:p>''STM32_MCO2SEL_SYSCLK''</text:p>
          </table:table-cell>
          <table:table-cell table:formula="of:=CONCATENATE(&quot;p.addParameter('&quot;;[.B$1];&quot;','&quot;;[.B21];&quot;','&quot;;[.C$1];&quot;','&quot;;[.C21];&quot;','&quot;;[.E$1];&quot;','&quot;;[.E21];&quot;','&quot;;[.F$1];&quot;','&quot;;[.F21];&quot;','&quot;;[.G$1];&quot;','&quot;;[.G21];&quot;');&quot;)" office:value-type="string" office:string-value="p.addParameter('Name','STM32_MCO2SEL','Prompt','STM32_MCO2SEL','TabName','HAL','Type','edit','Value','''STM32_MCO2SEL_SYSCLK''');">
            <text:p>p.addParameter('Name','STM32_MCO2SEL','Prompt','STM32_MCO2SEL','TabName','HAL','Type','edit','Value','''STM32_MCO2SEL_SYSCLK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MCO2PRE</text:p>
          </table:table-cell>
          <table:table-cell office:value-type="string">
            <text:p>STM32_MCO2PRE_DIV5</text:p>
          </table:table-cell>
          <table:table-cell office:value-type="string">
            <text:p>HAL</text:p>
          </table:table-cell>
          <table:table-cell table:formula="of:=IF(OR([.D22]=&quot;TRUE&quot;;[.D22]=&quot;FALSE&quot;);&quot;checkbox&quot;;&quot;edit&quot;)" office:value-type="string" office:string-value="edit">
            <text:p>edit</text:p>
          </table:table-cell>
          <table:table-cell table:formula="of:=IF([.F22]=&quot;edit&quot;;CONCATENATE(&quot;''&quot;;[.D22];&quot;''&quot;);IF([.D22]=&quot;TRUE&quot;;&quot;on&quot;;&quot;off&quot;))" office:value-type="string" office:string-value="''STM32_MCO2PRE_DIV5''">
            <text:p>''STM32_MCO2PRE_DIV5''</text:p>
          </table:table-cell>
          <table:table-cell table:formula="of:=CONCATENATE(&quot;p.addParameter('&quot;;[.B$1];&quot;','&quot;;[.B22];&quot;','&quot;;[.C$1];&quot;','&quot;;[.C22];&quot;','&quot;;[.E$1];&quot;','&quot;;[.E22];&quot;','&quot;;[.F$1];&quot;','&quot;;[.F22];&quot;','&quot;;[.G$1];&quot;','&quot;;[.G22];&quot;');&quot;)" office:value-type="string" office:string-value="p.addParameter('Name','STM32_MCO2PRE','Prompt','STM32_MCO2PRE','TabName','HAL','Type','edit','Value','''STM32_MCO2PRE_DIV5''');">
            <text:p>p.addParameter('Name','STM32_MCO2PRE','Prompt','STM32_MCO2PRE','TabName','HAL','Type','edit','Value','''STM32_MCO2PRE_DIV5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I2SSRC</text:p>
          </table:table-cell>
          <table:table-cell office:value-type="string">
            <text:p>STM32_I2SSRC_CKIN</text:p>
          </table:table-cell>
          <table:table-cell office:value-type="string">
            <text:p>HAL</text:p>
          </table:table-cell>
          <table:table-cell table:formula="of:=IF(OR([.D23]=&quot;TRUE&quot;;[.D23]=&quot;FALSE&quot;);&quot;checkbox&quot;;&quot;edit&quot;)" office:value-type="string" office:string-value="edit">
            <text:p>edit</text:p>
          </table:table-cell>
          <table:table-cell table:formula="of:=IF([.F23]=&quot;edit&quot;;CONCATENATE(&quot;''&quot;;[.D23];&quot;''&quot;);IF([.D23]=&quot;TRUE&quot;;&quot;on&quot;;&quot;off&quot;))" office:value-type="string" office:string-value="''STM32_I2SSRC_CKIN''">
            <text:p>''STM32_I2SSRC_CKIN''</text:p>
          </table:table-cell>
          <table:table-cell table:formula="of:=CONCATENATE(&quot;p.addParameter('&quot;;[.B$1];&quot;','&quot;;[.B23];&quot;','&quot;;[.C$1];&quot;','&quot;;[.C23];&quot;','&quot;;[.E$1];&quot;','&quot;;[.E23];&quot;','&quot;;[.F$1];&quot;','&quot;;[.F23];&quot;','&quot;;[.G$1];&quot;','&quot;;[.G23];&quot;');&quot;)" office:value-type="string" office:string-value="p.addParameter('Name','STM32_I2SSRC','Prompt','STM32_I2SSRC','TabName','HAL','Type','edit','Value','''STM32_I2SSRC_CKIN''');">
            <text:p>p.addParameter('Name','STM32_I2SSRC','Prompt','STM32_I2SSRC','TabName','HAL','Type','edit','Value','''STM32_I2SSRC_CKIN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I2SN_VALUE</text:p>
          </table:table-cell>
          <table:table-cell office:value-type="float" office:value="192">
            <text:p>192</text:p>
          </table:table-cell>
          <table:table-cell office:value-type="string">
            <text:p>HAL</text:p>
          </table:table-cell>
          <table:table-cell table:formula="of:=IF(OR([.D24]=&quot;TRUE&quot;;[.D24]=&quot;FALSE&quot;);&quot;checkbox&quot;;&quot;edit&quot;)" office:value-type="string" office:string-value="edit">
            <text:p>edit</text:p>
          </table:table-cell>
          <table:table-cell table:formula="of:=IF([.F24]=&quot;edit&quot;;CONCATENATE(&quot;''&quot;;[.D24];&quot;''&quot;);IF([.D24]=&quot;TRUE&quot;;&quot;on&quot;;&quot;off&quot;))" office:value-type="string" office:string-value="''192''">
            <text:p>''192''</text:p>
          </table:table-cell>
          <table:table-cell table:formula="of:=CONCATENATE(&quot;p.addParameter('&quot;;[.B$1];&quot;','&quot;;[.B24];&quot;','&quot;;[.C$1];&quot;','&quot;;[.C24];&quot;','&quot;;[.E$1];&quot;','&quot;;[.E24];&quot;','&quot;;[.F$1];&quot;','&quot;;[.F24];&quot;','&quot;;[.G$1];&quot;','&quot;;[.G24];&quot;');&quot;)" office:value-type="string" office:string-value="p.addParameter('Name','STM32_PLLI2SN_VALUE','Prompt','STM32_PLLI2SN_VALUE','TabName','HAL','Type','edit','Value','''192''');">
            <text:p>p.addParameter('Name','STM32_PLLI2SN_VALUE','Prompt','STM32_PLLI2SN_VALUE','TabName','HAL','Type','edit','Value','''192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LI2SR_VALUE</text:p>
          </table:table-cell>
          <table:table-cell office:value-type="float" office:value="5">
            <text:p>5</text:p>
          </table:table-cell>
          <table:table-cell office:value-type="string">
            <text:p>HAL</text:p>
          </table:table-cell>
          <table:table-cell table:formula="of:=IF(OR([.D25]=&quot;TRUE&quot;;[.D25]=&quot;FALSE&quot;);&quot;checkbox&quot;;&quot;edit&quot;)" office:value-type="string" office:string-value="edit">
            <text:p>edit</text:p>
          </table:table-cell>
          <table:table-cell table:formula="of:=IF([.F25]=&quot;edit&quot;;CONCATENATE(&quot;''&quot;;[.D25];&quot;''&quot;);IF([.D25]=&quot;TRUE&quot;;&quot;on&quot;;&quot;off&quot;))" office:value-type="string" office:string-value="''5''">
            <text:p>''5''</text:p>
          </table:table-cell>
          <table:table-cell table:formula="of:=CONCATENATE(&quot;p.addParameter('&quot;;[.B$1];&quot;','&quot;;[.B25];&quot;','&quot;;[.C$1];&quot;','&quot;;[.C25];&quot;','&quot;;[.E$1];&quot;','&quot;;[.E25];&quot;','&quot;;[.F$1];&quot;','&quot;;[.F25];&quot;','&quot;;[.G$1];&quot;','&quot;;[.G25];&quot;');&quot;)" office:value-type="string" office:string-value="p.addParameter('Name','STM32_PLLI2SR_VALUE','Prompt','STM32_PLLI2SR_VALUE','TabName','HAL','Type','edit','Value','''5''');">
            <text:p>p.addParameter('Name','STM32_PLLI2SR_VALUE','Prompt','STM32_PLLI2SR_VALUE','TabName','HAL','Type','edit','Value','''5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VOS</text:p>
          </table:table-cell>
          <table:table-cell office:value-type="string">
            <text:p>STM32_VOS_HIGH</text:p>
          </table:table-cell>
          <table:table-cell office:value-type="string">
            <text:p>HAL</text:p>
          </table:table-cell>
          <table:table-cell table:formula="of:=IF(OR([.D26]=&quot;TRUE&quot;;[.D26]=&quot;FALSE&quot;);&quot;checkbox&quot;;&quot;edit&quot;)" office:value-type="string" office:string-value="edit">
            <text:p>edit</text:p>
          </table:table-cell>
          <table:table-cell table:formula="of:=IF([.F26]=&quot;edit&quot;;CONCATENATE(&quot;''&quot;;[.D26];&quot;''&quot;);IF([.D26]=&quot;TRUE&quot;;&quot;on&quot;;&quot;off&quot;))" office:value-type="string" office:string-value="''STM32_VOS_HIGH''">
            <text:p>''STM32_VOS_HIGH''</text:p>
          </table:table-cell>
          <table:table-cell table:formula="of:=CONCATENATE(&quot;p.addParameter('&quot;;[.B$1];&quot;','&quot;;[.B26];&quot;','&quot;;[.C$1];&quot;','&quot;;[.C26];&quot;','&quot;;[.E$1];&quot;','&quot;;[.E26];&quot;','&quot;;[.F$1];&quot;','&quot;;[.F26];&quot;','&quot;;[.G$1];&quot;','&quot;;[.G26];&quot;');&quot;)" office:value-type="string" office:string-value="p.addParameter('Name','STM32_VOS','Prompt','STM32_VOS','TabName','HAL','Type','edit','Value','''STM32_VOS_HIGH''');">
            <text:p>p.addParameter('Name','STM32_VOS','Prompt','STM32_VOS','TabName','HAL','Type','edit','Value','''STM32_VOS_HIGH''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VD_ENABLE</text:p>
          </table:table-cell>
          <table:table-cell office:value-type="string">
            <text:p>FALSE</text:p>
          </table:table-cell>
          <table:table-cell office:value-type="string">
            <text:p>HAL</text:p>
          </table:table-cell>
          <table:table-cell table:formula="of:=IF(OR([.D27]=&quot;TRUE&quot;;[.D27]=&quot;FALSE&quot;);&quot;checkbox&quot;;&quot;edit&quot;)" office:value-type="string" office:string-value="checkbox">
            <text:p>checkbox</text:p>
          </table:table-cell>
          <table:table-cell table:formula="of:=IF([.F27]=&quot;edit&quot;;CONCATENATE(&quot;''&quot;;[.D27];&quot;''&quot;);IF([.D2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27];&quot;','&quot;;[.C$1];&quot;','&quot;;[.C27];&quot;','&quot;;[.E$1];&quot;','&quot;;[.E27];&quot;','&quot;;[.F$1];&quot;','&quot;;[.F27];&quot;','&quot;;[.G$1];&quot;','&quot;;[.G27];&quot;');&quot;)" office:value-type="string" office:string-value="p.addParameter('Name','STM32_PVD_ENABLE','Prompt','STM32_PVD_ENABLE','TabName','HAL','Type','checkbox','Value','off');">
            <text:p>p.addParameter('Name','STM32_PVD_ENABLE','Prompt','STM32_PVD_ENABLE','TabName','H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table:number-columns-repeated="2" office:value-type="string">
            <text:p>STM32_PLS</text:p>
          </table:table-cell>
          <table:table-cell office:value-type="string">
            <text:p>STM32_PLS_LEV0</text:p>
          </table:table-cell>
          <table:table-cell office:value-type="string">
            <text:p>HAL</text:p>
          </table:table-cell>
          <table:table-cell table:formula="of:=IF(OR([.D28]=&quot;TRUE&quot;;[.D28]=&quot;FALSE&quot;);&quot;checkbox&quot;;&quot;edit&quot;)" office:value-type="string" office:string-value="edit">
            <text:p>edit</text:p>
          </table:table-cell>
          <table:table-cell table:formula="of:=IF([.F28]=&quot;edit&quot;;CONCATENATE(&quot;''&quot;;[.D28];&quot;''&quot;);IF([.D28]=&quot;TRUE&quot;;&quot;on&quot;;&quot;off&quot;))" office:value-type="string" office:string-value="''STM32_PLS_LEV0''">
            <text:p>''STM32_PLS_LEV0''</text:p>
          </table:table-cell>
          <table:table-cell table:formula="of:=CONCATENATE(&quot;p.addParameter('&quot;;[.B$1];&quot;','&quot;;[.B28];&quot;','&quot;;[.C$1];&quot;','&quot;;[.C28];&quot;','&quot;;[.E$1];&quot;','&quot;;[.E28];&quot;','&quot;;[.F$1];&quot;','&quot;;[.F28];&quot;','&quot;;[.G$1];&quot;','&quot;;[.G28];&quot;');&quot;)" office:value-type="string" office:string-value="p.addParameter('Name','STM32_PLS','Prompt','STM32_PLS','TabName','HAL','Type','edit','Value','''STM32_PLS_LEV0''');">
            <text:p>p.addParameter('Name','STM32_PLS','Prompt','STM32_PLS','TabName','HAL','Type','edit','Value','''STM32_PLS_LEV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PRE</text:p>
          </table:table-cell>
          <table:table-cell table:formula="of:=[.B29]" office:value-type="string" office:string-value="STM32_ADC_ADCPRE">
            <text:p>STM32_ADC_ADCPRE</text:p>
          </table:table-cell>
          <table:table-cell office:value-type="string">
            <text:p>ADC_CCR_ADCPRE_DIV4</text:p>
          </table:table-cell>
          <table:table-cell office:value-type="string">
            <text:p>ADC</text:p>
          </table:table-cell>
          <table:table-cell table:formula="of:=IF(OR([.D29]=&quot;TRUE&quot;;[.D29]=&quot;FALSE&quot;);&quot;checkbox&quot;;&quot;edit&quot;)" office:value-type="string" office:string-value="edit">
            <text:p>edit</text:p>
          </table:table-cell>
          <table:table-cell table:formula="of:=IF([.F29]=&quot;edit&quot;;CONCATENATE(&quot;''&quot;;[.D29];&quot;''&quot;);IF([.D29]=&quot;TRUE&quot;;&quot;on&quot;;&quot;off&quot;))" office:value-type="string" office:string-value="''ADC_CCR_ADCPRE_DIV4''">
            <text:p>''ADC_CCR_ADCPRE_DIV4''</text:p>
          </table:table-cell>
          <table:table-cell table:formula="of:=CONCATENATE(&quot;p.addParameter('&quot;;[.B$1];&quot;','&quot;;[.B29];&quot;','&quot;;[.C$1];&quot;','&quot;;[.C29];&quot;','&quot;;[.E$1];&quot;','&quot;;[.E29];&quot;','&quot;;[.F$1];&quot;','&quot;;[.F29];&quot;','&quot;;[.G$1];&quot;','&quot;;[.G29];&quot;');&quot;)" office:value-type="string" office:string-value="p.addParameter('Name','STM32_ADC_ADCPRE','Prompt','STM32_ADC_ADCPRE','TabName','ADC','Type','edit','Value','''ADC_CCR_ADCPRE_DIV4''');">
            <text:p>p.addParameter('Name','STM32_ADC_ADCPRE','Prompt','STM32_ADC_ADCPRE','TabName','ADC','Type','edit','Value','''ADC_CCR_ADCPRE_DIV4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USE_ADC1</text:p>
          </table:table-cell>
          <table:table-cell table:formula="of:=[.B30]" office:value-type="string" office:string-value="STM32_ADC_USE_ADC1">
            <text:p>STM32_ADC_USE_ADC1</text:p>
          </table:table-cell>
          <table:table-cell office:value-type="string">
            <text:p>TRUE</text:p>
          </table:table-cell>
          <table:table-cell office:value-type="string">
            <text:p>ADC</text:p>
          </table:table-cell>
          <table:table-cell table:formula="of:=IF(OR([.D30]=&quot;TRUE&quot;;[.D30]=&quot;FALSE&quot;);&quot;checkbox&quot;;&quot;edit&quot;)" office:value-type="string" office:string-value="checkbox">
            <text:p>checkbox</text:p>
          </table:table-cell>
          <table:table-cell table:formula="of:=IF([.F30]=&quot;edit&quot;;CONCATENATE(&quot;''&quot;;[.D30];&quot;''&quot;);IF([.D30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30];&quot;','&quot;;[.C$1];&quot;','&quot;;[.C30];&quot;','&quot;;[.E$1];&quot;','&quot;;[.E30];&quot;','&quot;;[.F$1];&quot;','&quot;;[.F30];&quot;','&quot;;[.G$1];&quot;','&quot;;[.G30];&quot;');&quot;)" office:value-type="string" office:string-value="p.addParameter('Name','STM32_ADC_USE_ADC1','Prompt','STM32_ADC_USE_ADC1','TabName','ADC','Type','checkbox','Value','on');">
            <text:p>p.addParameter('Name','STM32_ADC_USE_ADC1','Prompt','STM32_ADC_USE_ADC1','TabName','ADC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USE_ADC2</text:p>
          </table:table-cell>
          <table:table-cell table:formula="of:=[.B31]" office:value-type="string" office:string-value="STM32_ADC_USE_ADC2">
            <text:p>STM32_ADC_USE_ADC2</text:p>
          </table:table-cell>
          <table:table-cell office:value-type="string">
            <text:p>FALSE</text:p>
          </table:table-cell>
          <table:table-cell office:value-type="string">
            <text:p>ADC</text:p>
          </table:table-cell>
          <table:table-cell table:formula="of:=IF(OR([.D31]=&quot;TRUE&quot;;[.D31]=&quot;FALSE&quot;);&quot;checkbox&quot;;&quot;edit&quot;)" office:value-type="string" office:string-value="checkbox">
            <text:p>checkbox</text:p>
          </table:table-cell>
          <table:table-cell table:formula="of:=IF([.F31]=&quot;edit&quot;;CONCATENATE(&quot;''&quot;;[.D31];&quot;''&quot;);IF([.D3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31];&quot;','&quot;;[.C$1];&quot;','&quot;;[.C31];&quot;','&quot;;[.E$1];&quot;','&quot;;[.E31];&quot;','&quot;;[.F$1];&quot;','&quot;;[.F31];&quot;','&quot;;[.G$1];&quot;','&quot;;[.G31];&quot;');&quot;)" office:value-type="string" office:string-value="p.addParameter('Name','STM32_ADC_USE_ADC2','Prompt','STM32_ADC_USE_ADC2','TabName','ADC','Type','checkbox','Value','off');">
            <text:p>p.addParameter('Name','STM32_ADC_USE_ADC2','Prompt','STM32_ADC_USE_ADC2','TabName','ADC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USE_ADC3</text:p>
          </table:table-cell>
          <table:table-cell table:formula="of:=[.B32]" office:value-type="string" office:string-value="STM32_ADC_USE_ADC3">
            <text:p>STM32_ADC_USE_ADC3</text:p>
          </table:table-cell>
          <table:table-cell office:value-type="string">
            <text:p>FALSE</text:p>
          </table:table-cell>
          <table:table-cell office:value-type="string">
            <text:p>ADC</text:p>
          </table:table-cell>
          <table:table-cell table:formula="of:=IF(OR([.D32]=&quot;TRUE&quot;;[.D32]=&quot;FALSE&quot;);&quot;checkbox&quot;;&quot;edit&quot;)" office:value-type="string" office:string-value="checkbox">
            <text:p>checkbox</text:p>
          </table:table-cell>
          <table:table-cell table:formula="of:=IF([.F32]=&quot;edit&quot;;CONCATENATE(&quot;''&quot;;[.D32];&quot;''&quot;);IF([.D32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32];&quot;','&quot;;[.C$1];&quot;','&quot;;[.C32];&quot;','&quot;;[.E$1];&quot;','&quot;;[.E32];&quot;','&quot;;[.F$1];&quot;','&quot;;[.F32];&quot;','&quot;;[.G$1];&quot;','&quot;;[.G32];&quot;');&quot;)" office:value-type="string" office:string-value="p.addParameter('Name','STM32_ADC_USE_ADC3','Prompt','STM32_ADC_USE_ADC3','TabName','ADC','Type','checkbox','Value','off');">
            <text:p>p.addParameter('Name','STM32_ADC_USE_ADC3','Prompt','STM32_ADC_USE_ADC3','TabName','ADC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1_DMA_STREAM</text:p>
          </table:table-cell>
          <table:table-cell table:formula="of:=[.B33]" office:value-type="string" office:string-value="STM32_ADC_ADC1_DMA_STREAM">
            <text:p>STM32_ADC_ADC1_DMA_STREAM</text:p>
          </table:table-cell>
          <table:table-cell office:value-type="string">
            <text:p>STM32_DMA_STREAM_ID(2,4)</text:p>
          </table:table-cell>
          <table:table-cell office:value-type="string">
            <text:p>ADC</text:p>
          </table:table-cell>
          <table:table-cell table:formula="of:=IF(OR([.D33]=&quot;TRUE&quot;;[.D33]=&quot;FALSE&quot;);&quot;checkbox&quot;;&quot;edit&quot;)" office:value-type="string" office:string-value="edit">
            <text:p>edit</text:p>
          </table:table-cell>
          <table:table-cell table:formula="of:=IF([.F33]=&quot;edit&quot;;CONCATENATE(&quot;''&quot;;[.D33];&quot;''&quot;);IF([.D33]=&quot;TRUE&quot;;&quot;on&quot;;&quot;off&quot;))" office:value-type="string" office:string-value="''STM32_DMA_STREAM_ID(2,4)''">
            <text:p>''STM32_DMA_STREAM_ID(2,4)''</text:p>
          </table:table-cell>
          <table:table-cell table:formula="of:=CONCATENATE(&quot;p.addParameter('&quot;;[.B$1];&quot;','&quot;;[.B33];&quot;','&quot;;[.C$1];&quot;','&quot;;[.C33];&quot;','&quot;;[.E$1];&quot;','&quot;;[.E33];&quot;','&quot;;[.F$1];&quot;','&quot;;[.F33];&quot;','&quot;;[.G$1];&quot;','&quot;;[.G33];&quot;');&quot;)" office:value-type="string" office:string-value="p.addParameter('Name','STM32_ADC_ADC1_DMA_STREAM','Prompt','STM32_ADC_ADC1_DMA_STREAM','TabName','ADC','Type','edit','Value','''STM32_DMA_STREAM_ID(2,4)''');">
            <text:p>p.addParameter('Name','STM32_ADC_ADC1_DMA_STREAM','Prompt','STM32_ADC_ADC1_DMA_STREAM','TabName','ADC','Type','edit','Value','''STM32_DMA_STREAM_ID(2,4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2_DMA_STREAM</text:p>
          </table:table-cell>
          <table:table-cell table:formula="of:=[.B34]" office:value-type="string" office:string-value="STM32_ADC_ADC2_DMA_STREAM">
            <text:p>STM32_ADC_ADC2_DMA_STREAM</text:p>
          </table:table-cell>
          <table:table-cell office:value-type="string">
            <text:p>STM32_DMA_STREAM_ID(2,2)</text:p>
          </table:table-cell>
          <table:table-cell office:value-type="string">
            <text:p>ADC</text:p>
          </table:table-cell>
          <table:table-cell table:formula="of:=IF(OR([.D34]=&quot;TRUE&quot;;[.D34]=&quot;FALSE&quot;);&quot;checkbox&quot;;&quot;edit&quot;)" office:value-type="string" office:string-value="edit">
            <text:p>edit</text:p>
          </table:table-cell>
          <table:table-cell table:formula="of:=IF([.F34]=&quot;edit&quot;;CONCATENATE(&quot;''&quot;;[.D34];&quot;''&quot;);IF([.D34]=&quot;TRUE&quot;;&quot;on&quot;;&quot;off&quot;))" office:value-type="string" office:string-value="''STM32_DMA_STREAM_ID(2,2)''">
            <text:p>''STM32_DMA_STREAM_ID(2,2)''</text:p>
          </table:table-cell>
          <table:table-cell table:formula="of:=CONCATENATE(&quot;p.addParameter('&quot;;[.B$1];&quot;','&quot;;[.B34];&quot;','&quot;;[.C$1];&quot;','&quot;;[.C34];&quot;','&quot;;[.E$1];&quot;','&quot;;[.E34];&quot;','&quot;;[.F$1];&quot;','&quot;;[.F34];&quot;','&quot;;[.G$1];&quot;','&quot;;[.G34];&quot;');&quot;)" office:value-type="string" office:string-value="p.addParameter('Name','STM32_ADC_ADC2_DMA_STREAM','Prompt','STM32_ADC_ADC2_DMA_STREAM','TabName','ADC','Type','edit','Value','''STM32_DMA_STREAM_ID(2,2)''');">
            <text:p>p.addParameter('Name','STM32_ADC_ADC2_DMA_STREAM','Prompt','STM32_ADC_ADC2_DMA_STREAM','TabName','ADC','Type','edit','Value','''STM32_DMA_STREAM_ID(2,2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3_DMA_STREAM</text:p>
          </table:table-cell>
          <table:table-cell table:formula="of:=[.B35]" office:value-type="string" office:string-value="STM32_ADC_ADC3_DMA_STREAM">
            <text:p>STM32_ADC_ADC3_DMA_STREAM</text:p>
          </table:table-cell>
          <table:table-cell office:value-type="string">
            <text:p>STM32_DMA_STREAM_ID(2,1)</text:p>
          </table:table-cell>
          <table:table-cell office:value-type="string">
            <text:p>ACD</text:p>
          </table:table-cell>
          <table:table-cell table:formula="of:=IF(OR([.D35]=&quot;TRUE&quot;;[.D35]=&quot;FALSE&quot;);&quot;checkbox&quot;;&quot;edit&quot;)" office:value-type="string" office:string-value="edit">
            <text:p>edit</text:p>
          </table:table-cell>
          <table:table-cell table:formula="of:=IF([.F35]=&quot;edit&quot;;CONCATENATE(&quot;''&quot;;[.D35];&quot;''&quot;);IF([.D35]=&quot;TRUE&quot;;&quot;on&quot;;&quot;off&quot;))" office:value-type="string" office:string-value="''STM32_DMA_STREAM_ID(2,1)''">
            <text:p>''STM32_DMA_STREAM_ID(2,1)''</text:p>
          </table:table-cell>
          <table:table-cell table:formula="of:=CONCATENATE(&quot;p.addParameter('&quot;;[.B$1];&quot;','&quot;;[.B35];&quot;','&quot;;[.C$1];&quot;','&quot;;[.C35];&quot;','&quot;;[.E$1];&quot;','&quot;;[.E35];&quot;','&quot;;[.F$1];&quot;','&quot;;[.F35];&quot;','&quot;;[.G$1];&quot;','&quot;;[.G35];&quot;');&quot;)" office:value-type="string" office:string-value="p.addParameter('Name','STM32_ADC_ADC3_DMA_STREAM','Prompt','STM32_ADC_ADC3_DMA_STREAM','TabName','ACD','Type','edit','Value','''STM32_DMA_STREAM_ID(2,1)''');">
            <text:p>p.addParameter('Name','STM32_ADC_ADC3_DMA_STREAM','Prompt','STM32_ADC_ADC3_DMA_STREAM','TabName','ACD','Type','edit','Value','''STM32_DMA_STREAM_ID(2,1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1_DMA_PRIORITY</text:p>
          </table:table-cell>
          <table:table-cell table:formula="of:=[.B36]" office:value-type="string" office:string-value="STM32_ADC_ADC1_DMA_PRIORITY">
            <text:p>STM32_ADC_ADC1_DMA_PRIORITY</text:p>
          </table:table-cell>
          <table:table-cell office:value-type="float" office:value="2">
            <text:p>2</text:p>
          </table:table-cell>
          <table:table-cell office:value-type="string">
            <text:p>ACD</text:p>
          </table:table-cell>
          <table:table-cell table:formula="of:=IF(OR([.D36]=&quot;TRUE&quot;;[.D36]=&quot;FALSE&quot;);&quot;checkbox&quot;;&quot;edit&quot;)" office:value-type="string" office:string-value="edit">
            <text:p>edit</text:p>
          </table:table-cell>
          <table:table-cell table:formula="of:=IF([.F36]=&quot;edit&quot;;CONCATENATE(&quot;''&quot;;[.D36];&quot;''&quot;);IF([.D36]=&quot;TRUE&quot;;&quot;on&quot;;&quot;off&quot;))" office:value-type="string" office:string-value="''2''">
            <text:p>''2''</text:p>
          </table:table-cell>
          <table:table-cell table:formula="of:=CONCATENATE(&quot;p.addParameter('&quot;;[.B$1];&quot;','&quot;;[.B36];&quot;','&quot;;[.C$1];&quot;','&quot;;[.C36];&quot;','&quot;;[.E$1];&quot;','&quot;;[.E36];&quot;','&quot;;[.F$1];&quot;','&quot;;[.F36];&quot;','&quot;;[.G$1];&quot;','&quot;;[.G36];&quot;');&quot;)" office:value-type="string" office:string-value="p.addParameter('Name','STM32_ADC_ADC1_DMA_PRIORITY','Prompt','STM32_ADC_ADC1_DMA_PRIORITY','TabName','ACD','Type','edit','Value','''2''');">
            <text:p>p.addParameter('Name','STM32_ADC_ADC1_DMA_PRIORITY','Prompt','STM32_ADC_ADC1_DMA_PRIORITY','TabName','ACD','Type','edit','Value','''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2_DMA_PRIORITY</text:p>
          </table:table-cell>
          <table:table-cell table:formula="of:=[.B37]" office:value-type="string" office:string-value="STM32_ADC_ADC2_DMA_PRIORITY">
            <text:p>STM32_ADC_ADC2_DMA_PRIORITY</text:p>
          </table:table-cell>
          <table:table-cell office:value-type="float" office:value="2">
            <text:p>2</text:p>
          </table:table-cell>
          <table:table-cell office:value-type="string">
            <text:p>ACD</text:p>
          </table:table-cell>
          <table:table-cell table:formula="of:=IF(OR([.D37]=&quot;TRUE&quot;;[.D37]=&quot;FALSE&quot;);&quot;checkbox&quot;;&quot;edit&quot;)" office:value-type="string" office:string-value="edit">
            <text:p>edit</text:p>
          </table:table-cell>
          <table:table-cell table:formula="of:=IF([.F37]=&quot;edit&quot;;CONCATENATE(&quot;''&quot;;[.D37];&quot;''&quot;);IF([.D37]=&quot;TRUE&quot;;&quot;on&quot;;&quot;off&quot;))" office:value-type="string" office:string-value="''2''">
            <text:p>''2''</text:p>
          </table:table-cell>
          <table:table-cell table:formula="of:=CONCATENATE(&quot;p.addParameter('&quot;;[.B$1];&quot;','&quot;;[.B37];&quot;','&quot;;[.C$1];&quot;','&quot;;[.C37];&quot;','&quot;;[.E$1];&quot;','&quot;;[.E37];&quot;','&quot;;[.F$1];&quot;','&quot;;[.F37];&quot;','&quot;;[.G$1];&quot;','&quot;;[.G37];&quot;');&quot;)" office:value-type="string" office:string-value="p.addParameter('Name','STM32_ADC_ADC2_DMA_PRIORITY','Prompt','STM32_ADC_ADC2_DMA_PRIORITY','TabName','ACD','Type','edit','Value','''2''');">
            <text:p>p.addParameter('Name','STM32_ADC_ADC2_DMA_PRIORITY','Prompt','STM32_ADC_ADC2_DMA_PRIORITY','TabName','ACD','Type','edit','Value','''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3_DMA_PRIORITY</text:p>
          </table:table-cell>
          <table:table-cell table:formula="of:=[.B38]" office:value-type="string" office:string-value="STM32_ADC_ADC3_DMA_PRIORITY">
            <text:p>STM32_ADC_ADC3_DMA_PRIORITY</text:p>
          </table:table-cell>
          <table:table-cell office:value-type="float" office:value="2">
            <text:p>2</text:p>
          </table:table-cell>
          <table:table-cell office:value-type="string">
            <text:p>ADC</text:p>
          </table:table-cell>
          <table:table-cell table:formula="of:=IF(OR([.D38]=&quot;TRUE&quot;;[.D38]=&quot;FALSE&quot;);&quot;checkbox&quot;;&quot;edit&quot;)" office:value-type="string" office:string-value="edit">
            <text:p>edit</text:p>
          </table:table-cell>
          <table:table-cell table:formula="of:=IF([.F38]=&quot;edit&quot;;CONCATENATE(&quot;''&quot;;[.D38];&quot;''&quot;);IF([.D38]=&quot;TRUE&quot;;&quot;on&quot;;&quot;off&quot;))" office:value-type="string" office:string-value="''2''">
            <text:p>''2''</text:p>
          </table:table-cell>
          <table:table-cell table:formula="of:=CONCATENATE(&quot;p.addParameter('&quot;;[.B$1];&quot;','&quot;;[.B38];&quot;','&quot;;[.C$1];&quot;','&quot;;[.C38];&quot;','&quot;;[.E$1];&quot;','&quot;;[.E38];&quot;','&quot;;[.F$1];&quot;','&quot;;[.F38];&quot;','&quot;;[.G$1];&quot;','&quot;;[.G38];&quot;');&quot;)" office:value-type="string" office:string-value="p.addParameter('Name','STM32_ADC_ADC3_DMA_PRIORITY','Prompt','STM32_ADC_ADC3_DMA_PRIORITY','TabName','ADC','Type','edit','Value','''2''');">
            <text:p>p.addParameter('Name','STM32_ADC_ADC3_DMA_PRIORITY','Prompt','STM32_ADC_ADC3_DMA_PRIORITY','TabName','ADC','Type','edit','Value','''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IRQ_PRIORITY</text:p>
          </table:table-cell>
          <table:table-cell table:formula="of:=[.B39]" office:value-type="string" office:string-value="STM32_ADC_IRQ_PRIORITY">
            <text:p>STM32_ADC_IRQ_PRIORITY</text:p>
          </table:table-cell>
          <table:table-cell office:value-type="float" office:value="6">
            <text:p>6</text:p>
          </table:table-cell>
          <table:table-cell office:value-type="string">
            <text:p>ACD</text:p>
          </table:table-cell>
          <table:table-cell table:formula="of:=IF(OR([.D39]=&quot;TRUE&quot;;[.D39]=&quot;FALSE&quot;);&quot;checkbox&quot;;&quot;edit&quot;)" office:value-type="string" office:string-value="edit">
            <text:p>edit</text:p>
          </table:table-cell>
          <table:table-cell table:formula="of:=IF([.F39]=&quot;edit&quot;;CONCATENATE(&quot;''&quot;;[.D39];&quot;''&quot;);IF([.D39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39];&quot;','&quot;;[.C$1];&quot;','&quot;;[.C39];&quot;','&quot;;[.E$1];&quot;','&quot;;[.E39];&quot;','&quot;;[.F$1];&quot;','&quot;;[.F39];&quot;','&quot;;[.G$1];&quot;','&quot;;[.G39];&quot;');&quot;)" office:value-type="string" office:string-value="p.addParameter('Name','STM32_ADC_IRQ_PRIORITY','Prompt','STM32_ADC_IRQ_PRIORITY','TabName','ACD','Type','edit','Value','''6''');">
            <text:p>p.addParameter('Name','STM32_ADC_IRQ_PRIORITY','Prompt','STM32_ADC_IRQ_PRIORITY','TabName','ACD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1_DMA_IRQ_PRIORITY</text:p>
          </table:table-cell>
          <table:table-cell table:formula="of:=[.B40]" office:value-type="string" office:string-value="STM32_ADC_ADC1_DMA_IRQ_PRIORITY">
            <text:p>STM32_ADC_ADC1_DMA_IRQ_PRIORITY</text:p>
          </table:table-cell>
          <table:table-cell office:value-type="float" office:value="6">
            <text:p>6</text:p>
          </table:table-cell>
          <table:table-cell office:value-type="string">
            <text:p>ACD</text:p>
          </table:table-cell>
          <table:table-cell table:formula="of:=IF(OR([.D40]=&quot;TRUE&quot;;[.D40]=&quot;FALSE&quot;);&quot;checkbox&quot;;&quot;edit&quot;)" office:value-type="string" office:string-value="edit">
            <text:p>edit</text:p>
          </table:table-cell>
          <table:table-cell table:formula="of:=IF([.F40]=&quot;edit&quot;;CONCATENATE(&quot;''&quot;;[.D40];&quot;''&quot;);IF([.D40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0];&quot;','&quot;;[.C$1];&quot;','&quot;;[.C40];&quot;','&quot;;[.E$1];&quot;','&quot;;[.E40];&quot;','&quot;;[.F$1];&quot;','&quot;;[.F40];&quot;','&quot;;[.G$1];&quot;','&quot;;[.G40];&quot;');&quot;)" office:value-type="string" office:string-value="p.addParameter('Name','STM32_ADC_ADC1_DMA_IRQ_PRIORITY','Prompt','STM32_ADC_ADC1_DMA_IRQ_PRIORITY','TabName','ACD','Type','edit','Value','''6''');">
            <text:p>p.addParameter('Name','STM32_ADC_ADC1_DMA_IRQ_PRIORITY','Prompt','STM32_ADC_ADC1_DMA_IRQ_PRIORITY','TabName','ACD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2_DMA_IRQ_PRIORITY</text:p>
          </table:table-cell>
          <table:table-cell table:formula="of:=[.B41]" office:value-type="string" office:string-value="STM32_ADC_ADC2_DMA_IRQ_PRIORITY">
            <text:p>STM32_ADC_ADC2_DMA_IRQ_PRIORITY</text:p>
          </table:table-cell>
          <table:table-cell office:value-type="float" office:value="6">
            <text:p>6</text:p>
          </table:table-cell>
          <table:table-cell office:value-type="string">
            <text:p>ACD</text:p>
          </table:table-cell>
          <table:table-cell table:formula="of:=IF(OR([.D41]=&quot;TRUE&quot;;[.D41]=&quot;FALSE&quot;);&quot;checkbox&quot;;&quot;edit&quot;)" office:value-type="string" office:string-value="edit">
            <text:p>edit</text:p>
          </table:table-cell>
          <table:table-cell table:formula="of:=IF([.F41]=&quot;edit&quot;;CONCATENATE(&quot;''&quot;;[.D41];&quot;''&quot;);IF([.D41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1];&quot;','&quot;;[.C$1];&quot;','&quot;;[.C41];&quot;','&quot;;[.E$1];&quot;','&quot;;[.E41];&quot;','&quot;;[.F$1];&quot;','&quot;;[.F41];&quot;','&quot;;[.G$1];&quot;','&quot;;[.G41];&quot;');&quot;)" office:value-type="string" office:string-value="p.addParameter('Name','STM32_ADC_ADC2_DMA_IRQ_PRIORITY','Prompt','STM32_ADC_ADC2_DMA_IRQ_PRIORITY','TabName','ACD','Type','edit','Value','''6''');">
            <text:p>p.addParameter('Name','STM32_ADC_ADC2_DMA_IRQ_PRIORITY','Prompt','STM32_ADC_ADC2_DMA_IRQ_PRIORITY','TabName','ACD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ADC_ADC3_DMA_IRQ_PRIORITY</text:p>
          </table:table-cell>
          <table:table-cell table:formula="of:=[.B42]" office:value-type="string" office:string-value="STM32_ADC_ADC3_DMA_IRQ_PRIORITY">
            <text:p>STM32_ADC_ADC3_DMA_IRQ_PRIORITY</text:p>
          </table:table-cell>
          <table:table-cell office:value-type="float" office:value="6">
            <text:p>6</text:p>
          </table:table-cell>
          <table:table-cell office:value-type="string">
            <text:p>ADC</text:p>
          </table:table-cell>
          <table:table-cell table:formula="of:=IF(OR([.D42]=&quot;TRUE&quot;;[.D42]=&quot;FALSE&quot;);&quot;checkbox&quot;;&quot;edit&quot;)" office:value-type="string" office:string-value="edit">
            <text:p>edit</text:p>
          </table:table-cell>
          <table:table-cell table:formula="of:=IF([.F42]=&quot;edit&quot;;CONCATENATE(&quot;''&quot;;[.D42];&quot;''&quot;);IF([.D42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2];&quot;','&quot;;[.C$1];&quot;','&quot;;[.C42];&quot;','&quot;;[.E$1];&quot;','&quot;;[.E42];&quot;','&quot;;[.F$1];&quot;','&quot;;[.F42];&quot;','&quot;;[.G$1];&quot;','&quot;;[.G42];&quot;');&quot;)" office:value-type="string" office:string-value="p.addParameter('Name','STM32_ADC_ADC3_DMA_IRQ_PRIORITY','Prompt','STM32_ADC_ADC3_DMA_IRQ_PRIORITY','TabName','ADC','Type','edit','Value','''6''');">
            <text:p>p.addParameter('Name','STM32_ADC_ADC3_DMA_IRQ_PRIORITY','Prompt','STM32_ADC_ADC3_DMA_IRQ_PRIORITY','TabName','ADC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CAN_USE_CAN1</text:p>
          </table:table-cell>
          <table:table-cell table:formula="of:=[.B43]" office:value-type="string" office:string-value="STM32_CAN_USE_CAN1">
            <text:p>STM32_CAN_USE_CAN1</text:p>
          </table:table-cell>
          <table:table-cell office:value-type="string">
            <text:p>FALSE</text:p>
          </table:table-cell>
          <table:table-cell office:value-type="string">
            <text:p>CAN</text:p>
          </table:table-cell>
          <table:table-cell table:formula="of:=IF(OR([.D43]=&quot;TRUE&quot;;[.D43]=&quot;FALSE&quot;);&quot;checkbox&quot;;&quot;edit&quot;)" office:value-type="string" office:string-value="checkbox">
            <text:p>checkbox</text:p>
          </table:table-cell>
          <table:table-cell table:formula="of:=IF([.F43]=&quot;edit&quot;;CONCATENATE(&quot;''&quot;;[.D43];&quot;''&quot;);IF([.D43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43];&quot;','&quot;;[.C$1];&quot;','&quot;;[.C43];&quot;','&quot;;[.E$1];&quot;','&quot;;[.E43];&quot;','&quot;;[.F$1];&quot;','&quot;;[.F43];&quot;','&quot;;[.G$1];&quot;','&quot;;[.G43];&quot;');&quot;)" office:value-type="string" office:string-value="p.addParameter('Name','STM32_CAN_USE_CAN1','Prompt','STM32_CAN_USE_CAN1','TabName','CAN','Type','checkbox','Value','off');">
            <text:p>p.addParameter('Name','STM32_CAN_USE_CAN1','Prompt','STM32_CAN_USE_CAN1','TabName','CAN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CAN_USE_CAN2</text:p>
          </table:table-cell>
          <table:table-cell table:formula="of:=[.B44]" office:value-type="string" office:string-value="STM32_CAN_USE_CAN2">
            <text:p>STM32_CAN_USE_CAN2</text:p>
          </table:table-cell>
          <table:table-cell office:value-type="string">
            <text:p>FALSE</text:p>
          </table:table-cell>
          <table:table-cell office:value-type="string">
            <text:p>CAN</text:p>
          </table:table-cell>
          <table:table-cell table:formula="of:=IF(OR([.D44]=&quot;TRUE&quot;;[.D44]=&quot;FALSE&quot;);&quot;checkbox&quot;;&quot;edit&quot;)" office:value-type="string" office:string-value="checkbox">
            <text:p>checkbox</text:p>
          </table:table-cell>
          <table:table-cell table:formula="of:=IF([.F44]=&quot;edit&quot;;CONCATENATE(&quot;''&quot;;[.D44];&quot;''&quot;);IF([.D44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44];&quot;','&quot;;[.C$1];&quot;','&quot;;[.C44];&quot;','&quot;;[.E$1];&quot;','&quot;;[.E44];&quot;','&quot;;[.F$1];&quot;','&quot;;[.F44];&quot;','&quot;;[.G$1];&quot;','&quot;;[.G44];&quot;');&quot;)" office:value-type="string" office:string-value="p.addParameter('Name','STM32_CAN_USE_CAN2','Prompt','STM32_CAN_USE_CAN2','TabName','CAN','Type','checkbox','Value','off');">
            <text:p>p.addParameter('Name','STM32_CAN_USE_CAN2','Prompt','STM32_CAN_USE_CAN2','TabName','CAN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CAN_CAN1_IRQ_PRIORITY</text:p>
          </table:table-cell>
          <table:table-cell table:formula="of:=[.B45]" office:value-type="string" office:string-value="STM32_CAN_CAN1_IRQ_PRIORITY">
            <text:p>STM32_CAN_CAN1_IRQ_PRIORITY</text:p>
          </table:table-cell>
          <table:table-cell office:value-type="float" office:value="11">
            <text:p>11</text:p>
          </table:table-cell>
          <table:table-cell office:value-type="string">
            <text:p>CAN</text:p>
          </table:table-cell>
          <table:table-cell table:formula="of:=IF(OR([.D45]=&quot;TRUE&quot;;[.D45]=&quot;FALSE&quot;);&quot;checkbox&quot;;&quot;edit&quot;)" office:value-type="string" office:string-value="edit">
            <text:p>edit</text:p>
          </table:table-cell>
          <table:table-cell table:formula="of:=IF([.F45]=&quot;edit&quot;;CONCATENATE(&quot;''&quot;;[.D45];&quot;''&quot;);IF([.D45]=&quot;TRUE&quot;;&quot;on&quot;;&quot;off&quot;))" office:value-type="string" office:string-value="''11''">
            <text:p>''11''</text:p>
          </table:table-cell>
          <table:table-cell table:formula="of:=CONCATENATE(&quot;p.addParameter('&quot;;[.B$1];&quot;','&quot;;[.B45];&quot;','&quot;;[.C$1];&quot;','&quot;;[.C45];&quot;','&quot;;[.E$1];&quot;','&quot;;[.E45];&quot;','&quot;;[.F$1];&quot;','&quot;;[.F45];&quot;','&quot;;[.G$1];&quot;','&quot;;[.G45];&quot;');&quot;)" office:value-type="string" office:string-value="p.addParameter('Name','STM32_CAN_CAN1_IRQ_PRIORITY','Prompt','STM32_CAN_CAN1_IRQ_PRIORITY','TabName','CAN','Type','edit','Value','''11''');">
            <text:p>p.addParameter('Name','STM32_CAN_CAN1_IRQ_PRIORITY','Prompt','STM32_CAN_CAN1_IRQ_PRIORITY','TabName','CAN','Type','edit','Value','''11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CAN_CAN2_IRQ_PRIORITY</text:p>
          </table:table-cell>
          <table:table-cell table:formula="of:=[.B46]" office:value-type="string" office:string-value="STM32_CAN_CAN2_IRQ_PRIORITY">
            <text:p>STM32_CAN_CAN2_IRQ_PRIORITY</text:p>
          </table:table-cell>
          <table:table-cell office:value-type="float" office:value="11">
            <text:p>11</text:p>
          </table:table-cell>
          <table:table-cell office:value-type="string">
            <text:p>CAN</text:p>
          </table:table-cell>
          <table:table-cell table:formula="of:=IF(OR([.D46]=&quot;TRUE&quot;;[.D46]=&quot;FALSE&quot;);&quot;checkbox&quot;;&quot;edit&quot;)" office:value-type="string" office:string-value="edit">
            <text:p>edit</text:p>
          </table:table-cell>
          <table:table-cell table:formula="of:=IF([.F46]=&quot;edit&quot;;CONCATENATE(&quot;''&quot;;[.D46];&quot;''&quot;);IF([.D46]=&quot;TRUE&quot;;&quot;on&quot;;&quot;off&quot;))" office:value-type="string" office:string-value="''11''">
            <text:p>''11''</text:p>
          </table:table-cell>
          <table:table-cell table:formula="of:=CONCATENATE(&quot;p.addParameter('&quot;;[.B$1];&quot;','&quot;;[.B46];&quot;','&quot;;[.C$1];&quot;','&quot;;[.C46];&quot;','&quot;;[.E$1];&quot;','&quot;;[.E46];&quot;','&quot;;[.F$1];&quot;','&quot;;[.F46];&quot;','&quot;;[.G$1];&quot;','&quot;;[.G46];&quot;');&quot;)" office:value-type="string" office:string-value="p.addParameter('Name','STM32_CAN_CAN2_IRQ_PRIORITY','Prompt','STM32_CAN_CAN2_IRQ_PRIORITY','TabName','CAN','Type','edit','Value','''11''');">
            <text:p>p.addParameter('Name','STM32_CAN_CAN2_IRQ_PRIORITY','Prompt','STM32_CAN_CAN2_IRQ_PRIORITY','TabName','CAN','Type','edit','Value','''11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0_IRQ_PRIORITY</text:p>
          </table:table-cell>
          <table:table-cell table:formula="of:=[.B47]" office:value-type="string" office:string-value="STM32_EXT_EXTI0_IRQ_PRIORITY">
            <text:p>STM32_EXT_EXTI0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47]=&quot;TRUE&quot;;[.D47]=&quot;FALSE&quot;);&quot;checkbox&quot;;&quot;edit&quot;)" office:value-type="string" office:string-value="edit">
            <text:p>edit</text:p>
          </table:table-cell>
          <table:table-cell table:formula="of:=IF([.F47]=&quot;edit&quot;;CONCATENATE(&quot;''&quot;;[.D47];&quot;''&quot;);IF([.D47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7];&quot;','&quot;;[.C$1];&quot;','&quot;;[.C47];&quot;','&quot;;[.E$1];&quot;','&quot;;[.E47];&quot;','&quot;;[.F$1];&quot;','&quot;;[.F47];&quot;','&quot;;[.G$1];&quot;','&quot;;[.G47];&quot;');&quot;)" office:value-type="string" office:string-value="p.addParameter('Name','STM32_EXT_EXTI0_IRQ_PRIORITY','Prompt','STM32_EXT_EXTI0_IRQ_PRIORITY','TabName','EXT','Type','edit','Value','''6''');">
            <text:p>p.addParameter('Name','STM32_EXT_EXTI0_IRQ_PRIORITY','Prompt','STM32_EXT_EXTI0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_IRQ_PRIORITY</text:p>
          </table:table-cell>
          <table:table-cell table:formula="of:=[.B48]" office:value-type="string" office:string-value="STM32_EXT_EXTI1_IRQ_PRIORITY">
            <text:p>STM32_EXT_EXTI1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48]=&quot;TRUE&quot;;[.D48]=&quot;FALSE&quot;);&quot;checkbox&quot;;&quot;edit&quot;)" office:value-type="string" office:string-value="edit">
            <text:p>edit</text:p>
          </table:table-cell>
          <table:table-cell table:formula="of:=IF([.F48]=&quot;edit&quot;;CONCATENATE(&quot;''&quot;;[.D48];&quot;''&quot;);IF([.D48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8];&quot;','&quot;;[.C$1];&quot;','&quot;;[.C48];&quot;','&quot;;[.E$1];&quot;','&quot;;[.E48];&quot;','&quot;;[.F$1];&quot;','&quot;;[.F48];&quot;','&quot;;[.G$1];&quot;','&quot;;[.G48];&quot;');&quot;)" office:value-type="string" office:string-value="p.addParameter('Name','STM32_EXT_EXTI1_IRQ_PRIORITY','Prompt','STM32_EXT_EXTI1_IRQ_PRIORITY','TabName','EXT','Type','edit','Value','''6''');">
            <text:p>p.addParameter('Name','STM32_EXT_EXTI1_IRQ_PRIORITY','Prompt','STM32_EXT_EXTI1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2_IRQ_PRIORITY</text:p>
          </table:table-cell>
          <table:table-cell table:formula="of:=[.B49]" office:value-type="string" office:string-value="STM32_EXT_EXTI2_IRQ_PRIORITY">
            <text:p>STM32_EXT_EXTI2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49]=&quot;TRUE&quot;;[.D49]=&quot;FALSE&quot;);&quot;checkbox&quot;;&quot;edit&quot;)" office:value-type="string" office:string-value="edit">
            <text:p>edit</text:p>
          </table:table-cell>
          <table:table-cell table:formula="of:=IF([.F49]=&quot;edit&quot;;CONCATENATE(&quot;''&quot;;[.D49];&quot;''&quot;);IF([.D49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49];&quot;','&quot;;[.C$1];&quot;','&quot;;[.C49];&quot;','&quot;;[.E$1];&quot;','&quot;;[.E49];&quot;','&quot;;[.F$1];&quot;','&quot;;[.F49];&quot;','&quot;;[.G$1];&quot;','&quot;;[.G49];&quot;');&quot;)" office:value-type="string" office:string-value="p.addParameter('Name','STM32_EXT_EXTI2_IRQ_PRIORITY','Prompt','STM32_EXT_EXTI2_IRQ_PRIORITY','TabName','EXT','Type','edit','Value','''6''');">
            <text:p>p.addParameter('Name','STM32_EXT_EXTI2_IRQ_PRIORITY','Prompt','STM32_EXT_EXTI2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3_IRQ_PRIORITY</text:p>
          </table:table-cell>
          <table:table-cell table:formula="of:=[.B50]" office:value-type="string" office:string-value="STM32_EXT_EXTI3_IRQ_PRIORITY">
            <text:p>STM32_EXT_EXTI3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0]=&quot;TRUE&quot;;[.D50]=&quot;FALSE&quot;);&quot;checkbox&quot;;&quot;edit&quot;)" office:value-type="string" office:string-value="edit">
            <text:p>edit</text:p>
          </table:table-cell>
          <table:table-cell table:formula="of:=IF([.F50]=&quot;edit&quot;;CONCATENATE(&quot;''&quot;;[.D50];&quot;''&quot;);IF([.D50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0];&quot;','&quot;;[.C$1];&quot;','&quot;;[.C50];&quot;','&quot;;[.E$1];&quot;','&quot;;[.E50];&quot;','&quot;;[.F$1];&quot;','&quot;;[.F50];&quot;','&quot;;[.G$1];&quot;','&quot;;[.G50];&quot;');&quot;)" office:value-type="string" office:string-value="p.addParameter('Name','STM32_EXT_EXTI3_IRQ_PRIORITY','Prompt','STM32_EXT_EXTI3_IRQ_PRIORITY','TabName','EXT','Type','edit','Value','''6''');">
            <text:p>p.addParameter('Name','STM32_EXT_EXTI3_IRQ_PRIORITY','Prompt','STM32_EXT_EXTI3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4_IRQ_PRIORITY</text:p>
          </table:table-cell>
          <table:table-cell table:formula="of:=[.B51]" office:value-type="string" office:string-value="STM32_EXT_EXTI4_IRQ_PRIORITY">
            <text:p>STM32_EXT_EXTI4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1]=&quot;TRUE&quot;;[.D51]=&quot;FALSE&quot;);&quot;checkbox&quot;;&quot;edit&quot;)" office:value-type="string" office:string-value="edit">
            <text:p>edit</text:p>
          </table:table-cell>
          <table:table-cell table:formula="of:=IF([.F51]=&quot;edit&quot;;CONCATENATE(&quot;''&quot;;[.D51];&quot;''&quot;);IF([.D51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1];&quot;','&quot;;[.C$1];&quot;','&quot;;[.C51];&quot;','&quot;;[.E$1];&quot;','&quot;;[.E51];&quot;','&quot;;[.F$1];&quot;','&quot;;[.F51];&quot;','&quot;;[.G$1];&quot;','&quot;;[.G51];&quot;');&quot;)" office:value-type="string" office:string-value="p.addParameter('Name','STM32_EXT_EXTI4_IRQ_PRIORITY','Prompt','STM32_EXT_EXTI4_IRQ_PRIORITY','TabName','EXT','Type','edit','Value','''6''');">
            <text:p>p.addParameter('Name','STM32_EXT_EXTI4_IRQ_PRIORITY','Prompt','STM32_EXT_EXTI4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5_9_IRQ_PRIORITY</text:p>
          </table:table-cell>
          <table:table-cell table:formula="of:=[.B52]" office:value-type="string" office:string-value="STM32_EXT_EXTI5_9_IRQ_PRIORITY">
            <text:p>STM32_EXT_EXTI5_9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2]=&quot;TRUE&quot;;[.D52]=&quot;FALSE&quot;);&quot;checkbox&quot;;&quot;edit&quot;)" office:value-type="string" office:string-value="edit">
            <text:p>edit</text:p>
          </table:table-cell>
          <table:table-cell table:formula="of:=IF([.F52]=&quot;edit&quot;;CONCATENATE(&quot;''&quot;;[.D52];&quot;''&quot;);IF([.D52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2];&quot;','&quot;;[.C$1];&quot;','&quot;;[.C52];&quot;','&quot;;[.E$1];&quot;','&quot;;[.E52];&quot;','&quot;;[.F$1];&quot;','&quot;;[.F52];&quot;','&quot;;[.G$1];&quot;','&quot;;[.G52];&quot;');&quot;)" office:value-type="string" office:string-value="p.addParameter('Name','STM32_EXT_EXTI5_9_IRQ_PRIORITY','Prompt','STM32_EXT_EXTI5_9_IRQ_PRIORITY','TabName','EXT','Type','edit','Value','''6''');">
            <text:p>p.addParameter('Name','STM32_EXT_EXTI5_9_IRQ_PRIORITY','Prompt','STM32_EXT_EXTI5_9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0_15_IRQ_PRIORITY</text:p>
          </table:table-cell>
          <table:table-cell table:formula="of:=[.B53]" office:value-type="string" office:string-value="STM32_EXT_EXTI10_15_IRQ_PRIORITY">
            <text:p>STM32_EXT_EXTI10_15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3]=&quot;TRUE&quot;;[.D53]=&quot;FALSE&quot;);&quot;checkbox&quot;;&quot;edit&quot;)" office:value-type="string" office:string-value="edit">
            <text:p>edit</text:p>
          </table:table-cell>
          <table:table-cell table:formula="of:=IF([.F53]=&quot;edit&quot;;CONCATENATE(&quot;''&quot;;[.D53];&quot;''&quot;);IF([.D53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3];&quot;','&quot;;[.C$1];&quot;','&quot;;[.C53];&quot;','&quot;;[.E$1];&quot;','&quot;;[.E53];&quot;','&quot;;[.F$1];&quot;','&quot;;[.F53];&quot;','&quot;;[.G$1];&quot;','&quot;;[.G53];&quot;');&quot;)" office:value-type="string" office:string-value="p.addParameter('Name','STM32_EXT_EXTI10_15_IRQ_PRIORITY','Prompt','STM32_EXT_EXTI10_15_IRQ_PRIORITY','TabName','EXT','Type','edit','Value','''6''');">
            <text:p>p.addParameter('Name','STM32_EXT_EXTI10_15_IRQ_PRIORITY','Prompt','STM32_EXT_EXTI10_15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6_IRQ_PRIORITY</text:p>
          </table:table-cell>
          <table:table-cell table:formula="of:=[.B54]" office:value-type="string" office:string-value="STM32_EXT_EXTI16_IRQ_PRIORITY">
            <text:p>STM32_EXT_EXTI16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4]=&quot;TRUE&quot;;[.D54]=&quot;FALSE&quot;);&quot;checkbox&quot;;&quot;edit&quot;)" office:value-type="string" office:string-value="edit">
            <text:p>edit</text:p>
          </table:table-cell>
          <table:table-cell table:formula="of:=IF([.F54]=&quot;edit&quot;;CONCATENATE(&quot;''&quot;;[.D54];&quot;''&quot;);IF([.D54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4];&quot;','&quot;;[.C$1];&quot;','&quot;;[.C54];&quot;','&quot;;[.E$1];&quot;','&quot;;[.E54];&quot;','&quot;;[.F$1];&quot;','&quot;;[.F54];&quot;','&quot;;[.G$1];&quot;','&quot;;[.G54];&quot;');&quot;)" office:value-type="string" office:string-value="p.addParameter('Name','STM32_EXT_EXTI16_IRQ_PRIORITY','Prompt','STM32_EXT_EXTI16_IRQ_PRIORITY','TabName','EXT','Type','edit','Value','''6''');">
            <text:p>p.addParameter('Name','STM32_EXT_EXTI16_IRQ_PRIORITY','Prompt','STM32_EXT_EXTI16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7_IRQ_PRIORITY</text:p>
          </table:table-cell>
          <table:table-cell table:formula="of:=[.B55]" office:value-type="string" office:string-value="STM32_EXT_EXTI17_IRQ_PRIORITY">
            <text:p>STM32_EXT_EXTI17_IRQ_PRIORITY</text:p>
          </table:table-cell>
          <table:table-cell office:value-type="float" office:value="15">
            <text:p>15</text:p>
          </table:table-cell>
          <table:table-cell office:value-type="string">
            <text:p>EXT</text:p>
          </table:table-cell>
          <table:table-cell table:formula="of:=IF(OR([.D55]=&quot;TRUE&quot;;[.D55]=&quot;FALSE&quot;);&quot;checkbox&quot;;&quot;edit&quot;)" office:value-type="string" office:string-value="edit">
            <text:p>edit</text:p>
          </table:table-cell>
          <table:table-cell table:formula="of:=IF([.F55]=&quot;edit&quot;;CONCATENATE(&quot;''&quot;;[.D55];&quot;''&quot;);IF([.D55]=&quot;TRUE&quot;;&quot;on&quot;;&quot;off&quot;))" office:value-type="string" office:string-value="''15''">
            <text:p>''15''</text:p>
          </table:table-cell>
          <table:table-cell table:formula="of:=CONCATENATE(&quot;p.addParameter('&quot;;[.B$1];&quot;','&quot;;[.B55];&quot;','&quot;;[.C$1];&quot;','&quot;;[.C55];&quot;','&quot;;[.E$1];&quot;','&quot;;[.E55];&quot;','&quot;;[.F$1];&quot;','&quot;;[.F55];&quot;','&quot;;[.G$1];&quot;','&quot;;[.G55];&quot;');&quot;)" office:value-type="string" office:string-value="p.addParameter('Name','STM32_EXT_EXTI17_IRQ_PRIORITY','Prompt','STM32_EXT_EXTI17_IRQ_PRIORITY','TabName','EXT','Type','edit','Value','''15''');">
            <text:p>p.addParameter('Name','STM32_EXT_EXTI17_IRQ_PRIORITY','Prompt','STM32_EXT_EXTI17_IRQ_PRIORITY','TabName','EXT','Type','edit','Value','''1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8_IRQ_PRIORITY</text:p>
          </table:table-cell>
          <table:table-cell table:formula="of:=[.B56]" office:value-type="string" office:string-value="STM32_EXT_EXTI18_IRQ_PRIORITY">
            <text:p>STM32_EXT_EXTI18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6]=&quot;TRUE&quot;;[.D56]=&quot;FALSE&quot;);&quot;checkbox&quot;;&quot;edit&quot;)" office:value-type="string" office:string-value="edit">
            <text:p>edit</text:p>
          </table:table-cell>
          <table:table-cell table:formula="of:=IF([.F56]=&quot;edit&quot;;CONCATENATE(&quot;''&quot;;[.D56];&quot;''&quot;);IF([.D56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6];&quot;','&quot;;[.C$1];&quot;','&quot;;[.C56];&quot;','&quot;;[.E$1];&quot;','&quot;;[.E56];&quot;','&quot;;[.F$1];&quot;','&quot;;[.F56];&quot;','&quot;;[.G$1];&quot;','&quot;;[.G56];&quot;');&quot;)" office:value-type="string" office:string-value="p.addParameter('Name','STM32_EXT_EXTI18_IRQ_PRIORITY','Prompt','STM32_EXT_EXTI18_IRQ_PRIORITY','TabName','EXT','Type','edit','Value','''6''');">
            <text:p>p.addParameter('Name','STM32_EXT_EXTI18_IRQ_PRIORITY','Prompt','STM32_EXT_EXTI18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19_IRQ_PRIORITY</text:p>
          </table:table-cell>
          <table:table-cell table:formula="of:=[.B57]" office:value-type="string" office:string-value="STM32_EXT_EXTI19_IRQ_PRIORITY">
            <text:p>STM32_EXT_EXTI19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7]=&quot;TRUE&quot;;[.D57]=&quot;FALSE&quot;);&quot;checkbox&quot;;&quot;edit&quot;)" office:value-type="string" office:string-value="edit">
            <text:p>edit</text:p>
          </table:table-cell>
          <table:table-cell table:formula="of:=IF([.F57]=&quot;edit&quot;;CONCATENATE(&quot;''&quot;;[.D57];&quot;''&quot;);IF([.D57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7];&quot;','&quot;;[.C$1];&quot;','&quot;;[.C57];&quot;','&quot;;[.E$1];&quot;','&quot;;[.E57];&quot;','&quot;;[.F$1];&quot;','&quot;;[.F57];&quot;','&quot;;[.G$1];&quot;','&quot;;[.G57];&quot;');&quot;)" office:value-type="string" office:string-value="p.addParameter('Name','STM32_EXT_EXTI19_IRQ_PRIORITY','Prompt','STM32_EXT_EXTI19_IRQ_PRIORITY','TabName','EXT','Type','edit','Value','''6''');">
            <text:p>p.addParameter('Name','STM32_EXT_EXTI19_IRQ_PRIORITY','Prompt','STM32_EXT_EXTI19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20_IRQ_PRIORITY</text:p>
          </table:table-cell>
          <table:table-cell table:formula="of:=[.B58]" office:value-type="string" office:string-value="STM32_EXT_EXTI20_IRQ_PRIORITY">
            <text:p>STM32_EXT_EXTI20_IRQ_PRIORITY</text:p>
          </table:table-cell>
          <table:table-cell office:value-type="float" office:value="6">
            <text:p>6</text:p>
          </table:table-cell>
          <table:table-cell office:value-type="string">
            <text:p>EXT</text:p>
          </table:table-cell>
          <table:table-cell table:formula="of:=IF(OR([.D58]=&quot;TRUE&quot;;[.D58]=&quot;FALSE&quot;);&quot;checkbox&quot;;&quot;edit&quot;)" office:value-type="string" office:string-value="edit">
            <text:p>edit</text:p>
          </table:table-cell>
          <table:table-cell table:formula="of:=IF([.F58]=&quot;edit&quot;;CONCATENATE(&quot;''&quot;;[.D58];&quot;''&quot;);IF([.D58]=&quot;TRUE&quot;;&quot;on&quot;;&quot;off&quot;))" office:value-type="string" office:string-value="''6''">
            <text:p>''6''</text:p>
          </table:table-cell>
          <table:table-cell table:formula="of:=CONCATENATE(&quot;p.addParameter('&quot;;[.B$1];&quot;','&quot;;[.B58];&quot;','&quot;;[.C$1];&quot;','&quot;;[.C58];&quot;','&quot;;[.E$1];&quot;','&quot;;[.E58];&quot;','&quot;;[.F$1];&quot;','&quot;;[.F58];&quot;','&quot;;[.G$1];&quot;','&quot;;[.G58];&quot;');&quot;)" office:value-type="string" office:string-value="p.addParameter('Name','STM32_EXT_EXTI20_IRQ_PRIORITY','Prompt','STM32_EXT_EXTI20_IRQ_PRIORITY','TabName','EXT','Type','edit','Value','''6''');">
            <text:p>p.addParameter('Name','STM32_EXT_EXTI20_IRQ_PRIORITY','Prompt','STM32_EXT_EXTI20_IRQ_PRIORITY','TabName','EXT','Type','edit','Value','''6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21_IRQ_PRIORITY</text:p>
          </table:table-cell>
          <table:table-cell table:formula="of:=[.B59]" office:value-type="string" office:string-value="STM32_EXT_EXTI21_IRQ_PRIORITY">
            <text:p>STM32_EXT_EXTI21_IRQ_PRIORITY</text:p>
          </table:table-cell>
          <table:table-cell office:value-type="float" office:value="15">
            <text:p>15</text:p>
          </table:table-cell>
          <table:table-cell office:value-type="string">
            <text:p>EXT</text:p>
          </table:table-cell>
          <table:table-cell table:formula="of:=IF(OR([.D59]=&quot;TRUE&quot;;[.D59]=&quot;FALSE&quot;);&quot;checkbox&quot;;&quot;edit&quot;)" office:value-type="string" office:string-value="edit">
            <text:p>edit</text:p>
          </table:table-cell>
          <table:table-cell table:formula="of:=IF([.F59]=&quot;edit&quot;;CONCATENATE(&quot;''&quot;;[.D59];&quot;''&quot;);IF([.D59]=&quot;TRUE&quot;;&quot;on&quot;;&quot;off&quot;))" office:value-type="string" office:string-value="''15''">
            <text:p>''15''</text:p>
          </table:table-cell>
          <table:table-cell table:formula="of:=CONCATENATE(&quot;p.addParameter('&quot;;[.B$1];&quot;','&quot;;[.B59];&quot;','&quot;;[.C$1];&quot;','&quot;;[.C59];&quot;','&quot;;[.E$1];&quot;','&quot;;[.E59];&quot;','&quot;;[.F$1];&quot;','&quot;;[.F59];&quot;','&quot;;[.G$1];&quot;','&quot;;[.G59];&quot;');&quot;)" office:value-type="string" office:string-value="p.addParameter('Name','STM32_EXT_EXTI21_IRQ_PRIORITY','Prompt','STM32_EXT_EXTI21_IRQ_PRIORITY','TabName','EXT','Type','edit','Value','''15''');">
            <text:p>p.addParameter('Name','STM32_EXT_EXTI21_IRQ_PRIORITY','Prompt','STM32_EXT_EXTI21_IRQ_PRIORITY','TabName','EXT','Type','edit','Value','''1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EXT_EXTI22_IRQ_PRIORITY</text:p>
          </table:table-cell>
          <table:table-cell table:formula="of:=[.B60]" office:value-type="string" office:string-value="STM32_EXT_EXTI22_IRQ_PRIORITY">
            <text:p>STM32_EXT_EXTI22_IRQ_PRIORITY</text:p>
          </table:table-cell>
          <table:table-cell office:value-type="float" office:value="15">
            <text:p>15</text:p>
          </table:table-cell>
          <table:table-cell office:value-type="string">
            <text:p>EXT</text:p>
          </table:table-cell>
          <table:table-cell table:formula="of:=IF(OR([.D60]=&quot;TRUE&quot;;[.D60]=&quot;FALSE&quot;);&quot;checkbox&quot;;&quot;edit&quot;)" office:value-type="string" office:string-value="edit">
            <text:p>edit</text:p>
          </table:table-cell>
          <table:table-cell table:formula="of:=IF([.F60]=&quot;edit&quot;;CONCATENATE(&quot;''&quot;;[.D60];&quot;''&quot;);IF([.D60]=&quot;TRUE&quot;;&quot;on&quot;;&quot;off&quot;))" office:value-type="string" office:string-value="''15''">
            <text:p>''15''</text:p>
          </table:table-cell>
          <table:table-cell table:formula="of:=CONCATENATE(&quot;p.addParameter('&quot;;[.B$1];&quot;','&quot;;[.B60];&quot;','&quot;;[.C$1];&quot;','&quot;;[.C60];&quot;','&quot;;[.E$1];&quot;','&quot;;[.E60];&quot;','&quot;;[.F$1];&quot;','&quot;;[.F60];&quot;','&quot;;[.G$1];&quot;','&quot;;[.G60];&quot;');&quot;)" office:value-type="string" office:string-value="p.addParameter('Name','STM32_EXT_EXTI22_IRQ_PRIORITY','Prompt','STM32_EXT_EXTI22_IRQ_PRIORITY','TabName','EXT','Type','edit','Value','''15''');">
            <text:p>p.addParameter('Name','STM32_EXT_EXTI22_IRQ_PRIORITY','Prompt','STM32_EXT_EXTI22_IRQ_PRIORITY','TabName','EXT','Type','edit','Value','''1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1</text:p>
          </table:table-cell>
          <table:table-cell table:formula="of:=[.B61]" office:value-type="string" office:string-value="STM32_GPT_USE_TIM1">
            <text:p>STM32_GPT_USE_TIM1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1]=&quot;TRUE&quot;;[.D61]=&quot;FALSE&quot;);&quot;checkbox&quot;;&quot;edit&quot;)" office:value-type="string" office:string-value="checkbox">
            <text:p>checkbox</text:p>
          </table:table-cell>
          <table:table-cell table:formula="of:=IF([.F61]=&quot;edit&quot;;CONCATENATE(&quot;''&quot;;[.D61];&quot;''&quot;);IF([.D6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1];&quot;','&quot;;[.C$1];&quot;','&quot;;[.C61];&quot;','&quot;;[.E$1];&quot;','&quot;;[.E61];&quot;','&quot;;[.F$1];&quot;','&quot;;[.F61];&quot;','&quot;;[.G$1];&quot;','&quot;;[.G61];&quot;');&quot;)" office:value-type="string" office:string-value="p.addParameter('Name','STM32_GPT_USE_TIM1','Prompt','STM32_GPT_USE_TIM1','TabName','GPT','Type','checkbox','Value','off');">
            <text:p>p.addParameter('Name','STM32_GPT_USE_TIM1','Prompt','STM32_GPT_USE_TIM1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2</text:p>
          </table:table-cell>
          <table:table-cell table:formula="of:=[.B62]" office:value-type="string" office:string-value="STM32_GPT_USE_TIM2">
            <text:p>STM32_GPT_USE_TIM2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2]=&quot;TRUE&quot;;[.D62]=&quot;FALSE&quot;);&quot;checkbox&quot;;&quot;edit&quot;)" office:value-type="string" office:string-value="checkbox">
            <text:p>checkbox</text:p>
          </table:table-cell>
          <table:table-cell table:formula="of:=IF([.F62]=&quot;edit&quot;;CONCATENATE(&quot;''&quot;;[.D62];&quot;''&quot;);IF([.D62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2];&quot;','&quot;;[.C$1];&quot;','&quot;;[.C62];&quot;','&quot;;[.E$1];&quot;','&quot;;[.E62];&quot;','&quot;;[.F$1];&quot;','&quot;;[.F62];&quot;','&quot;;[.G$1];&quot;','&quot;;[.G62];&quot;');&quot;)" office:value-type="string" office:string-value="p.addParameter('Name','STM32_GPT_USE_TIM2','Prompt','STM32_GPT_USE_TIM2','TabName','GPT','Type','checkbox','Value','off');">
            <text:p>p.addParameter('Name','STM32_GPT_USE_TIM2','Prompt','STM32_GPT_USE_TIM2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3</text:p>
          </table:table-cell>
          <table:table-cell table:formula="of:=[.B63]" office:value-type="string" office:string-value="STM32_GPT_USE_TIM3">
            <text:p>STM32_GPT_USE_TIM3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3]=&quot;TRUE&quot;;[.D63]=&quot;FALSE&quot;);&quot;checkbox&quot;;&quot;edit&quot;)" office:value-type="string" office:string-value="checkbox">
            <text:p>checkbox</text:p>
          </table:table-cell>
          <table:table-cell table:formula="of:=IF([.F63]=&quot;edit&quot;;CONCATENATE(&quot;''&quot;;[.D63];&quot;''&quot;);IF([.D63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3];&quot;','&quot;;[.C$1];&quot;','&quot;;[.C63];&quot;','&quot;;[.E$1];&quot;','&quot;;[.E63];&quot;','&quot;;[.F$1];&quot;','&quot;;[.F63];&quot;','&quot;;[.G$1];&quot;','&quot;;[.G63];&quot;');&quot;)" office:value-type="string" office:string-value="p.addParameter('Name','STM32_GPT_USE_TIM3','Prompt','STM32_GPT_USE_TIM3','TabName','GPT','Type','checkbox','Value','off');">
            <text:p>p.addParameter('Name','STM32_GPT_USE_TIM3','Prompt','STM32_GPT_USE_TIM3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4</text:p>
          </table:table-cell>
          <table:table-cell table:formula="of:=[.B64]" office:value-type="string" office:string-value="STM32_GPT_USE_TIM4">
            <text:p>STM32_GPT_USE_TIM4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4]=&quot;TRUE&quot;;[.D64]=&quot;FALSE&quot;);&quot;checkbox&quot;;&quot;edit&quot;)" office:value-type="string" office:string-value="checkbox">
            <text:p>checkbox</text:p>
          </table:table-cell>
          <table:table-cell table:formula="of:=IF([.F64]=&quot;edit&quot;;CONCATENATE(&quot;''&quot;;[.D64];&quot;''&quot;);IF([.D64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4];&quot;','&quot;;[.C$1];&quot;','&quot;;[.C64];&quot;','&quot;;[.E$1];&quot;','&quot;;[.E64];&quot;','&quot;;[.F$1];&quot;','&quot;;[.F64];&quot;','&quot;;[.G$1];&quot;','&quot;;[.G64];&quot;');&quot;)" office:value-type="string" office:string-value="p.addParameter('Name','STM32_GPT_USE_TIM4','Prompt','STM32_GPT_USE_TIM4','TabName','GPT','Type','checkbox','Value','off');">
            <text:p>p.addParameter('Name','STM32_GPT_USE_TIM4','Prompt','STM32_GPT_USE_TIM4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5</text:p>
          </table:table-cell>
          <table:table-cell table:formula="of:=[.B65]" office:value-type="string" office:string-value="STM32_GPT_USE_TIM5">
            <text:p>STM32_GPT_USE_TIM5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5]=&quot;TRUE&quot;;[.D65]=&quot;FALSE&quot;);&quot;checkbox&quot;;&quot;edit&quot;)" office:value-type="string" office:string-value="checkbox">
            <text:p>checkbox</text:p>
          </table:table-cell>
          <table:table-cell table:formula="of:=IF([.F65]=&quot;edit&quot;;CONCATENATE(&quot;''&quot;;[.D65];&quot;''&quot;);IF([.D65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5];&quot;','&quot;;[.C$1];&quot;','&quot;;[.C65];&quot;','&quot;;[.E$1];&quot;','&quot;;[.E65];&quot;','&quot;;[.F$1];&quot;','&quot;;[.F65];&quot;','&quot;;[.G$1];&quot;','&quot;;[.G65];&quot;');&quot;)" office:value-type="string" office:string-value="p.addParameter('Name','STM32_GPT_USE_TIM5','Prompt','STM32_GPT_USE_TIM5','TabName','GPT','Type','checkbox','Value','off');">
            <text:p>p.addParameter('Name','STM32_GPT_USE_TIM5','Prompt','STM32_GPT_USE_TIM5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6</text:p>
          </table:table-cell>
          <table:table-cell table:formula="of:=[.B66]" office:value-type="string" office:string-value="STM32_GPT_USE_TIM6">
            <text:p>STM32_GPT_USE_TIM6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6]=&quot;TRUE&quot;;[.D66]=&quot;FALSE&quot;);&quot;checkbox&quot;;&quot;edit&quot;)" office:value-type="string" office:string-value="checkbox">
            <text:p>checkbox</text:p>
          </table:table-cell>
          <table:table-cell table:formula="of:=IF([.F66]=&quot;edit&quot;;CONCATENATE(&quot;''&quot;;[.D66];&quot;''&quot;);IF([.D66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6];&quot;','&quot;;[.C$1];&quot;','&quot;;[.C66];&quot;','&quot;;[.E$1];&quot;','&quot;;[.E66];&quot;','&quot;;[.F$1];&quot;','&quot;;[.F66];&quot;','&quot;;[.G$1];&quot;','&quot;;[.G66];&quot;');&quot;)" office:value-type="string" office:string-value="p.addParameter('Name','STM32_GPT_USE_TIM6','Prompt','STM32_GPT_USE_TIM6','TabName','GPT','Type','checkbox','Value','off');">
            <text:p>p.addParameter('Name','STM32_GPT_USE_TIM6','Prompt','STM32_GPT_USE_TIM6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7</text:p>
          </table:table-cell>
          <table:table-cell table:formula="of:=[.B67]" office:value-type="string" office:string-value="STM32_GPT_USE_TIM7">
            <text:p>STM32_GPT_USE_TIM7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7]=&quot;TRUE&quot;;[.D67]=&quot;FALSE&quot;);&quot;checkbox&quot;;&quot;edit&quot;)" office:value-type="string" office:string-value="checkbox">
            <text:p>checkbox</text:p>
          </table:table-cell>
          <table:table-cell table:formula="of:=IF([.F67]=&quot;edit&quot;;CONCATENATE(&quot;''&quot;;[.D67];&quot;''&quot;);IF([.D6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7];&quot;','&quot;;[.C$1];&quot;','&quot;;[.C67];&quot;','&quot;;[.E$1];&quot;','&quot;;[.E67];&quot;','&quot;;[.F$1];&quot;','&quot;;[.F67];&quot;','&quot;;[.G$1];&quot;','&quot;;[.G67];&quot;');&quot;)" office:value-type="string" office:string-value="p.addParameter('Name','STM32_GPT_USE_TIM7','Prompt','STM32_GPT_USE_TIM7','TabName','GPT','Type','checkbox','Value','off');">
            <text:p>p.addParameter('Name','STM32_GPT_USE_TIM7','Prompt','STM32_GPT_USE_TIM7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8</text:p>
          </table:table-cell>
          <table:table-cell table:formula="of:=[.B68]" office:value-type="string" office:string-value="STM32_GPT_USE_TIM8">
            <text:p>STM32_GPT_USE_TIM8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8]=&quot;TRUE&quot;;[.D68]=&quot;FALSE&quot;);&quot;checkbox&quot;;&quot;edit&quot;)" office:value-type="string" office:string-value="checkbox">
            <text:p>checkbox</text:p>
          </table:table-cell>
          <table:table-cell table:formula="of:=IF([.F68]=&quot;edit&quot;;CONCATENATE(&quot;''&quot;;[.D68];&quot;''&quot;);IF([.D68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8];&quot;','&quot;;[.C$1];&quot;','&quot;;[.C68];&quot;','&quot;;[.E$1];&quot;','&quot;;[.E68];&quot;','&quot;;[.F$1];&quot;','&quot;;[.F68];&quot;','&quot;;[.G$1];&quot;','&quot;;[.G68];&quot;');&quot;)" office:value-type="string" office:string-value="p.addParameter('Name','STM32_GPT_USE_TIM8','Prompt','STM32_GPT_USE_TIM8','TabName','GPT','Type','checkbox','Value','off');">
            <text:p>p.addParameter('Name','STM32_GPT_USE_TIM8','Prompt','STM32_GPT_USE_TIM8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9</text:p>
          </table:table-cell>
          <table:table-cell table:formula="of:=[.B69]" office:value-type="string" office:string-value="STM32_GPT_USE_TIM9">
            <text:p>STM32_GPT_USE_TIM9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69]=&quot;TRUE&quot;;[.D69]=&quot;FALSE&quot;);&quot;checkbox&quot;;&quot;edit&quot;)" office:value-type="string" office:string-value="checkbox">
            <text:p>checkbox</text:p>
          </table:table-cell>
          <table:table-cell table:formula="of:=IF([.F69]=&quot;edit&quot;;CONCATENATE(&quot;''&quot;;[.D69];&quot;''&quot;);IF([.D69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69];&quot;','&quot;;[.C$1];&quot;','&quot;;[.C69];&quot;','&quot;;[.E$1];&quot;','&quot;;[.E69];&quot;','&quot;;[.F$1];&quot;','&quot;;[.F69];&quot;','&quot;;[.G$1];&quot;','&quot;;[.G69];&quot;');&quot;)" office:value-type="string" office:string-value="p.addParameter('Name','STM32_GPT_USE_TIM9','Prompt','STM32_GPT_USE_TIM9','TabName','GPT','Type','checkbox','Value','off');">
            <text:p>p.addParameter('Name','STM32_GPT_USE_TIM9','Prompt','STM32_GPT_USE_TIM9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11</text:p>
          </table:table-cell>
          <table:table-cell table:formula="of:=[.B70]" office:value-type="string" office:string-value="STM32_GPT_USE_TIM11">
            <text:p>STM32_GPT_USE_TIM11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70]=&quot;TRUE&quot;;[.D70]=&quot;FALSE&quot;);&quot;checkbox&quot;;&quot;edit&quot;)" office:value-type="string" office:string-value="checkbox">
            <text:p>checkbox</text:p>
          </table:table-cell>
          <table:table-cell table:formula="of:=IF([.F70]=&quot;edit&quot;;CONCATENATE(&quot;''&quot;;[.D70];&quot;''&quot;);IF([.D70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70];&quot;','&quot;;[.C$1];&quot;','&quot;;[.C70];&quot;','&quot;;[.E$1];&quot;','&quot;;[.E70];&quot;','&quot;;[.F$1];&quot;','&quot;;[.F70];&quot;','&quot;;[.G$1];&quot;','&quot;;[.G70];&quot;');&quot;)" office:value-type="string" office:string-value="p.addParameter('Name','STM32_GPT_USE_TIM11','Prompt','STM32_GPT_USE_TIM11','TabName','GPT','Type','checkbox','Value','off');">
            <text:p>p.addParameter('Name','STM32_GPT_USE_TIM11','Prompt','STM32_GPT_USE_TIM11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12</text:p>
          </table:table-cell>
          <table:table-cell table:formula="of:=[.B71]" office:value-type="string" office:string-value="STM32_GPT_USE_TIM12">
            <text:p>STM32_GPT_USE_TIM12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71]=&quot;TRUE&quot;;[.D71]=&quot;FALSE&quot;);&quot;checkbox&quot;;&quot;edit&quot;)" office:value-type="string" office:string-value="checkbox">
            <text:p>checkbox</text:p>
          </table:table-cell>
          <table:table-cell table:formula="of:=IF([.F71]=&quot;edit&quot;;CONCATENATE(&quot;''&quot;;[.D71];&quot;''&quot;);IF([.D7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71];&quot;','&quot;;[.C$1];&quot;','&quot;;[.C71];&quot;','&quot;;[.E$1];&quot;','&quot;;[.E71];&quot;','&quot;;[.F$1];&quot;','&quot;;[.F71];&quot;','&quot;;[.G$1];&quot;','&quot;;[.G71];&quot;');&quot;)" office:value-type="string" office:string-value="p.addParameter('Name','STM32_GPT_USE_TIM12','Prompt','STM32_GPT_USE_TIM12','TabName','GPT','Type','checkbox','Value','off');">
            <text:p>p.addParameter('Name','STM32_GPT_USE_TIM12','Prompt','STM32_GPT_USE_TIM12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USE_TIM14</text:p>
          </table:table-cell>
          <table:table-cell table:formula="of:=[.B72]" office:value-type="string" office:string-value="STM32_GPT_USE_TIM14">
            <text:p>STM32_GPT_USE_TIM14</text:p>
          </table:table-cell>
          <table:table-cell office:value-type="string">
            <text:p>FALSE</text:p>
          </table:table-cell>
          <table:table-cell office:value-type="string">
            <text:p>GPT</text:p>
          </table:table-cell>
          <table:table-cell table:formula="of:=IF(OR([.D72]=&quot;TRUE&quot;;[.D72]=&quot;FALSE&quot;);&quot;checkbox&quot;;&quot;edit&quot;)" office:value-type="string" office:string-value="checkbox">
            <text:p>checkbox</text:p>
          </table:table-cell>
          <table:table-cell table:formula="of:=IF([.F72]=&quot;edit&quot;;CONCATENATE(&quot;''&quot;;[.D72];&quot;''&quot;);IF([.D72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72];&quot;','&quot;;[.C$1];&quot;','&quot;;[.C72];&quot;','&quot;;[.E$1];&quot;','&quot;;[.E72];&quot;','&quot;;[.F$1];&quot;','&quot;;[.F72];&quot;','&quot;;[.G$1];&quot;','&quot;;[.G72];&quot;');&quot;)" office:value-type="string" office:string-value="p.addParameter('Name','STM32_GPT_USE_TIM14','Prompt','STM32_GPT_USE_TIM14','TabName','GPT','Type','checkbox','Value','off');">
            <text:p>p.addParameter('Name','STM32_GPT_USE_TIM14','Prompt','STM32_GPT_USE_TIM14','TabName','GP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1_IRQ_PRIORITY</text:p>
          </table:table-cell>
          <table:table-cell table:formula="of:=[.B73]" office:value-type="string" office:string-value="STM32_GPT_TIM1_IRQ_PRIORITY">
            <text:p>STM32_GPT_TIM1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3]=&quot;TRUE&quot;;[.D73]=&quot;FALSE&quot;);&quot;checkbox&quot;;&quot;edit&quot;)" office:value-type="string" office:string-value="edit">
            <text:p>edit</text:p>
          </table:table-cell>
          <table:table-cell table:formula="of:=IF([.F73]=&quot;edit&quot;;CONCATENATE(&quot;''&quot;;[.D73];&quot;''&quot;);IF([.D73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3];&quot;','&quot;;[.C$1];&quot;','&quot;;[.C73];&quot;','&quot;;[.E$1];&quot;','&quot;;[.E73];&quot;','&quot;;[.F$1];&quot;','&quot;;[.F73];&quot;','&quot;;[.G$1];&quot;','&quot;;[.G73];&quot;');&quot;)" office:value-type="string" office:string-value="p.addParameter('Name','STM32_GPT_TIM1_IRQ_PRIORITY','Prompt','STM32_GPT_TIM1_IRQ_PRIORITY','TabName','GPT','Type','edit','Value','''7''');">
            <text:p>p.addParameter('Name','STM32_GPT_TIM1_IRQ_PRIORITY','Prompt','STM32_GPT_TIM1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2_IRQ_PRIORITY</text:p>
          </table:table-cell>
          <table:table-cell table:formula="of:=[.B74]" office:value-type="string" office:string-value="STM32_GPT_TIM2_IRQ_PRIORITY">
            <text:p>STM32_GPT_TIM2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4]=&quot;TRUE&quot;;[.D74]=&quot;FALSE&quot;);&quot;checkbox&quot;;&quot;edit&quot;)" office:value-type="string" office:string-value="edit">
            <text:p>edit</text:p>
          </table:table-cell>
          <table:table-cell table:formula="of:=IF([.F74]=&quot;edit&quot;;CONCATENATE(&quot;''&quot;;[.D74];&quot;''&quot;);IF([.D74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4];&quot;','&quot;;[.C$1];&quot;','&quot;;[.C74];&quot;','&quot;;[.E$1];&quot;','&quot;;[.E74];&quot;','&quot;;[.F$1];&quot;','&quot;;[.F74];&quot;','&quot;;[.G$1];&quot;','&quot;;[.G74];&quot;');&quot;)" office:value-type="string" office:string-value="p.addParameter('Name','STM32_GPT_TIM2_IRQ_PRIORITY','Prompt','STM32_GPT_TIM2_IRQ_PRIORITY','TabName','GPT','Type','edit','Value','''7''');">
            <text:p>p.addParameter('Name','STM32_GPT_TIM2_IRQ_PRIORITY','Prompt','STM32_GPT_TIM2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3_IRQ_PRIORITY</text:p>
          </table:table-cell>
          <table:table-cell table:formula="of:=[.B75]" office:value-type="string" office:string-value="STM32_GPT_TIM3_IRQ_PRIORITY">
            <text:p>STM32_GPT_TIM3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5]=&quot;TRUE&quot;;[.D75]=&quot;FALSE&quot;);&quot;checkbox&quot;;&quot;edit&quot;)" office:value-type="string" office:string-value="edit">
            <text:p>edit</text:p>
          </table:table-cell>
          <table:table-cell table:formula="of:=IF([.F75]=&quot;edit&quot;;CONCATENATE(&quot;''&quot;;[.D75];&quot;''&quot;);IF([.D75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5];&quot;','&quot;;[.C$1];&quot;','&quot;;[.C75];&quot;','&quot;;[.E$1];&quot;','&quot;;[.E75];&quot;','&quot;;[.F$1];&quot;','&quot;;[.F75];&quot;','&quot;;[.G$1];&quot;','&quot;;[.G75];&quot;');&quot;)" office:value-type="string" office:string-value="p.addParameter('Name','STM32_GPT_TIM3_IRQ_PRIORITY','Prompt','STM32_GPT_TIM3_IRQ_PRIORITY','TabName','GPT','Type','edit','Value','''7''');">
            <text:p>p.addParameter('Name','STM32_GPT_TIM3_IRQ_PRIORITY','Prompt','STM32_GPT_TIM3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4_IRQ_PRIORITY</text:p>
          </table:table-cell>
          <table:table-cell table:formula="of:=[.B76]" office:value-type="string" office:string-value="STM32_GPT_TIM4_IRQ_PRIORITY">
            <text:p>STM32_GPT_TIM4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6]=&quot;TRUE&quot;;[.D76]=&quot;FALSE&quot;);&quot;checkbox&quot;;&quot;edit&quot;)" office:value-type="string" office:string-value="edit">
            <text:p>edit</text:p>
          </table:table-cell>
          <table:table-cell table:formula="of:=IF([.F76]=&quot;edit&quot;;CONCATENATE(&quot;''&quot;;[.D76];&quot;''&quot;);IF([.D76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6];&quot;','&quot;;[.C$1];&quot;','&quot;;[.C76];&quot;','&quot;;[.E$1];&quot;','&quot;;[.E76];&quot;','&quot;;[.F$1];&quot;','&quot;;[.F76];&quot;','&quot;;[.G$1];&quot;','&quot;;[.G76];&quot;');&quot;)" office:value-type="string" office:string-value="p.addParameter('Name','STM32_GPT_TIM4_IRQ_PRIORITY','Prompt','STM32_GPT_TIM4_IRQ_PRIORITY','TabName','GPT','Type','edit','Value','''7''');">
            <text:p>p.addParameter('Name','STM32_GPT_TIM4_IRQ_PRIORITY','Prompt','STM32_GPT_TIM4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5_IRQ_PRIORITY</text:p>
          </table:table-cell>
          <table:table-cell table:formula="of:=[.B77]" office:value-type="string" office:string-value="STM32_GPT_TIM5_IRQ_PRIORITY">
            <text:p>STM32_GPT_TIM5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7]=&quot;TRUE&quot;;[.D77]=&quot;FALSE&quot;);&quot;checkbox&quot;;&quot;edit&quot;)" office:value-type="string" office:string-value="edit">
            <text:p>edit</text:p>
          </table:table-cell>
          <table:table-cell table:formula="of:=IF([.F77]=&quot;edit&quot;;CONCATENATE(&quot;''&quot;;[.D77];&quot;''&quot;);IF([.D77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7];&quot;','&quot;;[.C$1];&quot;','&quot;;[.C77];&quot;','&quot;;[.E$1];&quot;','&quot;;[.E77];&quot;','&quot;;[.F$1];&quot;','&quot;;[.F77];&quot;','&quot;;[.G$1];&quot;','&quot;;[.G77];&quot;');&quot;)" office:value-type="string" office:string-value="p.addParameter('Name','STM32_GPT_TIM5_IRQ_PRIORITY','Prompt','STM32_GPT_TIM5_IRQ_PRIORITY','TabName','GPT','Type','edit','Value','''7''');">
            <text:p>p.addParameter('Name','STM32_GPT_TIM5_IRQ_PRIORITY','Prompt','STM32_GPT_TIM5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6_IRQ_PRIORITY</text:p>
          </table:table-cell>
          <table:table-cell table:formula="of:=[.B78]" office:value-type="string" office:string-value="STM32_GPT_TIM6_IRQ_PRIORITY">
            <text:p>STM32_GPT_TIM6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8]=&quot;TRUE&quot;;[.D78]=&quot;FALSE&quot;);&quot;checkbox&quot;;&quot;edit&quot;)" office:value-type="string" office:string-value="edit">
            <text:p>edit</text:p>
          </table:table-cell>
          <table:table-cell table:formula="of:=IF([.F78]=&quot;edit&quot;;CONCATENATE(&quot;''&quot;;[.D78];&quot;''&quot;);IF([.D78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8];&quot;','&quot;;[.C$1];&quot;','&quot;;[.C78];&quot;','&quot;;[.E$1];&quot;','&quot;;[.E78];&quot;','&quot;;[.F$1];&quot;','&quot;;[.F78];&quot;','&quot;;[.G$1];&quot;','&quot;;[.G78];&quot;');&quot;)" office:value-type="string" office:string-value="p.addParameter('Name','STM32_GPT_TIM6_IRQ_PRIORITY','Prompt','STM32_GPT_TIM6_IRQ_PRIORITY','TabName','GPT','Type','edit','Value','''7''');">
            <text:p>p.addParameter('Name','STM32_GPT_TIM6_IRQ_PRIORITY','Prompt','STM32_GPT_TIM6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7_IRQ_PRIORITY</text:p>
          </table:table-cell>
          <table:table-cell table:formula="of:=[.B79]" office:value-type="string" office:string-value="STM32_GPT_TIM7_IRQ_PRIORITY">
            <text:p>STM32_GPT_TIM7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79]=&quot;TRUE&quot;;[.D79]=&quot;FALSE&quot;);&quot;checkbox&quot;;&quot;edit&quot;)" office:value-type="string" office:string-value="edit">
            <text:p>edit</text:p>
          </table:table-cell>
          <table:table-cell table:formula="of:=IF([.F79]=&quot;edit&quot;;CONCATENATE(&quot;''&quot;;[.D79];&quot;''&quot;);IF([.D79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79];&quot;','&quot;;[.C$1];&quot;','&quot;;[.C79];&quot;','&quot;;[.E$1];&quot;','&quot;;[.E79];&quot;','&quot;;[.F$1];&quot;','&quot;;[.F79];&quot;','&quot;;[.G$1];&quot;','&quot;;[.G79];&quot;');&quot;)" office:value-type="string" office:string-value="p.addParameter('Name','STM32_GPT_TIM7_IRQ_PRIORITY','Prompt','STM32_GPT_TIM7_IRQ_PRIORITY','TabName','GPT','Type','edit','Value','''7''');">
            <text:p>p.addParameter('Name','STM32_GPT_TIM7_IRQ_PRIORITY','Prompt','STM32_GPT_TIM7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8_IRQ_PRIORITY</text:p>
          </table:table-cell>
          <table:table-cell table:formula="of:=[.B80]" office:value-type="string" office:string-value="STM32_GPT_TIM8_IRQ_PRIORITY">
            <text:p>STM32_GPT_TIM8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80]=&quot;TRUE&quot;;[.D80]=&quot;FALSE&quot;);&quot;checkbox&quot;;&quot;edit&quot;)" office:value-type="string" office:string-value="edit">
            <text:p>edit</text:p>
          </table:table-cell>
          <table:table-cell table:formula="of:=IF([.F80]=&quot;edit&quot;;CONCATENATE(&quot;''&quot;;[.D80];&quot;''&quot;);IF([.D80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80];&quot;','&quot;;[.C$1];&quot;','&quot;;[.C80];&quot;','&quot;;[.E$1];&quot;','&quot;;[.E80];&quot;','&quot;;[.F$1];&quot;','&quot;;[.F80];&quot;','&quot;;[.G$1];&quot;','&quot;;[.G80];&quot;');&quot;)" office:value-type="string" office:string-value="p.addParameter('Name','STM32_GPT_TIM8_IRQ_PRIORITY','Prompt','STM32_GPT_TIM8_IRQ_PRIORITY','TabName','GPT','Type','edit','Value','''7''');">
            <text:p>p.addParameter('Name','STM32_GPT_TIM8_IRQ_PRIORITY','Prompt','STM32_GPT_TIM8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9_IRQ_PRIORITY</text:p>
          </table:table-cell>
          <table:table-cell table:formula="of:=[.B81]" office:value-type="string" office:string-value="STM32_GPT_TIM9_IRQ_PRIORITY">
            <text:p>STM32_GPT_TIM9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81]=&quot;TRUE&quot;;[.D81]=&quot;FALSE&quot;);&quot;checkbox&quot;;&quot;edit&quot;)" office:value-type="string" office:string-value="edit">
            <text:p>edit</text:p>
          </table:table-cell>
          <table:table-cell table:formula="of:=IF([.F81]=&quot;edit&quot;;CONCATENATE(&quot;''&quot;;[.D81];&quot;''&quot;);IF([.D81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81];&quot;','&quot;;[.C$1];&quot;','&quot;;[.C81];&quot;','&quot;;[.E$1];&quot;','&quot;;[.E81];&quot;','&quot;;[.F$1];&quot;','&quot;;[.F81];&quot;','&quot;;[.G$1];&quot;','&quot;;[.G81];&quot;');&quot;)" office:value-type="string" office:string-value="p.addParameter('Name','STM32_GPT_TIM9_IRQ_PRIORITY','Prompt','STM32_GPT_TIM9_IRQ_PRIORITY','TabName','GPT','Type','edit','Value','''7''');">
            <text:p>p.addParameter('Name','STM32_GPT_TIM9_IRQ_PRIORITY','Prompt','STM32_GPT_TIM9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11_IRQ_PRIORITY</text:p>
          </table:table-cell>
          <table:table-cell table:formula="of:=[.B82]" office:value-type="string" office:string-value="STM32_GPT_TIM11_IRQ_PRIORITY">
            <text:p>STM32_GPT_TIM11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82]=&quot;TRUE&quot;;[.D82]=&quot;FALSE&quot;);&quot;checkbox&quot;;&quot;edit&quot;)" office:value-type="string" office:string-value="edit">
            <text:p>edit</text:p>
          </table:table-cell>
          <table:table-cell table:formula="of:=IF([.F82]=&quot;edit&quot;;CONCATENATE(&quot;''&quot;;[.D82];&quot;''&quot;);IF([.D82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82];&quot;','&quot;;[.C$1];&quot;','&quot;;[.C82];&quot;','&quot;;[.E$1];&quot;','&quot;;[.E82];&quot;','&quot;;[.F$1];&quot;','&quot;;[.F82];&quot;','&quot;;[.G$1];&quot;','&quot;;[.G82];&quot;');&quot;)" office:value-type="string" office:string-value="p.addParameter('Name','STM32_GPT_TIM11_IRQ_PRIORITY','Prompt','STM32_GPT_TIM11_IRQ_PRIORITY','TabName','GPT','Type','edit','Value','''7''');">
            <text:p>p.addParameter('Name','STM32_GPT_TIM11_IRQ_PRIORITY','Prompt','STM32_GPT_TIM11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12_IRQ_PRIORITY</text:p>
          </table:table-cell>
          <table:table-cell table:formula="of:=[.B83]" office:value-type="string" office:string-value="STM32_GPT_TIM12_IRQ_PRIORITY">
            <text:p>STM32_GPT_TIM12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83]=&quot;TRUE&quot;;[.D83]=&quot;FALSE&quot;);&quot;checkbox&quot;;&quot;edit&quot;)" office:value-type="string" office:string-value="edit">
            <text:p>edit</text:p>
          </table:table-cell>
          <table:table-cell table:formula="of:=IF([.F83]=&quot;edit&quot;;CONCATENATE(&quot;''&quot;;[.D83];&quot;''&quot;);IF([.D83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83];&quot;','&quot;;[.C$1];&quot;','&quot;;[.C83];&quot;','&quot;;[.E$1];&quot;','&quot;;[.E83];&quot;','&quot;;[.F$1];&quot;','&quot;;[.F83];&quot;','&quot;;[.G$1];&quot;','&quot;;[.G83];&quot;');&quot;)" office:value-type="string" office:string-value="p.addParameter('Name','STM32_GPT_TIM12_IRQ_PRIORITY','Prompt','STM32_GPT_TIM12_IRQ_PRIORITY','TabName','GPT','Type','edit','Value','''7''');">
            <text:p>p.addParameter('Name','STM32_GPT_TIM12_IRQ_PRIORITY','Prompt','STM32_GPT_TIM12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GPT_TIM14_IRQ_PRIORITY</text:p>
          </table:table-cell>
          <table:table-cell table:formula="of:=[.B84]" office:value-type="string" office:string-value="STM32_GPT_TIM14_IRQ_PRIORITY">
            <text:p>STM32_GPT_TIM14_IRQ_PRIORITY</text:p>
          </table:table-cell>
          <table:table-cell office:value-type="float" office:value="7">
            <text:p>7</text:p>
          </table:table-cell>
          <table:table-cell office:value-type="string">
            <text:p>GPT</text:p>
          </table:table-cell>
          <table:table-cell table:formula="of:=IF(OR([.D84]=&quot;TRUE&quot;;[.D84]=&quot;FALSE&quot;);&quot;checkbox&quot;;&quot;edit&quot;)" office:value-type="string" office:string-value="edit">
            <text:p>edit</text:p>
          </table:table-cell>
          <table:table-cell table:formula="of:=IF([.F84]=&quot;edit&quot;;CONCATENATE(&quot;''&quot;;[.D84];&quot;''&quot;);IF([.D84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84];&quot;','&quot;;[.C$1];&quot;','&quot;;[.C84];&quot;','&quot;;[.E$1];&quot;','&quot;;[.E84];&quot;','&quot;;[.F$1];&quot;','&quot;;[.F84];&quot;','&quot;;[.G$1];&quot;','&quot;;[.G84];&quot;');&quot;)" office:value-type="string" office:string-value="p.addParameter('Name','STM32_GPT_TIM14_IRQ_PRIORITY','Prompt','STM32_GPT_TIM14_IRQ_PRIORITY','TabName','GPT','Type','edit','Value','''7''');">
            <text:p>p.addParameter('Name','STM32_GPT_TIM14_IRQ_PRIORITY','Prompt','STM32_GPT_TIM14_IRQ_PRIORITY','TabName','GPT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USE_I2C1</text:p>
          </table:table-cell>
          <table:table-cell table:formula="of:=[.B85]" office:value-type="string" office:string-value="STM32_I2C_USE_I2C1">
            <text:p>STM32_I2C_USE_I2C1</text:p>
          </table:table-cell>
          <table:table-cell office:value-type="string">
            <text:p>FALSE</text:p>
          </table:table-cell>
          <table:table-cell office:value-type="string">
            <text:p>I2C</text:p>
          </table:table-cell>
          <table:table-cell table:formula="of:=IF(OR([.D85]=&quot;TRUE&quot;;[.D85]=&quot;FALSE&quot;);&quot;checkbox&quot;;&quot;edit&quot;)" office:value-type="string" office:string-value="checkbox">
            <text:p>checkbox</text:p>
          </table:table-cell>
          <table:table-cell table:formula="of:=IF([.F85]=&quot;edit&quot;;CONCATENATE(&quot;''&quot;;[.D85];&quot;''&quot;);IF([.D85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85];&quot;','&quot;;[.C$1];&quot;','&quot;;[.C85];&quot;','&quot;;[.E$1];&quot;','&quot;;[.E85];&quot;','&quot;;[.F$1];&quot;','&quot;;[.F85];&quot;','&quot;;[.G$1];&quot;','&quot;;[.G85];&quot;');&quot;)" office:value-type="string" office:string-value="p.addParameter('Name','STM32_I2C_USE_I2C1','Prompt','STM32_I2C_USE_I2C1','TabName','I2C','Type','checkbox','Value','off');">
            <text:p>p.addParameter('Name','STM32_I2C_USE_I2C1','Prompt','STM32_I2C_USE_I2C1','TabName','I2C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USE_I2C2</text:p>
          </table:table-cell>
          <table:table-cell table:formula="of:=[.B86]" office:value-type="string" office:string-value="STM32_I2C_USE_I2C2">
            <text:p>STM32_I2C_USE_I2C2</text:p>
          </table:table-cell>
          <table:table-cell office:value-type="string">
            <text:p>FALSE</text:p>
          </table:table-cell>
          <table:table-cell office:value-type="string">
            <text:p>I2C</text:p>
          </table:table-cell>
          <table:table-cell table:formula="of:=IF(OR([.D86]=&quot;TRUE&quot;;[.D86]=&quot;FALSE&quot;);&quot;checkbox&quot;;&quot;edit&quot;)" office:value-type="string" office:string-value="checkbox">
            <text:p>checkbox</text:p>
          </table:table-cell>
          <table:table-cell table:formula="of:=IF([.F86]=&quot;edit&quot;;CONCATENATE(&quot;''&quot;;[.D86];&quot;''&quot;);IF([.D86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86];&quot;','&quot;;[.C$1];&quot;','&quot;;[.C86];&quot;','&quot;;[.E$1];&quot;','&quot;;[.E86];&quot;','&quot;;[.F$1];&quot;','&quot;;[.F86];&quot;','&quot;;[.G$1];&quot;','&quot;;[.G86];&quot;');&quot;)" office:value-type="string" office:string-value="p.addParameter('Name','STM32_I2C_USE_I2C2','Prompt','STM32_I2C_USE_I2C2','TabName','I2C','Type','checkbox','Value','off');">
            <text:p>p.addParameter('Name','STM32_I2C_USE_I2C2','Prompt','STM32_I2C_USE_I2C2','TabName','I2C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USE_I2C3</text:p>
          </table:table-cell>
          <table:table-cell table:formula="of:=[.B87]" office:value-type="string" office:string-value="STM32_I2C_USE_I2C3">
            <text:p>STM32_I2C_USE_I2C3</text:p>
          </table:table-cell>
          <table:table-cell office:value-type="string">
            <text:p>FALSE</text:p>
          </table:table-cell>
          <table:table-cell office:value-type="string">
            <text:p>I2C</text:p>
          </table:table-cell>
          <table:table-cell table:formula="of:=IF(OR([.D87]=&quot;TRUE&quot;;[.D87]=&quot;FALSE&quot;);&quot;checkbox&quot;;&quot;edit&quot;)" office:value-type="string" office:string-value="checkbox">
            <text:p>checkbox</text:p>
          </table:table-cell>
          <table:table-cell table:formula="of:=IF([.F87]=&quot;edit&quot;;CONCATENATE(&quot;''&quot;;[.D87];&quot;''&quot;);IF([.D8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87];&quot;','&quot;;[.C$1];&quot;','&quot;;[.C87];&quot;','&quot;;[.E$1];&quot;','&quot;;[.E87];&quot;','&quot;;[.F$1];&quot;','&quot;;[.F87];&quot;','&quot;;[.G$1];&quot;','&quot;;[.G87];&quot;');&quot;)" office:value-type="string" office:string-value="p.addParameter('Name','STM32_I2C_USE_I2C3','Prompt','STM32_I2C_USE_I2C3','TabName','I2C','Type','checkbox','Value','off');">
            <text:p>p.addParameter('Name','STM32_I2C_USE_I2C3','Prompt','STM32_I2C_USE_I2C3','TabName','I2C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1_RX_DMA_STREAM</text:p>
          </table:table-cell>
          <table:table-cell table:formula="of:=[.B88]" office:value-type="string" office:string-value="STM32_I2C_I2C1_RX_DMA_STREAM">
            <text:p>STM32_I2C_I2C1_RX_DMA_STREAM</text:p>
          </table:table-cell>
          <table:table-cell office:value-type="string">
            <text:p>STM32_DMA_STREAM_ID(1,0)</text:p>
          </table:table-cell>
          <table:table-cell office:value-type="string">
            <text:p>I2C</text:p>
          </table:table-cell>
          <table:table-cell table:formula="of:=IF(OR([.D88]=&quot;TRUE&quot;;[.D88]=&quot;FALSE&quot;);&quot;checkbox&quot;;&quot;edit&quot;)" office:value-type="string" office:string-value="edit">
            <text:p>edit</text:p>
          </table:table-cell>
          <table:table-cell table:formula="of:=IF([.F88]=&quot;edit&quot;;CONCATENATE(&quot;''&quot;;[.D88];&quot;''&quot;);IF([.D88]=&quot;TRUE&quot;;&quot;on&quot;;&quot;off&quot;))" office:value-type="string" office:string-value="''STM32_DMA_STREAM_ID(1,0)''">
            <text:p>''STM32_DMA_STREAM_ID(1,0)''</text:p>
          </table:table-cell>
          <table:table-cell table:formula="of:=CONCATENATE(&quot;p.addParameter('&quot;;[.B$1];&quot;','&quot;;[.B88];&quot;','&quot;;[.C$1];&quot;','&quot;;[.C88];&quot;','&quot;;[.E$1];&quot;','&quot;;[.E88];&quot;','&quot;;[.F$1];&quot;','&quot;;[.F88];&quot;','&quot;;[.G$1];&quot;','&quot;;[.G88];&quot;');&quot;)" office:value-type="string" office:string-value="p.addParameter('Name','STM32_I2C_I2C1_RX_DMA_STREAM','Prompt','STM32_I2C_I2C1_RX_DMA_STREAM','TabName','I2C','Type','edit','Value','''STM32_DMA_STREAM_ID(1,0)''');">
            <text:p>p.addParameter('Name','STM32_I2C_I2C1_RX_DMA_STREAM','Prompt','STM32_I2C_I2C1_RX_DMA_STREAM','TabName','I2C','Type','edit','Value','''STM32_DMA_STREAM_ID(1,0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1_TX_DMA_STREAM</text:p>
          </table:table-cell>
          <table:table-cell table:formula="of:=[.B89]" office:value-type="string" office:string-value="STM32_I2C_I2C1_TX_DMA_STREAM">
            <text:p>STM32_I2C_I2C1_TX_DMA_STREAM</text:p>
          </table:table-cell>
          <table:table-cell office:value-type="string">
            <text:p>STM32_DMA_STREAM_ID(1,6)</text:p>
          </table:table-cell>
          <table:table-cell office:value-type="string">
            <text:p>I2C</text:p>
          </table:table-cell>
          <table:table-cell table:formula="of:=IF(OR([.D89]=&quot;TRUE&quot;;[.D89]=&quot;FALSE&quot;);&quot;checkbox&quot;;&quot;edit&quot;)" office:value-type="string" office:string-value="edit">
            <text:p>edit</text:p>
          </table:table-cell>
          <table:table-cell table:formula="of:=IF([.F89]=&quot;edit&quot;;CONCATENATE(&quot;''&quot;;[.D89];&quot;''&quot;);IF([.D89]=&quot;TRUE&quot;;&quot;on&quot;;&quot;off&quot;))" office:value-type="string" office:string-value="''STM32_DMA_STREAM_ID(1,6)''">
            <text:p>''STM32_DMA_STREAM_ID(1,6)''</text:p>
          </table:table-cell>
          <table:table-cell table:formula="of:=CONCATENATE(&quot;p.addParameter('&quot;;[.B$1];&quot;','&quot;;[.B89];&quot;','&quot;;[.C$1];&quot;','&quot;;[.C89];&quot;','&quot;;[.E$1];&quot;','&quot;;[.E89];&quot;','&quot;;[.F$1];&quot;','&quot;;[.F89];&quot;','&quot;;[.G$1];&quot;','&quot;;[.G89];&quot;');&quot;)" office:value-type="string" office:string-value="p.addParameter('Name','STM32_I2C_I2C1_TX_DMA_STREAM','Prompt','STM32_I2C_I2C1_TX_DMA_STREAM','TabName','I2C','Type','edit','Value','''STM32_DMA_STREAM_ID(1,6)''');">
            <text:p>p.addParameter('Name','STM32_I2C_I2C1_TX_DMA_STREAM','Prompt','STM32_I2C_I2C1_TX_DMA_STREAM','TabName','I2C','Type','edit','Value','''STM32_DMA_STREAM_ID(1,6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2_RX_DMA_STREAM</text:p>
          </table:table-cell>
          <table:table-cell table:formula="of:=[.B90]" office:value-type="string" office:string-value="STM32_I2C_I2C2_RX_DMA_STREAM">
            <text:p>STM32_I2C_I2C2_RX_DMA_STREAM</text:p>
          </table:table-cell>
          <table:table-cell office:value-type="string">
            <text:p>STM32_DMA_STREAM_ID(1,2)</text:p>
          </table:table-cell>
          <table:table-cell office:value-type="string">
            <text:p>I2C</text:p>
          </table:table-cell>
          <table:table-cell table:formula="of:=IF(OR([.D90]=&quot;TRUE&quot;;[.D90]=&quot;FALSE&quot;);&quot;checkbox&quot;;&quot;edit&quot;)" office:value-type="string" office:string-value="edit">
            <text:p>edit</text:p>
          </table:table-cell>
          <table:table-cell table:formula="of:=IF([.F90]=&quot;edit&quot;;CONCATENATE(&quot;''&quot;;[.D90];&quot;''&quot;);IF([.D90]=&quot;TRUE&quot;;&quot;on&quot;;&quot;off&quot;))" office:value-type="string" office:string-value="''STM32_DMA_STREAM_ID(1,2)''">
            <text:p>''STM32_DMA_STREAM_ID(1,2)''</text:p>
          </table:table-cell>
          <table:table-cell table:formula="of:=CONCATENATE(&quot;p.addParameter('&quot;;[.B$1];&quot;','&quot;;[.B90];&quot;','&quot;;[.C$1];&quot;','&quot;;[.C90];&quot;','&quot;;[.E$1];&quot;','&quot;;[.E90];&quot;','&quot;;[.F$1];&quot;','&quot;;[.F90];&quot;','&quot;;[.G$1];&quot;','&quot;;[.G90];&quot;');&quot;)" office:value-type="string" office:string-value="p.addParameter('Name','STM32_I2C_I2C2_RX_DMA_STREAM','Prompt','STM32_I2C_I2C2_RX_DMA_STREAM','TabName','I2C','Type','edit','Value','''STM32_DMA_STREAM_ID(1,2)''');">
            <text:p>p.addParameter('Name','STM32_I2C_I2C2_RX_DMA_STREAM','Prompt','STM32_I2C_I2C2_RX_DMA_STREAM','TabName','I2C','Type','edit','Value','''STM32_DMA_STREAM_ID(1,2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2_TX_DMA_STREAM</text:p>
          </table:table-cell>
          <table:table-cell table:formula="of:=[.B91]" office:value-type="string" office:string-value="STM32_I2C_I2C2_TX_DMA_STREAM">
            <text:p>STM32_I2C_I2C2_TX_DMA_STREAM</text:p>
          </table:table-cell>
          <table:table-cell office:value-type="string">
            <text:p>STM32_DMA_STREAM_ID(1,7)</text:p>
          </table:table-cell>
          <table:table-cell office:value-type="string">
            <text:p>I2C</text:p>
          </table:table-cell>
          <table:table-cell table:formula="of:=IF(OR([.D91]=&quot;TRUE&quot;;[.D91]=&quot;FALSE&quot;);&quot;checkbox&quot;;&quot;edit&quot;)" office:value-type="string" office:string-value="edit">
            <text:p>edit</text:p>
          </table:table-cell>
          <table:table-cell table:formula="of:=IF([.F91]=&quot;edit&quot;;CONCATENATE(&quot;''&quot;;[.D91];&quot;''&quot;);IF([.D91]=&quot;TRUE&quot;;&quot;on&quot;;&quot;off&quot;))" office:value-type="string" office:string-value="''STM32_DMA_STREAM_ID(1,7)''">
            <text:p>''STM32_DMA_STREAM_ID(1,7)''</text:p>
          </table:table-cell>
          <table:table-cell table:formula="of:=CONCATENATE(&quot;p.addParameter('&quot;;[.B$1];&quot;','&quot;;[.B91];&quot;','&quot;;[.C$1];&quot;','&quot;;[.C91];&quot;','&quot;;[.E$1];&quot;','&quot;;[.E91];&quot;','&quot;;[.F$1];&quot;','&quot;;[.F91];&quot;','&quot;;[.G$1];&quot;','&quot;;[.G91];&quot;');&quot;)" office:value-type="string" office:string-value="p.addParameter('Name','STM32_I2C_I2C2_TX_DMA_STREAM','Prompt','STM32_I2C_I2C2_TX_DMA_STREAM','TabName','I2C','Type','edit','Value','''STM32_DMA_STREAM_ID(1,7)''');">
            <text:p>p.addParameter('Name','STM32_I2C_I2C2_TX_DMA_STREAM','Prompt','STM32_I2C_I2C2_TX_DMA_STREAM','TabName','I2C','Type','edit','Value','''STM32_DMA_STREAM_ID(1,7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3_RX_DMA_STREAM</text:p>
          </table:table-cell>
          <table:table-cell table:formula="of:=[.B92]" office:value-type="string" office:string-value="STM32_I2C_I2C3_RX_DMA_STREAM">
            <text:p>STM32_I2C_I2C3_RX_DMA_STREAM</text:p>
          </table:table-cell>
          <table:table-cell office:value-type="string">
            <text:p>STM32_DMA_STREAM_ID(1,2)</text:p>
          </table:table-cell>
          <table:table-cell office:value-type="string">
            <text:p>I2C</text:p>
          </table:table-cell>
          <table:table-cell table:formula="of:=IF(OR([.D92]=&quot;TRUE&quot;;[.D92]=&quot;FALSE&quot;);&quot;checkbox&quot;;&quot;edit&quot;)" office:value-type="string" office:string-value="edit">
            <text:p>edit</text:p>
          </table:table-cell>
          <table:table-cell table:formula="of:=IF([.F92]=&quot;edit&quot;;CONCATENATE(&quot;''&quot;;[.D92];&quot;''&quot;);IF([.D92]=&quot;TRUE&quot;;&quot;on&quot;;&quot;off&quot;))" office:value-type="string" office:string-value="''STM32_DMA_STREAM_ID(1,2)''">
            <text:p>''STM32_DMA_STREAM_ID(1,2)''</text:p>
          </table:table-cell>
          <table:table-cell table:formula="of:=CONCATENATE(&quot;p.addParameter('&quot;;[.B$1];&quot;','&quot;;[.B92];&quot;','&quot;;[.C$1];&quot;','&quot;;[.C92];&quot;','&quot;;[.E$1];&quot;','&quot;;[.E92];&quot;','&quot;;[.F$1];&quot;','&quot;;[.F92];&quot;','&quot;;[.G$1];&quot;','&quot;;[.G92];&quot;');&quot;)" office:value-type="string" office:string-value="p.addParameter('Name','STM32_I2C_I2C3_RX_DMA_STREAM','Prompt','STM32_I2C_I2C3_RX_DMA_STREAM','TabName','I2C','Type','edit','Value','''STM32_DMA_STREAM_ID(1,2)''');">
            <text:p>p.addParameter('Name','STM32_I2C_I2C3_RX_DMA_STREAM','Prompt','STM32_I2C_I2C3_RX_DMA_STREAM','TabName','I2C','Type','edit','Value','''STM32_DMA_STREAM_ID(1,2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3_TX_DMA_STREAM</text:p>
          </table:table-cell>
          <table:table-cell table:formula="of:=[.B93]" office:value-type="string" office:string-value="STM32_I2C_I2C3_TX_DMA_STREAM">
            <text:p>STM32_I2C_I2C3_TX_DMA_STREAM</text:p>
          </table:table-cell>
          <table:table-cell office:value-type="string">
            <text:p>STM32_DMA_STREAM_ID(1,4)</text:p>
          </table:table-cell>
          <table:table-cell office:value-type="string">
            <text:p>I2C</text:p>
          </table:table-cell>
          <table:table-cell table:formula="of:=IF(OR([.D93]=&quot;TRUE&quot;;[.D93]=&quot;FALSE&quot;);&quot;checkbox&quot;;&quot;edit&quot;)" office:value-type="string" office:string-value="edit">
            <text:p>edit</text:p>
          </table:table-cell>
          <table:table-cell table:formula="of:=IF([.F93]=&quot;edit&quot;;CONCATENATE(&quot;''&quot;;[.D93];&quot;''&quot;);IF([.D93]=&quot;TRUE&quot;;&quot;on&quot;;&quot;off&quot;))" office:value-type="string" office:string-value="''STM32_DMA_STREAM_ID(1,4)''">
            <text:p>''STM32_DMA_STREAM_ID(1,4)''</text:p>
          </table:table-cell>
          <table:table-cell table:formula="of:=CONCATENATE(&quot;p.addParameter('&quot;;[.B$1];&quot;','&quot;;[.B93];&quot;','&quot;;[.C$1];&quot;','&quot;;[.C93];&quot;','&quot;;[.E$1];&quot;','&quot;;[.E93];&quot;','&quot;;[.F$1];&quot;','&quot;;[.F93];&quot;','&quot;;[.G$1];&quot;','&quot;;[.G93];&quot;');&quot;)" office:value-type="string" office:string-value="p.addParameter('Name','STM32_I2C_I2C3_TX_DMA_STREAM','Prompt','STM32_I2C_I2C3_TX_DMA_STREAM','TabName','I2C','Type','edit','Value','''STM32_DMA_STREAM_ID(1,4)''');">
            <text:p>p.addParameter('Name','STM32_I2C_I2C3_TX_DMA_STREAM','Prompt','STM32_I2C_I2C3_TX_DMA_STREAM','TabName','I2C','Type','edit','Value','''STM32_DMA_STREAM_ID(1,4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1_IRQ_PRIORITY</text:p>
          </table:table-cell>
          <table:table-cell table:formula="of:=[.B94]" office:value-type="string" office:string-value="STM32_I2C_I2C1_IRQ_PRIORITY">
            <text:p>STM32_I2C_I2C1_IRQ_PRIORITY</text:p>
          </table:table-cell>
          <table:table-cell office:value-type="float" office:value="5">
            <text:p>5</text:p>
          </table:table-cell>
          <table:table-cell office:value-type="string">
            <text:p>I2C</text:p>
          </table:table-cell>
          <table:table-cell table:formula="of:=IF(OR([.D94]=&quot;TRUE&quot;;[.D94]=&quot;FALSE&quot;);&quot;checkbox&quot;;&quot;edit&quot;)" office:value-type="string" office:string-value="edit">
            <text:p>edit</text:p>
          </table:table-cell>
          <table:table-cell table:formula="of:=IF([.F94]=&quot;edit&quot;;CONCATENATE(&quot;''&quot;;[.D94];&quot;''&quot;);IF([.D94]=&quot;TRUE&quot;;&quot;on&quot;;&quot;off&quot;))" office:value-type="string" office:string-value="''5''">
            <text:p>''5''</text:p>
          </table:table-cell>
          <table:table-cell table:formula="of:=CONCATENATE(&quot;p.addParameter('&quot;;[.B$1];&quot;','&quot;;[.B94];&quot;','&quot;;[.C$1];&quot;','&quot;;[.C94];&quot;','&quot;;[.E$1];&quot;','&quot;;[.E94];&quot;','&quot;;[.F$1];&quot;','&quot;;[.F94];&quot;','&quot;;[.G$1];&quot;','&quot;;[.G94];&quot;');&quot;)" office:value-type="string" office:string-value="p.addParameter('Name','STM32_I2C_I2C1_IRQ_PRIORITY','Prompt','STM32_I2C_I2C1_IRQ_PRIORITY','TabName','I2C','Type','edit','Value','''5''');">
            <text:p>p.addParameter('Name','STM32_I2C_I2C1_IRQ_PRIORITY','Prompt','STM32_I2C_I2C1_IRQ_PRIORITY','TabName','I2C','Type','edit','Value','''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2_IRQ_PRIORITY</text:p>
          </table:table-cell>
          <table:table-cell table:formula="of:=[.B95]" office:value-type="string" office:string-value="STM32_I2C_I2C2_IRQ_PRIORITY">
            <text:p>STM32_I2C_I2C2_IRQ_PRIORITY</text:p>
          </table:table-cell>
          <table:table-cell office:value-type="float" office:value="5">
            <text:p>5</text:p>
          </table:table-cell>
          <table:table-cell office:value-type="string">
            <text:p>I2C</text:p>
          </table:table-cell>
          <table:table-cell table:formula="of:=IF(OR([.D95]=&quot;TRUE&quot;;[.D95]=&quot;FALSE&quot;);&quot;checkbox&quot;;&quot;edit&quot;)" office:value-type="string" office:string-value="edit">
            <text:p>edit</text:p>
          </table:table-cell>
          <table:table-cell table:formula="of:=IF([.F95]=&quot;edit&quot;;CONCATENATE(&quot;''&quot;;[.D95];&quot;''&quot;);IF([.D95]=&quot;TRUE&quot;;&quot;on&quot;;&quot;off&quot;))" office:value-type="string" office:string-value="''5''">
            <text:p>''5''</text:p>
          </table:table-cell>
          <table:table-cell table:formula="of:=CONCATENATE(&quot;p.addParameter('&quot;;[.B$1];&quot;','&quot;;[.B95];&quot;','&quot;;[.C$1];&quot;','&quot;;[.C95];&quot;','&quot;;[.E$1];&quot;','&quot;;[.E95];&quot;','&quot;;[.F$1];&quot;','&quot;;[.F95];&quot;','&quot;;[.G$1];&quot;','&quot;;[.G95];&quot;');&quot;)" office:value-type="string" office:string-value="p.addParameter('Name','STM32_I2C_I2C2_IRQ_PRIORITY','Prompt','STM32_I2C_I2C2_IRQ_PRIORITY','TabName','I2C','Type','edit','Value','''5''');">
            <text:p>p.addParameter('Name','STM32_I2C_I2C2_IRQ_PRIORITY','Prompt','STM32_I2C_I2C2_IRQ_PRIORITY','TabName','I2C','Type','edit','Value','''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3_IRQ_PRIORITY</text:p>
          </table:table-cell>
          <table:table-cell table:formula="of:=[.B96]" office:value-type="string" office:string-value="STM32_I2C_I2C3_IRQ_PRIORITY">
            <text:p>STM32_I2C_I2C3_IRQ_PRIORITY</text:p>
          </table:table-cell>
          <table:table-cell office:value-type="float" office:value="5">
            <text:p>5</text:p>
          </table:table-cell>
          <table:table-cell office:value-type="string">
            <text:p>I2C</text:p>
          </table:table-cell>
          <table:table-cell table:formula="of:=IF(OR([.D96]=&quot;TRUE&quot;;[.D96]=&quot;FALSE&quot;);&quot;checkbox&quot;;&quot;edit&quot;)" office:value-type="string" office:string-value="edit">
            <text:p>edit</text:p>
          </table:table-cell>
          <table:table-cell table:formula="of:=IF([.F96]=&quot;edit&quot;;CONCATENATE(&quot;''&quot;;[.D96];&quot;''&quot;);IF([.D96]=&quot;TRUE&quot;;&quot;on&quot;;&quot;off&quot;))" office:value-type="string" office:string-value="''5''">
            <text:p>''5''</text:p>
          </table:table-cell>
          <table:table-cell table:formula="of:=CONCATENATE(&quot;p.addParameter('&quot;;[.B$1];&quot;','&quot;;[.B96];&quot;','&quot;;[.C$1];&quot;','&quot;;[.C96];&quot;','&quot;;[.E$1];&quot;','&quot;;[.E96];&quot;','&quot;;[.F$1];&quot;','&quot;;[.F96];&quot;','&quot;;[.G$1];&quot;','&quot;;[.G96];&quot;');&quot;)" office:value-type="string" office:string-value="p.addParameter('Name','STM32_I2C_I2C3_IRQ_PRIORITY','Prompt','STM32_I2C_I2C3_IRQ_PRIORITY','TabName','I2C','Type','edit','Value','''5''');">
            <text:p>p.addParameter('Name','STM32_I2C_I2C3_IRQ_PRIORITY','Prompt','STM32_I2C_I2C3_IRQ_PRIORITY','TabName','I2C','Type','edit','Value','''5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1_DMA_PRIORITY</text:p>
          </table:table-cell>
          <table:table-cell table:formula="of:=[.B97]" office:value-type="string" office:string-value="STM32_I2C_I2C1_DMA_PRIORITY">
            <text:p>STM32_I2C_I2C1_DMA_PRIORITY</text:p>
          </table:table-cell>
          <table:table-cell office:value-type="float" office:value="3">
            <text:p>3</text:p>
          </table:table-cell>
          <table:table-cell office:value-type="string">
            <text:p>I2C</text:p>
          </table:table-cell>
          <table:table-cell table:formula="of:=IF(OR([.D97]=&quot;TRUE&quot;;[.D97]=&quot;FALSE&quot;);&quot;checkbox&quot;;&quot;edit&quot;)" office:value-type="string" office:string-value="edit">
            <text:p>edit</text:p>
          </table:table-cell>
          <table:table-cell table:formula="of:=IF([.F97]=&quot;edit&quot;;CONCATENATE(&quot;''&quot;;[.D97];&quot;''&quot;);IF([.D97]=&quot;TRUE&quot;;&quot;on&quot;;&quot;off&quot;))" office:value-type="string" office:string-value="''3''">
            <text:p>''3''</text:p>
          </table:table-cell>
          <table:table-cell table:formula="of:=CONCATENATE(&quot;p.addParameter('&quot;;[.B$1];&quot;','&quot;;[.B97];&quot;','&quot;;[.C$1];&quot;','&quot;;[.C97];&quot;','&quot;;[.E$1];&quot;','&quot;;[.E97];&quot;','&quot;;[.F$1];&quot;','&quot;;[.F97];&quot;','&quot;;[.G$1];&quot;','&quot;;[.G97];&quot;');&quot;)" office:value-type="string" office:string-value="p.addParameter('Name','STM32_I2C_I2C1_DMA_PRIORITY','Prompt','STM32_I2C_I2C1_DMA_PRIORITY','TabName','I2C','Type','edit','Value','''3''');">
            <text:p>p.addParameter('Name','STM32_I2C_I2C1_DMA_PRIORITY','Prompt','STM32_I2C_I2C1_DMA_PRIORITY','TabName','I2C','Type','edit','Value','''3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2_DMA_PRIORITY</text:p>
          </table:table-cell>
          <table:table-cell table:formula="of:=[.B98]" office:value-type="string" office:string-value="STM32_I2C_I2C2_DMA_PRIORITY">
            <text:p>STM32_I2C_I2C2_DMA_PRIORITY</text:p>
          </table:table-cell>
          <table:table-cell office:value-type="float" office:value="3">
            <text:p>3</text:p>
          </table:table-cell>
          <table:table-cell office:value-type="string">
            <text:p>I2C</text:p>
          </table:table-cell>
          <table:table-cell table:formula="of:=IF(OR([.D98]=&quot;TRUE&quot;;[.D98]=&quot;FALSE&quot;);&quot;checkbox&quot;;&quot;edit&quot;)" office:value-type="string" office:string-value="edit">
            <text:p>edit</text:p>
          </table:table-cell>
          <table:table-cell table:formula="of:=IF([.F98]=&quot;edit&quot;;CONCATENATE(&quot;''&quot;;[.D98];&quot;''&quot;);IF([.D98]=&quot;TRUE&quot;;&quot;on&quot;;&quot;off&quot;))" office:value-type="string" office:string-value="''3''">
            <text:p>''3''</text:p>
          </table:table-cell>
          <table:table-cell table:formula="of:=CONCATENATE(&quot;p.addParameter('&quot;;[.B$1];&quot;','&quot;;[.B98];&quot;','&quot;;[.C$1];&quot;','&quot;;[.C98];&quot;','&quot;;[.E$1];&quot;','&quot;;[.E98];&quot;','&quot;;[.F$1];&quot;','&quot;;[.F98];&quot;','&quot;;[.G$1];&quot;','&quot;;[.G98];&quot;');&quot;)" office:value-type="string" office:string-value="p.addParameter('Name','STM32_I2C_I2C2_DMA_PRIORITY','Prompt','STM32_I2C_I2C2_DMA_PRIORITY','TabName','I2C','Type','edit','Value','''3''');">
            <text:p>p.addParameter('Name','STM32_I2C_I2C2_DMA_PRIORITY','Prompt','STM32_I2C_I2C2_DMA_PRIORITY','TabName','I2C','Type','edit','Value','''3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2C_I2C3_DMA_PRIORITY</text:p>
          </table:table-cell>
          <table:table-cell table:formula="of:=[.B99]" office:value-type="string" office:string-value="STM32_I2C_I2C3_DMA_PRIORITY">
            <text:p>STM32_I2C_I2C3_DMA_PRIORITY</text:p>
          </table:table-cell>
          <table:table-cell office:value-type="float" office:value="3">
            <text:p>3</text:p>
          </table:table-cell>
          <table:table-cell office:value-type="string">
            <text:p>I2C</text:p>
          </table:table-cell>
          <table:table-cell table:formula="of:=IF(OR([.D99]=&quot;TRUE&quot;;[.D99]=&quot;FALSE&quot;);&quot;checkbox&quot;;&quot;edit&quot;)" office:value-type="string" office:string-value="edit">
            <text:p>edit</text:p>
          </table:table-cell>
          <table:table-cell table:formula="of:=IF([.F99]=&quot;edit&quot;;CONCATENATE(&quot;''&quot;;[.D99];&quot;''&quot;);IF([.D99]=&quot;TRUE&quot;;&quot;on&quot;;&quot;off&quot;))" office:value-type="string" office:string-value="''3''">
            <text:p>''3''</text:p>
          </table:table-cell>
          <table:table-cell table:formula="of:=CONCATENATE(&quot;p.addParameter('&quot;;[.B$1];&quot;','&quot;;[.B99];&quot;','&quot;;[.C$1];&quot;','&quot;;[.C99];&quot;','&quot;;[.E$1];&quot;','&quot;;[.E99];&quot;','&quot;;[.F$1];&quot;','&quot;;[.F99];&quot;','&quot;;[.G$1];&quot;','&quot;;[.G99];&quot;');&quot;)" office:value-type="string" office:string-value="p.addParameter('Name','STM32_I2C_I2C3_DMA_PRIORITY','Prompt','STM32_I2C_I2C3_DMA_PRIORITY','TabName','I2C','Type','edit','Value','''3''');">
            <text:p>p.addParameter('Name','STM32_I2C_I2C3_DMA_PRIORITY','Prompt','STM32_I2C_I2C3_DMA_PRIORITY','TabName','I2C','Type','edit','Value','''3''');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M32_I2C_I2C1_DMA_ERROR_HOOK()</text:p>
          </table:table-cell>
          <table:table-cell table:formula="of:=[.B100]" office:value-type="string" office:string-value="STM32_I2C_I2C1_DMA_ERROR_HOOK()">
            <text:p>STM32_I2C_I2C1_DMA_ERROR_HOOK()</text:p>
          </table:table-cell>
          <table:table-cell office:value-type="string">
            <text:p>chSysHalt()</text:p>
          </table:table-cell>
          <table:table-cell office:value-type="string">
            <text:p>I2C</text:p>
          </table:table-cell>
          <table:table-cell table:formula="of:=IF(OR([.D100]=&quot;TRUE&quot;;[.D100]=&quot;FALSE&quot;);&quot;checkbox&quot;;&quot;edit&quot;)" office:value-type="string" office:string-value="edit">
            <text:p>edit</text:p>
          </table:table-cell>
          <table:table-cell table:formula="of:=IF([.F100]=&quot;edit&quot;;CONCATENATE(&quot;''&quot;;[.D100];&quot;''&quot;);IF([.D100]=&quot;TRUE&quot;;&quot;on&quot;;&quot;off&quot;))" office:value-type="string" office:string-value="''chSysHalt()''">
            <text:p>''chSysHalt()''</text:p>
          </table:table-cell>
          <table:table-cell table:formula="of:=CONCATENATE(&quot;p.addParameter('&quot;;[.B$1];&quot;','&quot;;[.B100];&quot;','&quot;;[.C$1];&quot;','&quot;;[.C100];&quot;','&quot;;[.E$1];&quot;','&quot;;[.E100];&quot;','&quot;;[.F$1];&quot;','&quot;;[.F100];&quot;','&quot;;[.G$1];&quot;','&quot;;[.G100];&quot;');&quot;)" office:value-type="string" office:string-value="p.addParameter('Name','STM32_I2C_I2C1_DMA_ERROR_HOOK()','Prompt','STM32_I2C_I2C1_DMA_ERROR_HOOK()','TabName','I2C','Type','edit','Value','''chSysHalt()''');">
            <text:p>p.addParameter('Name','STM32_I2C_I2C1_DMA_ERROR_HOOK()','Prompt','STM32_I2C_I2C1_DMA_ERROR_HOOK()','TabName','I2C','Type','edit','Value','''chSysHalt()''');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M32_I2C_I2C2_DMA_ERROR_HOOK()</text:p>
          </table:table-cell>
          <table:table-cell table:formula="of:=[.B101]" office:value-type="string" office:string-value="STM32_I2C_I2C2_DMA_ERROR_HOOK()">
            <text:p>STM32_I2C_I2C2_DMA_ERROR_HOOK()</text:p>
          </table:table-cell>
          <table:table-cell office:value-type="string">
            <text:p>chSysHalt()</text:p>
          </table:table-cell>
          <table:table-cell office:value-type="string">
            <text:p>I2C</text:p>
          </table:table-cell>
          <table:table-cell table:formula="of:=IF(OR([.D101]=&quot;TRUE&quot;;[.D101]=&quot;FALSE&quot;);&quot;checkbox&quot;;&quot;edit&quot;)" office:value-type="string" office:string-value="edit">
            <text:p>edit</text:p>
          </table:table-cell>
          <table:table-cell table:formula="of:=IF([.F101]=&quot;edit&quot;;CONCATENATE(&quot;''&quot;;[.D101];&quot;''&quot;);IF([.D101]=&quot;TRUE&quot;;&quot;on&quot;;&quot;off&quot;))" office:value-type="string" office:string-value="''chSysHalt()''">
            <text:p>''chSysHalt()''</text:p>
          </table:table-cell>
          <table:table-cell table:formula="of:=CONCATENATE(&quot;p.addParameter('&quot;;[.B$1];&quot;','&quot;;[.B101];&quot;','&quot;;[.C$1];&quot;','&quot;;[.C101];&quot;','&quot;;[.E$1];&quot;','&quot;;[.E101];&quot;','&quot;;[.F$1];&quot;','&quot;;[.F101];&quot;','&quot;;[.G$1];&quot;','&quot;;[.G101];&quot;');&quot;)" office:value-type="string" office:string-value="p.addParameter('Name','STM32_I2C_I2C2_DMA_ERROR_HOOK()','Prompt','STM32_I2C_I2C2_DMA_ERROR_HOOK()','TabName','I2C','Type','edit','Value','''chSysHalt()''');">
            <text:p>p.addParameter('Name','STM32_I2C_I2C2_DMA_ERROR_HOOK()','Prompt','STM32_I2C_I2C2_DMA_ERROR_HOOK()','TabName','I2C','Type','edit','Value','''chSysHalt()''');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M32_I2C_I2C3_DMA_ERROR_HOOK()</text:p>
          </table:table-cell>
          <table:table-cell table:formula="of:=[.B102]" office:value-type="string" office:string-value="STM32_I2C_I2C3_DMA_ERROR_HOOK()">
            <text:p>STM32_I2C_I2C3_DMA_ERROR_HOOK()</text:p>
          </table:table-cell>
          <table:table-cell office:value-type="string">
            <text:p>chSysHalt()</text:p>
          </table:table-cell>
          <table:table-cell office:value-type="string">
            <text:p>I2C</text:p>
          </table:table-cell>
          <table:table-cell table:formula="of:=IF(OR([.D102]=&quot;TRUE&quot;;[.D102]=&quot;FALSE&quot;);&quot;checkbox&quot;;&quot;edit&quot;)" office:value-type="string" office:string-value="edit">
            <text:p>edit</text:p>
          </table:table-cell>
          <table:table-cell table:formula="of:=IF([.F102]=&quot;edit&quot;;CONCATENATE(&quot;''&quot;;[.D102];&quot;''&quot;);IF([.D102]=&quot;TRUE&quot;;&quot;on&quot;;&quot;off&quot;))" office:value-type="string" office:string-value="''chSysHalt()''">
            <text:p>''chSysHalt()''</text:p>
          </table:table-cell>
          <table:table-cell table:formula="of:=CONCATENATE(&quot;p.addParameter('&quot;;[.B$1];&quot;','&quot;;[.B102];&quot;','&quot;;[.C$1];&quot;','&quot;;[.C102];&quot;','&quot;;[.E$1];&quot;','&quot;;[.E102];&quot;','&quot;;[.F$1];&quot;','&quot;;[.F102];&quot;','&quot;;[.G$1];&quot;','&quot;;[.G102];&quot;');&quot;)" office:value-type="string" office:string-value="p.addParameter('Name','STM32_I2C_I2C3_DMA_ERROR_HOOK()','Prompt','STM32_I2C_I2C3_DMA_ERROR_HOOK()','TabName','I2C','Type','edit','Value','''chSysHalt()''');">
            <text:p>p.addParameter('Name','STM32_I2C_I2C3_DMA_ERROR_HOOK()','Prompt','STM32_I2C_I2C3_DMA_ERROR_HOOK()','TabName','I2C','Type','edit','Value','''chSysHalt(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1</text:p>
          </table:table-cell>
          <table:table-cell table:formula="of:=[.B103]" office:value-type="string" office:string-value="STM32_ICU_USE_TIM1">
            <text:p>STM32_ICU_USE_TIM1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3]=&quot;TRUE&quot;;[.D103]=&quot;FALSE&quot;);&quot;checkbox&quot;;&quot;edit&quot;)" office:value-type="string" office:string-value="checkbox">
            <text:p>checkbox</text:p>
          </table:table-cell>
          <table:table-cell table:formula="of:=IF([.F103]=&quot;edit&quot;;CONCATENATE(&quot;''&quot;;[.D103];&quot;''&quot;);IF([.D103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3];&quot;','&quot;;[.C$1];&quot;','&quot;;[.C103];&quot;','&quot;;[.E$1];&quot;','&quot;;[.E103];&quot;','&quot;;[.F$1];&quot;','&quot;;[.F103];&quot;','&quot;;[.G$1];&quot;','&quot;;[.G103];&quot;');&quot;)" office:value-type="string" office:string-value="p.addParameter('Name','STM32_ICU_USE_TIM1','Prompt','STM32_ICU_USE_TIM1','TabName','ICU','Type','checkbox','Value','off');">
            <text:p>p.addParameter('Name','STM32_ICU_USE_TIM1','Prompt','STM32_ICU_USE_TIM1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2</text:p>
          </table:table-cell>
          <table:table-cell table:formula="of:=[.B104]" office:value-type="string" office:string-value="STM32_ICU_USE_TIM2">
            <text:p>STM32_ICU_USE_TIM2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4]=&quot;TRUE&quot;;[.D104]=&quot;FALSE&quot;);&quot;checkbox&quot;;&quot;edit&quot;)" office:value-type="string" office:string-value="checkbox">
            <text:p>checkbox</text:p>
          </table:table-cell>
          <table:table-cell table:formula="of:=IF([.F104]=&quot;edit&quot;;CONCATENATE(&quot;''&quot;;[.D104];&quot;''&quot;);IF([.D104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4];&quot;','&quot;;[.C$1];&quot;','&quot;;[.C104];&quot;','&quot;;[.E$1];&quot;','&quot;;[.E104];&quot;','&quot;;[.F$1];&quot;','&quot;;[.F104];&quot;','&quot;;[.G$1];&quot;','&quot;;[.G104];&quot;');&quot;)" office:value-type="string" office:string-value="p.addParameter('Name','STM32_ICU_USE_TIM2','Prompt','STM32_ICU_USE_TIM2','TabName','ICU','Type','checkbox','Value','off');">
            <text:p>p.addParameter('Name','STM32_ICU_USE_TIM2','Prompt','STM32_ICU_USE_TIM2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3</text:p>
          </table:table-cell>
          <table:table-cell table:formula="of:=[.B105]" office:value-type="string" office:string-value="STM32_ICU_USE_TIM3">
            <text:p>STM32_ICU_USE_TIM3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5]=&quot;TRUE&quot;;[.D105]=&quot;FALSE&quot;);&quot;checkbox&quot;;&quot;edit&quot;)" office:value-type="string" office:string-value="checkbox">
            <text:p>checkbox</text:p>
          </table:table-cell>
          <table:table-cell table:formula="of:=IF([.F105]=&quot;edit&quot;;CONCATENATE(&quot;''&quot;;[.D105];&quot;''&quot;);IF([.D105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5];&quot;','&quot;;[.C$1];&quot;','&quot;;[.C105];&quot;','&quot;;[.E$1];&quot;','&quot;;[.E105];&quot;','&quot;;[.F$1];&quot;','&quot;;[.F105];&quot;','&quot;;[.G$1];&quot;','&quot;;[.G105];&quot;');&quot;)" office:value-type="string" office:string-value="p.addParameter('Name','STM32_ICU_USE_TIM3','Prompt','STM32_ICU_USE_TIM3','TabName','ICU','Type','checkbox','Value','off');">
            <text:p>p.addParameter('Name','STM32_ICU_USE_TIM3','Prompt','STM32_ICU_USE_TIM3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4</text:p>
          </table:table-cell>
          <table:table-cell table:formula="of:=[.B106]" office:value-type="string" office:string-value="STM32_ICU_USE_TIM4">
            <text:p>STM32_ICU_USE_TIM4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6]=&quot;TRUE&quot;;[.D106]=&quot;FALSE&quot;);&quot;checkbox&quot;;&quot;edit&quot;)" office:value-type="string" office:string-value="checkbox">
            <text:p>checkbox</text:p>
          </table:table-cell>
          <table:table-cell table:formula="of:=IF([.F106]=&quot;edit&quot;;CONCATENATE(&quot;''&quot;;[.D106];&quot;''&quot;);IF([.D106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6];&quot;','&quot;;[.C$1];&quot;','&quot;;[.C106];&quot;','&quot;;[.E$1];&quot;','&quot;;[.E106];&quot;','&quot;;[.F$1];&quot;','&quot;;[.F106];&quot;','&quot;;[.G$1];&quot;','&quot;;[.G106];&quot;');&quot;)" office:value-type="string" office:string-value="p.addParameter('Name','STM32_ICU_USE_TIM4','Prompt','STM32_ICU_USE_TIM4','TabName','ICU','Type','checkbox','Value','off');">
            <text:p>p.addParameter('Name','STM32_ICU_USE_TIM4','Prompt','STM32_ICU_USE_TIM4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5</text:p>
          </table:table-cell>
          <table:table-cell table:formula="of:=[.B107]" office:value-type="string" office:string-value="STM32_ICU_USE_TIM5">
            <text:p>STM32_ICU_USE_TIM5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7]=&quot;TRUE&quot;;[.D107]=&quot;FALSE&quot;);&quot;checkbox&quot;;&quot;edit&quot;)" office:value-type="string" office:string-value="checkbox">
            <text:p>checkbox</text:p>
          </table:table-cell>
          <table:table-cell table:formula="of:=IF([.F107]=&quot;edit&quot;;CONCATENATE(&quot;''&quot;;[.D107];&quot;''&quot;);IF([.D10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7];&quot;','&quot;;[.C$1];&quot;','&quot;;[.C107];&quot;','&quot;;[.E$1];&quot;','&quot;;[.E107];&quot;','&quot;;[.F$1];&quot;','&quot;;[.F107];&quot;','&quot;;[.G$1];&quot;','&quot;;[.G107];&quot;');&quot;)" office:value-type="string" office:string-value="p.addParameter('Name','STM32_ICU_USE_TIM5','Prompt','STM32_ICU_USE_TIM5','TabName','ICU','Type','checkbox','Value','off');">
            <text:p>p.addParameter('Name','STM32_ICU_USE_TIM5','Prompt','STM32_ICU_USE_TIM5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8</text:p>
          </table:table-cell>
          <table:table-cell table:formula="of:=[.B108]" office:value-type="string" office:string-value="STM32_ICU_USE_TIM8">
            <text:p>STM32_ICU_USE_TIM8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8]=&quot;TRUE&quot;;[.D108]=&quot;FALSE&quot;);&quot;checkbox&quot;;&quot;edit&quot;)" office:value-type="string" office:string-value="checkbox">
            <text:p>checkbox</text:p>
          </table:table-cell>
          <table:table-cell table:formula="of:=IF([.F108]=&quot;edit&quot;;CONCATENATE(&quot;''&quot;;[.D108];&quot;''&quot;);IF([.D108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8];&quot;','&quot;;[.C$1];&quot;','&quot;;[.C108];&quot;','&quot;;[.E$1];&quot;','&quot;;[.E108];&quot;','&quot;;[.F$1];&quot;','&quot;;[.F108];&quot;','&quot;;[.G$1];&quot;','&quot;;[.G108];&quot;');&quot;)" office:value-type="string" office:string-value="p.addParameter('Name','STM32_ICU_USE_TIM8','Prompt','STM32_ICU_USE_TIM8','TabName','ICU','Type','checkbox','Value','off');">
            <text:p>p.addParameter('Name','STM32_ICU_USE_TIM8','Prompt','STM32_ICU_USE_TIM8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USE_TIM9</text:p>
          </table:table-cell>
          <table:table-cell table:formula="of:=[.B109]" office:value-type="string" office:string-value="STM32_ICU_USE_TIM9">
            <text:p>STM32_ICU_USE_TIM9</text:p>
          </table:table-cell>
          <table:table-cell office:value-type="string">
            <text:p>FALSE</text:p>
          </table:table-cell>
          <table:table-cell office:value-type="string">
            <text:p>ICU</text:p>
          </table:table-cell>
          <table:table-cell table:formula="of:=IF(OR([.D109]=&quot;TRUE&quot;;[.D109]=&quot;FALSE&quot;);&quot;checkbox&quot;;&quot;edit&quot;)" office:value-type="string" office:string-value="checkbox">
            <text:p>checkbox</text:p>
          </table:table-cell>
          <table:table-cell table:formula="of:=IF([.F109]=&quot;edit&quot;;CONCATENATE(&quot;''&quot;;[.D109];&quot;''&quot;);IF([.D109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09];&quot;','&quot;;[.C$1];&quot;','&quot;;[.C109];&quot;','&quot;;[.E$1];&quot;','&quot;;[.E109];&quot;','&quot;;[.F$1];&quot;','&quot;;[.F109];&quot;','&quot;;[.G$1];&quot;','&quot;;[.G109];&quot;');&quot;)" office:value-type="string" office:string-value="p.addParameter('Name','STM32_ICU_USE_TIM9','Prompt','STM32_ICU_USE_TIM9','TabName','ICU','Type','checkbox','Value','off');">
            <text:p>p.addParameter('Name','STM32_ICU_USE_TIM9','Prompt','STM32_ICU_USE_TIM9','TabName','ICU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1_IRQ_PRIORITY</text:p>
          </table:table-cell>
          <table:table-cell table:formula="of:=[.B110]" office:value-type="string" office:string-value="STM32_ICU_TIM1_IRQ_PRIORITY">
            <text:p>STM32_ICU_TIM1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0]=&quot;TRUE&quot;;[.D110]=&quot;FALSE&quot;);&quot;checkbox&quot;;&quot;edit&quot;)" office:value-type="string" office:string-value="edit">
            <text:p>edit</text:p>
          </table:table-cell>
          <table:table-cell table:formula="of:=IF([.F110]=&quot;edit&quot;;CONCATENATE(&quot;''&quot;;[.D110];&quot;''&quot;);IF([.D110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0];&quot;','&quot;;[.C$1];&quot;','&quot;;[.C110];&quot;','&quot;;[.E$1];&quot;','&quot;;[.E110];&quot;','&quot;;[.F$1];&quot;','&quot;;[.F110];&quot;','&quot;;[.G$1];&quot;','&quot;;[.G110];&quot;');&quot;)" office:value-type="string" office:string-value="p.addParameter('Name','STM32_ICU_TIM1_IRQ_PRIORITY','Prompt','STM32_ICU_TIM1_IRQ_PRIORITY','TabName','ICU','Type','edit','Value','''7''');">
            <text:p>p.addParameter('Name','STM32_ICU_TIM1_IRQ_PRIORITY','Prompt','STM32_ICU_TIM1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2_IRQ_PRIORITY</text:p>
          </table:table-cell>
          <table:table-cell table:formula="of:=[.B111]" office:value-type="string" office:string-value="STM32_ICU_TIM2_IRQ_PRIORITY">
            <text:p>STM32_ICU_TIM2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1]=&quot;TRUE&quot;;[.D111]=&quot;FALSE&quot;);&quot;checkbox&quot;;&quot;edit&quot;)" office:value-type="string" office:string-value="edit">
            <text:p>edit</text:p>
          </table:table-cell>
          <table:table-cell table:formula="of:=IF([.F111]=&quot;edit&quot;;CONCATENATE(&quot;''&quot;;[.D111];&quot;''&quot;);IF([.D111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1];&quot;','&quot;;[.C$1];&quot;','&quot;;[.C111];&quot;','&quot;;[.E$1];&quot;','&quot;;[.E111];&quot;','&quot;;[.F$1];&quot;','&quot;;[.F111];&quot;','&quot;;[.G$1];&quot;','&quot;;[.G111];&quot;');&quot;)" office:value-type="string" office:string-value="p.addParameter('Name','STM32_ICU_TIM2_IRQ_PRIORITY','Prompt','STM32_ICU_TIM2_IRQ_PRIORITY','TabName','ICU','Type','edit','Value','''7''');">
            <text:p>p.addParameter('Name','STM32_ICU_TIM2_IRQ_PRIORITY','Prompt','STM32_ICU_TIM2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3_IRQ_PRIORITY</text:p>
          </table:table-cell>
          <table:table-cell table:formula="of:=[.B112]" office:value-type="string" office:string-value="STM32_ICU_TIM3_IRQ_PRIORITY">
            <text:p>STM32_ICU_TIM3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2]=&quot;TRUE&quot;;[.D112]=&quot;FALSE&quot;);&quot;checkbox&quot;;&quot;edit&quot;)" office:value-type="string" office:string-value="edit">
            <text:p>edit</text:p>
          </table:table-cell>
          <table:table-cell table:formula="of:=IF([.F112]=&quot;edit&quot;;CONCATENATE(&quot;''&quot;;[.D112];&quot;''&quot;);IF([.D112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2];&quot;','&quot;;[.C$1];&quot;','&quot;;[.C112];&quot;','&quot;;[.E$1];&quot;','&quot;;[.E112];&quot;','&quot;;[.F$1];&quot;','&quot;;[.F112];&quot;','&quot;;[.G$1];&quot;','&quot;;[.G112];&quot;');&quot;)" office:value-type="string" office:string-value="p.addParameter('Name','STM32_ICU_TIM3_IRQ_PRIORITY','Prompt','STM32_ICU_TIM3_IRQ_PRIORITY','TabName','ICU','Type','edit','Value','''7''');">
            <text:p>p.addParameter('Name','STM32_ICU_TIM3_IRQ_PRIORITY','Prompt','STM32_ICU_TIM3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4_IRQ_PRIORITY</text:p>
          </table:table-cell>
          <table:table-cell table:formula="of:=[.B113]" office:value-type="string" office:string-value="STM32_ICU_TIM4_IRQ_PRIORITY">
            <text:p>STM32_ICU_TIM4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3]=&quot;TRUE&quot;;[.D113]=&quot;FALSE&quot;);&quot;checkbox&quot;;&quot;edit&quot;)" office:value-type="string" office:string-value="edit">
            <text:p>edit</text:p>
          </table:table-cell>
          <table:table-cell table:formula="of:=IF([.F113]=&quot;edit&quot;;CONCATENATE(&quot;''&quot;;[.D113];&quot;''&quot;);IF([.D113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3];&quot;','&quot;;[.C$1];&quot;','&quot;;[.C113];&quot;','&quot;;[.E$1];&quot;','&quot;;[.E113];&quot;','&quot;;[.F$1];&quot;','&quot;;[.F113];&quot;','&quot;;[.G$1];&quot;','&quot;;[.G113];&quot;');&quot;)" office:value-type="string" office:string-value="p.addParameter('Name','STM32_ICU_TIM4_IRQ_PRIORITY','Prompt','STM32_ICU_TIM4_IRQ_PRIORITY','TabName','ICU','Type','edit','Value','''7''');">
            <text:p>p.addParameter('Name','STM32_ICU_TIM4_IRQ_PRIORITY','Prompt','STM32_ICU_TIM4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5_IRQ_PRIORITY</text:p>
          </table:table-cell>
          <table:table-cell table:formula="of:=[.B114]" office:value-type="string" office:string-value="STM32_ICU_TIM5_IRQ_PRIORITY">
            <text:p>STM32_ICU_TIM5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4]=&quot;TRUE&quot;;[.D114]=&quot;FALSE&quot;);&quot;checkbox&quot;;&quot;edit&quot;)" office:value-type="string" office:string-value="edit">
            <text:p>edit</text:p>
          </table:table-cell>
          <table:table-cell table:formula="of:=IF([.F114]=&quot;edit&quot;;CONCATENATE(&quot;''&quot;;[.D114];&quot;''&quot;);IF([.D114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4];&quot;','&quot;;[.C$1];&quot;','&quot;;[.C114];&quot;','&quot;;[.E$1];&quot;','&quot;;[.E114];&quot;','&quot;;[.F$1];&quot;','&quot;;[.F114];&quot;','&quot;;[.G$1];&quot;','&quot;;[.G114];&quot;');&quot;)" office:value-type="string" office:string-value="p.addParameter('Name','STM32_ICU_TIM5_IRQ_PRIORITY','Prompt','STM32_ICU_TIM5_IRQ_PRIORITY','TabName','ICU','Type','edit','Value','''7''');">
            <text:p>p.addParameter('Name','STM32_ICU_TIM5_IRQ_PRIORITY','Prompt','STM32_ICU_TIM5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8_IRQ_PRIORITY</text:p>
          </table:table-cell>
          <table:table-cell table:formula="of:=[.B115]" office:value-type="string" office:string-value="STM32_ICU_TIM8_IRQ_PRIORITY">
            <text:p>STM32_ICU_TIM8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5]=&quot;TRUE&quot;;[.D115]=&quot;FALSE&quot;);&quot;checkbox&quot;;&quot;edit&quot;)" office:value-type="string" office:string-value="edit">
            <text:p>edit</text:p>
          </table:table-cell>
          <table:table-cell table:formula="of:=IF([.F115]=&quot;edit&quot;;CONCATENATE(&quot;''&quot;;[.D115];&quot;''&quot;);IF([.D115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5];&quot;','&quot;;[.C$1];&quot;','&quot;;[.C115];&quot;','&quot;;[.E$1];&quot;','&quot;;[.E115];&quot;','&quot;;[.F$1];&quot;','&quot;;[.F115];&quot;','&quot;;[.G$1];&quot;','&quot;;[.G115];&quot;');&quot;)" office:value-type="string" office:string-value="p.addParameter('Name','STM32_ICU_TIM8_IRQ_PRIORITY','Prompt','STM32_ICU_TIM8_IRQ_PRIORITY','TabName','ICU','Type','edit','Value','''7''');">
            <text:p>p.addParameter('Name','STM32_ICU_TIM8_IRQ_PRIORITY','Prompt','STM32_ICU_TIM8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ICU_TIM9_IRQ_PRIORITY</text:p>
          </table:table-cell>
          <table:table-cell table:formula="of:=[.B116]" office:value-type="string" office:string-value="STM32_ICU_TIM9_IRQ_PRIORITY">
            <text:p>STM32_ICU_TIM9_IRQ_PRIORITY</text:p>
          </table:table-cell>
          <table:table-cell office:value-type="float" office:value="7">
            <text:p>7</text:p>
          </table:table-cell>
          <table:table-cell office:value-type="string">
            <text:p>ICU</text:p>
          </table:table-cell>
          <table:table-cell table:formula="of:=IF(OR([.D116]=&quot;TRUE&quot;;[.D116]=&quot;FALSE&quot;);&quot;checkbox&quot;;&quot;edit&quot;)" office:value-type="string" office:string-value="edit">
            <text:p>edit</text:p>
          </table:table-cell>
          <table:table-cell table:formula="of:=IF([.F116]=&quot;edit&quot;;CONCATENATE(&quot;''&quot;;[.D116];&quot;''&quot;);IF([.D116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16];&quot;','&quot;;[.C$1];&quot;','&quot;;[.C116];&quot;','&quot;;[.E$1];&quot;','&quot;;[.E116];&quot;','&quot;;[.F$1];&quot;','&quot;;[.F116];&quot;','&quot;;[.G$1];&quot;','&quot;;[.G116];&quot;');&quot;)" office:value-type="string" office:string-value="p.addParameter('Name','STM32_ICU_TIM9_IRQ_PRIORITY','Prompt','STM32_ICU_TIM9_IRQ_PRIORITY','TabName','ICU','Type','edit','Value','''7''');">
            <text:p>p.addParameter('Name','STM32_ICU_TIM9_IRQ_PRIORITY','Prompt','STM32_ICU_TIM9_IRQ_PRIORITY','TabName','ICU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TRANSMIT_BUFFERS</text:p>
          </table:table-cell>
          <table:table-cell table:formula="of:=[.B117]" office:value-type="string" office:string-value="STM32_MAC_TRANSMIT_BUFFERS">
            <text:p>STM32_MAC_TRANSMIT_BUFFERS</text:p>
          </table:table-cell>
          <table:table-cell office:value-type="float" office:value="2">
            <text:p>2</text:p>
          </table:table-cell>
          <table:table-cell office:value-type="string">
            <text:p>MAC</text:p>
          </table:table-cell>
          <table:table-cell table:formula="of:=IF(OR([.D117]=&quot;TRUE&quot;;[.D117]=&quot;FALSE&quot;);&quot;checkbox&quot;;&quot;edit&quot;)" office:value-type="string" office:string-value="edit">
            <text:p>edit</text:p>
          </table:table-cell>
          <table:table-cell table:formula="of:=IF([.F117]=&quot;edit&quot;;CONCATENATE(&quot;''&quot;;[.D117];&quot;''&quot;);IF([.D117]=&quot;TRUE&quot;;&quot;on&quot;;&quot;off&quot;))" office:value-type="string" office:string-value="''2''">
            <text:p>''2''</text:p>
          </table:table-cell>
          <table:table-cell table:formula="of:=CONCATENATE(&quot;p.addParameter('&quot;;[.B$1];&quot;','&quot;;[.B117];&quot;','&quot;;[.C$1];&quot;','&quot;;[.C117];&quot;','&quot;;[.E$1];&quot;','&quot;;[.E117];&quot;','&quot;;[.F$1];&quot;','&quot;;[.F117];&quot;','&quot;;[.G$1];&quot;','&quot;;[.G117];&quot;');&quot;)" office:value-type="string" office:string-value="p.addParameter('Name','STM32_MAC_TRANSMIT_BUFFERS','Prompt','STM32_MAC_TRANSMIT_BUFFERS','TabName','MAC','Type','edit','Value','''2''');">
            <text:p>p.addParameter('Name','STM32_MAC_TRANSMIT_BUFFERS','Prompt','STM32_MAC_TRANSMIT_BUFFERS','TabName','MAC','Type','edit','Value','''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RECEIVE_BUFFERS</text:p>
          </table:table-cell>
          <table:table-cell table:formula="of:=[.B118]" office:value-type="string" office:string-value="STM32_MAC_RECEIVE_BUFFERS">
            <text:p>STM32_MAC_RECEIVE_BUFFERS</text:p>
          </table:table-cell>
          <table:table-cell office:value-type="float" office:value="4">
            <text:p>4</text:p>
          </table:table-cell>
          <table:table-cell office:value-type="string">
            <text:p>MAC</text:p>
          </table:table-cell>
          <table:table-cell table:formula="of:=IF(OR([.D118]=&quot;TRUE&quot;;[.D118]=&quot;FALSE&quot;);&quot;checkbox&quot;;&quot;edit&quot;)" office:value-type="string" office:string-value="edit">
            <text:p>edit</text:p>
          </table:table-cell>
          <table:table-cell table:formula="of:=IF([.F118]=&quot;edit&quot;;CONCATENATE(&quot;''&quot;;[.D118];&quot;''&quot;);IF([.D118]=&quot;TRUE&quot;;&quot;on&quot;;&quot;off&quot;))" office:value-type="string" office:string-value="''4''">
            <text:p>''4''</text:p>
          </table:table-cell>
          <table:table-cell table:formula="of:=CONCATENATE(&quot;p.addParameter('&quot;;[.B$1];&quot;','&quot;;[.B118];&quot;','&quot;;[.C$1];&quot;','&quot;;[.C118];&quot;','&quot;;[.E$1];&quot;','&quot;;[.E118];&quot;','&quot;;[.F$1];&quot;','&quot;;[.F118];&quot;','&quot;;[.G$1];&quot;','&quot;;[.G118];&quot;');&quot;)" office:value-type="string" office:string-value="p.addParameter('Name','STM32_MAC_RECEIVE_BUFFERS','Prompt','STM32_MAC_RECEIVE_BUFFERS','TabName','MAC','Type','edit','Value','''4''');">
            <text:p>p.addParameter('Name','STM32_MAC_RECEIVE_BUFFERS','Prompt','STM32_MAC_RECEIVE_BUFFERS','TabName','MAC','Type','edit','Value','''4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BUFFERS_SIZE</text:p>
          </table:table-cell>
          <table:table-cell table:formula="of:=[.B119]" office:value-type="string" office:string-value="STM32_MAC_BUFFERS_SIZE">
            <text:p>STM32_MAC_BUFFERS_SIZE</text:p>
          </table:table-cell>
          <table:table-cell office:value-type="float" office:value="1522">
            <text:p>1522</text:p>
          </table:table-cell>
          <table:table-cell office:value-type="string">
            <text:p>MAC</text:p>
          </table:table-cell>
          <table:table-cell table:formula="of:=IF(OR([.D119]=&quot;TRUE&quot;;[.D119]=&quot;FALSE&quot;);&quot;checkbox&quot;;&quot;edit&quot;)" office:value-type="string" office:string-value="edit">
            <text:p>edit</text:p>
          </table:table-cell>
          <table:table-cell table:formula="of:=IF([.F119]=&quot;edit&quot;;CONCATENATE(&quot;''&quot;;[.D119];&quot;''&quot;);IF([.D119]=&quot;TRUE&quot;;&quot;on&quot;;&quot;off&quot;))" office:value-type="string" office:string-value="''1522''">
            <text:p>''1522''</text:p>
          </table:table-cell>
          <table:table-cell table:formula="of:=CONCATENATE(&quot;p.addParameter('&quot;;[.B$1];&quot;','&quot;;[.B119];&quot;','&quot;;[.C$1];&quot;','&quot;;[.C119];&quot;','&quot;;[.E$1];&quot;','&quot;;[.E119];&quot;','&quot;;[.F$1];&quot;','&quot;;[.F119];&quot;','&quot;;[.G$1];&quot;','&quot;;[.G119];&quot;');&quot;)" office:value-type="string" office:string-value="p.addParameter('Name','STM32_MAC_BUFFERS_SIZE','Prompt','STM32_MAC_BUFFERS_SIZE','TabName','MAC','Type','edit','Value','''1522''');">
            <text:p>p.addParameter('Name','STM32_MAC_BUFFERS_SIZE','Prompt','STM32_MAC_BUFFERS_SIZE','TabName','MAC','Type','edit','Value','''152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PHY_TIMEOUT</text:p>
          </table:table-cell>
          <table:table-cell table:formula="of:=[.B120]" office:value-type="string" office:string-value="STM32_MAC_PHY_TIMEOUT">
            <text:p>STM32_MAC_PHY_TIMEOUT</text:p>
          </table:table-cell>
          <table:table-cell office:value-type="float" office:value="100">
            <text:p>100</text:p>
          </table:table-cell>
          <table:table-cell office:value-type="string">
            <text:p>MAC</text:p>
          </table:table-cell>
          <table:table-cell table:formula="of:=IF(OR([.D120]=&quot;TRUE&quot;;[.D120]=&quot;FALSE&quot;);&quot;checkbox&quot;;&quot;edit&quot;)" office:value-type="string" office:string-value="edit">
            <text:p>edit</text:p>
          </table:table-cell>
          <table:table-cell table:formula="of:=IF([.F120]=&quot;edit&quot;;CONCATENATE(&quot;''&quot;;[.D120];&quot;''&quot;);IF([.D120]=&quot;TRUE&quot;;&quot;on&quot;;&quot;off&quot;))" office:value-type="string" office:string-value="''100''">
            <text:p>''100''</text:p>
          </table:table-cell>
          <table:table-cell table:formula="of:=CONCATENATE(&quot;p.addParameter('&quot;;[.B$1];&quot;','&quot;;[.B120];&quot;','&quot;;[.C$1];&quot;','&quot;;[.C120];&quot;','&quot;;[.E$1];&quot;','&quot;;[.E120];&quot;','&quot;;[.F$1];&quot;','&quot;;[.F120];&quot;','&quot;;[.G$1];&quot;','&quot;;[.G120];&quot;');&quot;)" office:value-type="string" office:string-value="p.addParameter('Name','STM32_MAC_PHY_TIMEOUT','Prompt','STM32_MAC_PHY_TIMEOUT','TabName','MAC','Type','edit','Value','''100''');">
            <text:p>p.addParameter('Name','STM32_MAC_PHY_TIMEOUT','Prompt','STM32_MAC_PHY_TIMEOUT','TabName','MAC','Type','edit','Value','''10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ETH1_CHANGE_PHY_STATE</text:p>
          </table:table-cell>
          <table:table-cell table:formula="of:=[.B121]" office:value-type="string" office:string-value="STM32_MAC_ETH1_CHANGE_PHY_STATE">
            <text:p>STM32_MAC_ETH1_CHANGE_PHY_STATE</text:p>
          </table:table-cell>
          <table:table-cell office:value-type="string">
            <text:p>TRUE</text:p>
          </table:table-cell>
          <table:table-cell office:value-type="string">
            <text:p>MAC</text:p>
          </table:table-cell>
          <table:table-cell table:formula="of:=IF(OR([.D121]=&quot;TRUE&quot;;[.D121]=&quot;FALSE&quot;);&quot;checkbox&quot;;&quot;edit&quot;)" office:value-type="string" office:string-value="checkbox">
            <text:p>checkbox</text:p>
          </table:table-cell>
          <table:table-cell table:formula="of:=IF([.F121]=&quot;edit&quot;;CONCATENATE(&quot;''&quot;;[.D121];&quot;''&quot;);IF([.D121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121];&quot;','&quot;;[.C$1];&quot;','&quot;;[.C121];&quot;','&quot;;[.E$1];&quot;','&quot;;[.E121];&quot;','&quot;;[.F$1];&quot;','&quot;;[.F121];&quot;','&quot;;[.G$1];&quot;','&quot;;[.G121];&quot;');&quot;)" office:value-type="string" office:string-value="p.addParameter('Name','STM32_MAC_ETH1_CHANGE_PHY_STATE','Prompt','STM32_MAC_ETH1_CHANGE_PHY_STATE','TabName','MAC','Type','checkbox','Value','on');">
            <text:p>p.addParameter('Name','STM32_MAC_ETH1_CHANGE_PHY_STATE','Prompt','STM32_MAC_ETH1_CHANGE_PHY_STATE','TabName','MAC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ETH1_IRQ_PRIORITY</text:p>
          </table:table-cell>
          <table:table-cell table:formula="of:=[.B122]" office:value-type="string" office:string-value="STM32_MAC_ETH1_IRQ_PRIORITY">
            <text:p>STM32_MAC_ETH1_IRQ_PRIORITY</text:p>
          </table:table-cell>
          <table:table-cell office:value-type="float" office:value="13">
            <text:p>13</text:p>
          </table:table-cell>
          <table:table-cell office:value-type="string">
            <text:p>MAC</text:p>
          </table:table-cell>
          <table:table-cell table:formula="of:=IF(OR([.D122]=&quot;TRUE&quot;;[.D122]=&quot;FALSE&quot;);&quot;checkbox&quot;;&quot;edit&quot;)" office:value-type="string" office:string-value="edit">
            <text:p>edit</text:p>
          </table:table-cell>
          <table:table-cell table:formula="of:=IF([.F122]=&quot;edit&quot;;CONCATENATE(&quot;''&quot;;[.D122];&quot;''&quot;);IF([.D122]=&quot;TRUE&quot;;&quot;on&quot;;&quot;off&quot;))" office:value-type="string" office:string-value="''13''">
            <text:p>''13''</text:p>
          </table:table-cell>
          <table:table-cell table:formula="of:=CONCATENATE(&quot;p.addParameter('&quot;;[.B$1];&quot;','&quot;;[.B122];&quot;','&quot;;[.C$1];&quot;','&quot;;[.C122];&quot;','&quot;;[.E$1];&quot;','&quot;;[.E122];&quot;','&quot;;[.F$1];&quot;','&quot;;[.F122];&quot;','&quot;;[.G$1];&quot;','&quot;;[.G122];&quot;');&quot;)" office:value-type="string" office:string-value="p.addParameter('Name','STM32_MAC_ETH1_IRQ_PRIORITY','Prompt','STM32_MAC_ETH1_IRQ_PRIORITY','TabName','MAC','Type','edit','Value','''13''');">
            <text:p>p.addParameter('Name','STM32_MAC_ETH1_IRQ_PRIORITY','Prompt','STM32_MAC_ETH1_IRQ_PRIORITY','TabName','MAC','Type','edit','Value','''13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MAC_IP_CHECKSUM_OFFLOAD</text:p>
          </table:table-cell>
          <table:table-cell table:formula="of:=[.B123]" office:value-type="string" office:string-value="STM32_MAC_IP_CHECKSUM_OFFLOAD">
            <text:p>STM32_MAC_IP_CHECKSUM_OFFLOAD</text:p>
          </table:table-cell>
          <table:table-cell office:value-type="float" office:value="0">
            <text:p>0</text:p>
          </table:table-cell>
          <table:table-cell office:value-type="string">
            <text:p>MAC</text:p>
          </table:table-cell>
          <table:table-cell table:formula="of:=IF(OR([.D123]=&quot;TRUE&quot;;[.D123]=&quot;FALSE&quot;);&quot;checkbox&quot;;&quot;edit&quot;)" office:value-type="string" office:string-value="edit">
            <text:p>edit</text:p>
          </table:table-cell>
          <table:table-cell table:formula="of:=IF([.F123]=&quot;edit&quot;;CONCATENATE(&quot;''&quot;;[.D123];&quot;''&quot;);IF([.D123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23];&quot;','&quot;;[.C$1];&quot;','&quot;;[.C123];&quot;','&quot;;[.E$1];&quot;','&quot;;[.E123];&quot;','&quot;;[.F$1];&quot;','&quot;;[.F123];&quot;','&quot;;[.G$1];&quot;','&quot;;[.G123];&quot;');&quot;)" office:value-type="string" office:string-value="p.addParameter('Name','STM32_MAC_IP_CHECKSUM_OFFLOAD','Prompt','STM32_MAC_IP_CHECKSUM_OFFLOAD','TabName','MAC','Type','edit','Value','''0''');">
            <text:p>p.addParameter('Name','STM32_MAC_IP_CHECKSUM_OFFLOAD','Prompt','STM32_MAC_IP_CHECKSUM_OFFLOAD','TabName','MAC','Type','edit','Value','''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ADVANCED</text:p>
          </table:table-cell>
          <table:table-cell table:formula="of:=[.B124]" office:value-type="string" office:string-value="STM32_PWM_USE_ADVANCED">
            <text:p>STM32_PWM_USE_ADVANCED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24]=&quot;TRUE&quot;;[.D124]=&quot;FALSE&quot;);&quot;checkbox&quot;;&quot;edit&quot;)" office:value-type="string" office:string-value="checkbox">
            <text:p>checkbox</text:p>
          </table:table-cell>
          <table:table-cell table:formula="of:=IF([.F124]=&quot;edit&quot;;CONCATENATE(&quot;''&quot;;[.D124];&quot;''&quot;);IF([.D124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24];&quot;','&quot;;[.C$1];&quot;','&quot;;[.C124];&quot;','&quot;;[.E$1];&quot;','&quot;;[.E124];&quot;','&quot;;[.F$1];&quot;','&quot;;[.F124];&quot;','&quot;;[.G$1];&quot;','&quot;;[.G124];&quot;');&quot;)" office:value-type="string" office:string-value="p.addParameter('Name','STM32_PWM_USE_ADVANCED','Prompt','STM32_PWM_USE_ADVANCED','TabName','PWM','Type','checkbox','Value','off');">
            <text:p>p.addParameter('Name','STM32_PWM_USE_ADVANCED','Prompt','STM32_PWM_USE_ADVANCED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1</text:p>
          </table:table-cell>
          <table:table-cell table:formula="of:=[.B125]" office:value-type="string" office:string-value="STM32_PWM_USE_TIM1">
            <text:p>STM32_PWM_USE_TIM1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25]=&quot;TRUE&quot;;[.D125]=&quot;FALSE&quot;);&quot;checkbox&quot;;&quot;edit&quot;)" office:value-type="string" office:string-value="checkbox">
            <text:p>checkbox</text:p>
          </table:table-cell>
          <table:table-cell table:formula="of:=IF([.F125]=&quot;edit&quot;;CONCATENATE(&quot;''&quot;;[.D125];&quot;''&quot;);IF([.D125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25];&quot;','&quot;;[.C$1];&quot;','&quot;;[.C125];&quot;','&quot;;[.E$1];&quot;','&quot;;[.E125];&quot;','&quot;;[.F$1];&quot;','&quot;;[.F125];&quot;','&quot;;[.G$1];&quot;','&quot;;[.G125];&quot;');&quot;)" office:value-type="string" office:string-value="p.addParameter('Name','STM32_PWM_USE_TIM1','Prompt','STM32_PWM_USE_TIM1','TabName','PWM','Type','checkbox','Value','off');">
            <text:p>p.addParameter('Name','STM32_PWM_USE_TIM1','Prompt','STM32_PWM_USE_TIM1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2</text:p>
          </table:table-cell>
          <table:table-cell table:formula="of:=[.B126]" office:value-type="string" office:string-value="STM32_PWM_USE_TIM2">
            <text:p>STM32_PWM_USE_TIM2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26]=&quot;TRUE&quot;;[.D126]=&quot;FALSE&quot;);&quot;checkbox&quot;;&quot;edit&quot;)" office:value-type="string" office:string-value="checkbox">
            <text:p>checkbox</text:p>
          </table:table-cell>
          <table:table-cell table:formula="of:=IF([.F126]=&quot;edit&quot;;CONCATENATE(&quot;''&quot;;[.D126];&quot;''&quot;);IF([.D126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26];&quot;','&quot;;[.C$1];&quot;','&quot;;[.C126];&quot;','&quot;;[.E$1];&quot;','&quot;;[.E126];&quot;','&quot;;[.F$1];&quot;','&quot;;[.F126];&quot;','&quot;;[.G$1];&quot;','&quot;;[.G126];&quot;');&quot;)" office:value-type="string" office:string-value="p.addParameter('Name','STM32_PWM_USE_TIM2','Prompt','STM32_PWM_USE_TIM2','TabName','PWM','Type','checkbox','Value','off');">
            <text:p>p.addParameter('Name','STM32_PWM_USE_TIM2','Prompt','STM32_PWM_USE_TIM2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3</text:p>
          </table:table-cell>
          <table:table-cell table:formula="of:=[.B127]" office:value-type="string" office:string-value="STM32_PWM_USE_TIM3">
            <text:p>STM32_PWM_USE_TIM3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27]=&quot;TRUE&quot;;[.D127]=&quot;FALSE&quot;);&quot;checkbox&quot;;&quot;edit&quot;)" office:value-type="string" office:string-value="checkbox">
            <text:p>checkbox</text:p>
          </table:table-cell>
          <table:table-cell table:formula="of:=IF([.F127]=&quot;edit&quot;;CONCATENATE(&quot;''&quot;;[.D127];&quot;''&quot;);IF([.D12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27];&quot;','&quot;;[.C$1];&quot;','&quot;;[.C127];&quot;','&quot;;[.E$1];&quot;','&quot;;[.E127];&quot;','&quot;;[.F$1];&quot;','&quot;;[.F127];&quot;','&quot;;[.G$1];&quot;','&quot;;[.G127];&quot;');&quot;)" office:value-type="string" office:string-value="p.addParameter('Name','STM32_PWM_USE_TIM3','Prompt','STM32_PWM_USE_TIM3','TabName','PWM','Type','checkbox','Value','off');">
            <text:p>p.addParameter('Name','STM32_PWM_USE_TIM3','Prompt','STM32_PWM_USE_TIM3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4</text:p>
          </table:table-cell>
          <table:table-cell table:formula="of:=[.B128]" office:value-type="string" office:string-value="STM32_PWM_USE_TIM4">
            <text:p>STM32_PWM_USE_TIM4</text:p>
          </table:table-cell>
          <table:table-cell office:value-type="string">
            <text:p>TRUE</text:p>
          </table:table-cell>
          <table:table-cell office:value-type="string">
            <text:p>PWM</text:p>
          </table:table-cell>
          <table:table-cell table:formula="of:=IF(OR([.D128]=&quot;TRUE&quot;;[.D128]=&quot;FALSE&quot;);&quot;checkbox&quot;;&quot;edit&quot;)" office:value-type="string" office:string-value="checkbox">
            <text:p>checkbox</text:p>
          </table:table-cell>
          <table:table-cell table:formula="of:=IF([.F128]=&quot;edit&quot;;CONCATENATE(&quot;''&quot;;[.D128];&quot;''&quot;);IF([.D128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128];&quot;','&quot;;[.C$1];&quot;','&quot;;[.C128];&quot;','&quot;;[.E$1];&quot;','&quot;;[.E128];&quot;','&quot;;[.F$1];&quot;','&quot;;[.F128];&quot;','&quot;;[.G$1];&quot;','&quot;;[.G128];&quot;');&quot;)" office:value-type="string" office:string-value="p.addParameter('Name','STM32_PWM_USE_TIM4','Prompt','STM32_PWM_USE_TIM4','TabName','PWM','Type','checkbox','Value','on');">
            <text:p>p.addParameter('Name','STM32_PWM_USE_TIM4','Prompt','STM32_PWM_USE_TIM4','TabName','PWM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5</text:p>
          </table:table-cell>
          <table:table-cell table:formula="of:=[.B129]" office:value-type="string" office:string-value="STM32_PWM_USE_TIM5">
            <text:p>STM32_PWM_USE_TIM5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29]=&quot;TRUE&quot;;[.D129]=&quot;FALSE&quot;);&quot;checkbox&quot;;&quot;edit&quot;)" office:value-type="string" office:string-value="checkbox">
            <text:p>checkbox</text:p>
          </table:table-cell>
          <table:table-cell table:formula="of:=IF([.F129]=&quot;edit&quot;;CONCATENATE(&quot;''&quot;;[.D129];&quot;''&quot;);IF([.D129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29];&quot;','&quot;;[.C$1];&quot;','&quot;;[.C129];&quot;','&quot;;[.E$1];&quot;','&quot;;[.E129];&quot;','&quot;;[.F$1];&quot;','&quot;;[.F129];&quot;','&quot;;[.G$1];&quot;','&quot;;[.G129];&quot;');&quot;)" office:value-type="string" office:string-value="p.addParameter('Name','STM32_PWM_USE_TIM5','Prompt','STM32_PWM_USE_TIM5','TabName','PWM','Type','checkbox','Value','off');">
            <text:p>p.addParameter('Name','STM32_PWM_USE_TIM5','Prompt','STM32_PWM_USE_TIM5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8</text:p>
          </table:table-cell>
          <table:table-cell table:formula="of:=[.B130]" office:value-type="string" office:string-value="STM32_PWM_USE_TIM8">
            <text:p>STM32_PWM_USE_TIM8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30]=&quot;TRUE&quot;;[.D130]=&quot;FALSE&quot;);&quot;checkbox&quot;;&quot;edit&quot;)" office:value-type="string" office:string-value="checkbox">
            <text:p>checkbox</text:p>
          </table:table-cell>
          <table:table-cell table:formula="of:=IF([.F130]=&quot;edit&quot;;CONCATENATE(&quot;''&quot;;[.D130];&quot;''&quot;);IF([.D130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30];&quot;','&quot;;[.C$1];&quot;','&quot;;[.C130];&quot;','&quot;;[.E$1];&quot;','&quot;;[.E130];&quot;','&quot;;[.F$1];&quot;','&quot;;[.F130];&quot;','&quot;;[.G$1];&quot;','&quot;;[.G130];&quot;');&quot;)" office:value-type="string" office:string-value="p.addParameter('Name','STM32_PWM_USE_TIM8','Prompt','STM32_PWM_USE_TIM8','TabName','PWM','Type','checkbox','Value','off');">
            <text:p>p.addParameter('Name','STM32_PWM_USE_TIM8','Prompt','STM32_PWM_USE_TIM8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USE_TIM9</text:p>
          </table:table-cell>
          <table:table-cell table:formula="of:=[.B131]" office:value-type="string" office:string-value="STM32_PWM_USE_TIM9">
            <text:p>STM32_PWM_USE_TIM9</text:p>
          </table:table-cell>
          <table:table-cell office:value-type="string">
            <text:p>FALSE</text:p>
          </table:table-cell>
          <table:table-cell office:value-type="string">
            <text:p>PWM</text:p>
          </table:table-cell>
          <table:table-cell table:formula="of:=IF(OR([.D131]=&quot;TRUE&quot;;[.D131]=&quot;FALSE&quot;);&quot;checkbox&quot;;&quot;edit&quot;)" office:value-type="string" office:string-value="checkbox">
            <text:p>checkbox</text:p>
          </table:table-cell>
          <table:table-cell table:formula="of:=IF([.F131]=&quot;edit&quot;;CONCATENATE(&quot;''&quot;;[.D131];&quot;''&quot;);IF([.D13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31];&quot;','&quot;;[.C$1];&quot;','&quot;;[.C131];&quot;','&quot;;[.E$1];&quot;','&quot;;[.E131];&quot;','&quot;;[.F$1];&quot;','&quot;;[.F131];&quot;','&quot;;[.G$1];&quot;','&quot;;[.G131];&quot;');&quot;)" office:value-type="string" office:string-value="p.addParameter('Name','STM32_PWM_USE_TIM9','Prompt','STM32_PWM_USE_TIM9','TabName','PWM','Type','checkbox','Value','off');">
            <text:p>p.addParameter('Name','STM32_PWM_USE_TIM9','Prompt','STM32_PWM_USE_TIM9','TabName','PWM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1_IRQ_PRIORITY</text:p>
          </table:table-cell>
          <table:table-cell table:formula="of:=[.B132]" office:value-type="string" office:string-value="STM32_PWM_TIM1_IRQ_PRIORITY">
            <text:p>STM32_PWM_TIM1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2]=&quot;TRUE&quot;;[.D132]=&quot;FALSE&quot;);&quot;checkbox&quot;;&quot;edit&quot;)" office:value-type="string" office:string-value="edit">
            <text:p>edit</text:p>
          </table:table-cell>
          <table:table-cell table:formula="of:=IF([.F132]=&quot;edit&quot;;CONCATENATE(&quot;''&quot;;[.D132];&quot;''&quot;);IF([.D132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2];&quot;','&quot;;[.C$1];&quot;','&quot;;[.C132];&quot;','&quot;;[.E$1];&quot;','&quot;;[.E132];&quot;','&quot;;[.F$1];&quot;','&quot;;[.F132];&quot;','&quot;;[.G$1];&quot;','&quot;;[.G132];&quot;');&quot;)" office:value-type="string" office:string-value="p.addParameter('Name','STM32_PWM_TIM1_IRQ_PRIORITY','Prompt','STM32_PWM_TIM1_IRQ_PRIORITY','TabName','PWM','Type','edit','Value','''7''');">
            <text:p>p.addParameter('Name','STM32_PWM_TIM1_IRQ_PRIORITY','Prompt','STM32_PWM_TIM1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2_IRQ_PRIORITY</text:p>
          </table:table-cell>
          <table:table-cell table:formula="of:=[.B133]" office:value-type="string" office:string-value="STM32_PWM_TIM2_IRQ_PRIORITY">
            <text:p>STM32_PWM_TIM2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3]=&quot;TRUE&quot;;[.D133]=&quot;FALSE&quot;);&quot;checkbox&quot;;&quot;edit&quot;)" office:value-type="string" office:string-value="edit">
            <text:p>edit</text:p>
          </table:table-cell>
          <table:table-cell table:formula="of:=IF([.F133]=&quot;edit&quot;;CONCATENATE(&quot;''&quot;;[.D133];&quot;''&quot;);IF([.D133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3];&quot;','&quot;;[.C$1];&quot;','&quot;;[.C133];&quot;','&quot;;[.E$1];&quot;','&quot;;[.E133];&quot;','&quot;;[.F$1];&quot;','&quot;;[.F133];&quot;','&quot;;[.G$1];&quot;','&quot;;[.G133];&quot;');&quot;)" office:value-type="string" office:string-value="p.addParameter('Name','STM32_PWM_TIM2_IRQ_PRIORITY','Prompt','STM32_PWM_TIM2_IRQ_PRIORITY','TabName','PWM','Type','edit','Value','''7''');">
            <text:p>p.addParameter('Name','STM32_PWM_TIM2_IRQ_PRIORITY','Prompt','STM32_PWM_TIM2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3_IRQ_PRIORITY</text:p>
          </table:table-cell>
          <table:table-cell table:formula="of:=[.B134]" office:value-type="string" office:string-value="STM32_PWM_TIM3_IRQ_PRIORITY">
            <text:p>STM32_PWM_TIM3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4]=&quot;TRUE&quot;;[.D134]=&quot;FALSE&quot;);&quot;checkbox&quot;;&quot;edit&quot;)" office:value-type="string" office:string-value="edit">
            <text:p>edit</text:p>
          </table:table-cell>
          <table:table-cell table:formula="of:=IF([.F134]=&quot;edit&quot;;CONCATENATE(&quot;''&quot;;[.D134];&quot;''&quot;);IF([.D134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4];&quot;','&quot;;[.C$1];&quot;','&quot;;[.C134];&quot;','&quot;;[.E$1];&quot;','&quot;;[.E134];&quot;','&quot;;[.F$1];&quot;','&quot;;[.F134];&quot;','&quot;;[.G$1];&quot;','&quot;;[.G134];&quot;');&quot;)" office:value-type="string" office:string-value="p.addParameter('Name','STM32_PWM_TIM3_IRQ_PRIORITY','Prompt','STM32_PWM_TIM3_IRQ_PRIORITY','TabName','PWM','Type','edit','Value','''7''');">
            <text:p>p.addParameter('Name','STM32_PWM_TIM3_IRQ_PRIORITY','Prompt','STM32_PWM_TIM3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4_IRQ_PRIORITY</text:p>
          </table:table-cell>
          <table:table-cell table:formula="of:=[.B135]" office:value-type="string" office:string-value="STM32_PWM_TIM4_IRQ_PRIORITY">
            <text:p>STM32_PWM_TIM4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5]=&quot;TRUE&quot;;[.D135]=&quot;FALSE&quot;);&quot;checkbox&quot;;&quot;edit&quot;)" office:value-type="string" office:string-value="edit">
            <text:p>edit</text:p>
          </table:table-cell>
          <table:table-cell table:formula="of:=IF([.F135]=&quot;edit&quot;;CONCATENATE(&quot;''&quot;;[.D135];&quot;''&quot;);IF([.D135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5];&quot;','&quot;;[.C$1];&quot;','&quot;;[.C135];&quot;','&quot;;[.E$1];&quot;','&quot;;[.E135];&quot;','&quot;;[.F$1];&quot;','&quot;;[.F135];&quot;','&quot;;[.G$1];&quot;','&quot;;[.G135];&quot;');&quot;)" office:value-type="string" office:string-value="p.addParameter('Name','STM32_PWM_TIM4_IRQ_PRIORITY','Prompt','STM32_PWM_TIM4_IRQ_PRIORITY','TabName','PWM','Type','edit','Value','''7''');">
            <text:p>p.addParameter('Name','STM32_PWM_TIM4_IRQ_PRIORITY','Prompt','STM32_PWM_TIM4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5_IRQ_PRIORITY</text:p>
          </table:table-cell>
          <table:table-cell table:formula="of:=[.B136]" office:value-type="string" office:string-value="STM32_PWM_TIM5_IRQ_PRIORITY">
            <text:p>STM32_PWM_TIM5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6]=&quot;TRUE&quot;;[.D136]=&quot;FALSE&quot;);&quot;checkbox&quot;;&quot;edit&quot;)" office:value-type="string" office:string-value="edit">
            <text:p>edit</text:p>
          </table:table-cell>
          <table:table-cell table:formula="of:=IF([.F136]=&quot;edit&quot;;CONCATENATE(&quot;''&quot;;[.D136];&quot;''&quot;);IF([.D136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6];&quot;','&quot;;[.C$1];&quot;','&quot;;[.C136];&quot;','&quot;;[.E$1];&quot;','&quot;;[.E136];&quot;','&quot;;[.F$1];&quot;','&quot;;[.F136];&quot;','&quot;;[.G$1];&quot;','&quot;;[.G136];&quot;');&quot;)" office:value-type="string" office:string-value="p.addParameter('Name','STM32_PWM_TIM5_IRQ_PRIORITY','Prompt','STM32_PWM_TIM5_IRQ_PRIORITY','TabName','PWM','Type','edit','Value','''7''');">
            <text:p>p.addParameter('Name','STM32_PWM_TIM5_IRQ_PRIORITY','Prompt','STM32_PWM_TIM5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8_IRQ_PRIORITY</text:p>
          </table:table-cell>
          <table:table-cell table:formula="of:=[.B137]" office:value-type="string" office:string-value="STM32_PWM_TIM8_IRQ_PRIORITY">
            <text:p>STM32_PWM_TIM8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7]=&quot;TRUE&quot;;[.D137]=&quot;FALSE&quot;);&quot;checkbox&quot;;&quot;edit&quot;)" office:value-type="string" office:string-value="edit">
            <text:p>edit</text:p>
          </table:table-cell>
          <table:table-cell table:formula="of:=IF([.F137]=&quot;edit&quot;;CONCATENATE(&quot;''&quot;;[.D137];&quot;''&quot;);IF([.D137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7];&quot;','&quot;;[.C$1];&quot;','&quot;;[.C137];&quot;','&quot;;[.E$1];&quot;','&quot;;[.E137];&quot;','&quot;;[.F$1];&quot;','&quot;;[.F137];&quot;','&quot;;[.G$1];&quot;','&quot;;[.G137];&quot;');&quot;)" office:value-type="string" office:string-value="p.addParameter('Name','STM32_PWM_TIM8_IRQ_PRIORITY','Prompt','STM32_PWM_TIM8_IRQ_PRIORITY','TabName','PWM','Type','edit','Value','''7''');">
            <text:p>p.addParameter('Name','STM32_PWM_TIM8_IRQ_PRIORITY','Prompt','STM32_PWM_TIM8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PWM_TIM9_IRQ_PRIORITY</text:p>
          </table:table-cell>
          <table:table-cell table:formula="of:=[.B138]" office:value-type="string" office:string-value="STM32_PWM_TIM9_IRQ_PRIORITY">
            <text:p>STM32_PWM_TIM9_IRQ_PRIORITY</text:p>
          </table:table-cell>
          <table:table-cell office:value-type="float" office:value="7">
            <text:p>7</text:p>
          </table:table-cell>
          <table:table-cell office:value-type="string">
            <text:p>PWM</text:p>
          </table:table-cell>
          <table:table-cell table:formula="of:=IF(OR([.D138]=&quot;TRUE&quot;;[.D138]=&quot;FALSE&quot;);&quot;checkbox&quot;;&quot;edit&quot;)" office:value-type="string" office:string-value="edit">
            <text:p>edit</text:p>
          </table:table-cell>
          <table:table-cell table:formula="of:=IF([.F138]=&quot;edit&quot;;CONCATENATE(&quot;''&quot;;[.D138];&quot;''&quot;);IF([.D138]=&quot;TRUE&quot;;&quot;on&quot;;&quot;off&quot;))" office:value-type="string" office:string-value="''7''">
            <text:p>''7''</text:p>
          </table:table-cell>
          <table:table-cell table:formula="of:=CONCATENATE(&quot;p.addParameter('&quot;;[.B$1];&quot;','&quot;;[.B138];&quot;','&quot;;[.C$1];&quot;','&quot;;[.C138];&quot;','&quot;;[.E$1];&quot;','&quot;;[.E138];&quot;','&quot;;[.F$1];&quot;','&quot;;[.F138];&quot;','&quot;;[.G$1];&quot;','&quot;;[.G138];&quot;');&quot;)" office:value-type="string" office:string-value="p.addParameter('Name','STM32_PWM_TIM9_IRQ_PRIORITY','Prompt','STM32_PWM_TIM9_IRQ_PRIORITY','TabName','PWM','Type','edit','Value','''7''');">
            <text:p>p.addParameter('Name','STM32_PWM_TIM9_IRQ_PRIORITY','Prompt','STM32_PWM_TIM9_IRQ_PRIORITY','TabName','PWM','Type','edit','Value','''7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SART1</text:p>
          </table:table-cell>
          <table:table-cell table:formula="of:=[.B139]" office:value-type="string" office:string-value="STM32_SERIAL_USE_USART1">
            <text:p>STM32_SERIAL_USE_USART1</text:p>
          </table:table-cell>
          <table:table-cell office:value-type="string">
            <text:p>FALSE</text:p>
          </table:table-cell>
          <table:table-cell office:value-type="string">
            <text:p>Serial</text:p>
          </table:table-cell>
          <table:table-cell table:formula="of:=IF(OR([.D139]=&quot;TRUE&quot;;[.D139]=&quot;FALSE&quot;);&quot;checkbox&quot;;&quot;edit&quot;)" office:value-type="string" office:string-value="checkbox">
            <text:p>checkbox</text:p>
          </table:table-cell>
          <table:table-cell table:formula="of:=IF([.F139]=&quot;edit&quot;;CONCATENATE(&quot;''&quot;;[.D139];&quot;''&quot;);IF([.D139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39];&quot;','&quot;;[.C$1];&quot;','&quot;;[.C139];&quot;','&quot;;[.E$1];&quot;','&quot;;[.E139];&quot;','&quot;;[.F$1];&quot;','&quot;;[.F139];&quot;','&quot;;[.G$1];&quot;','&quot;;[.G139];&quot;');&quot;)" office:value-type="string" office:string-value="p.addParameter('Name','STM32_SERIAL_USE_USART1','Prompt','STM32_SERIAL_USE_USART1','TabName','Serial','Type','checkbox','Value','off');">
            <text:p>p.addParameter('Name','STM32_SERIAL_USE_USART1','Prompt','STM32_SERIAL_USE_USART1','TabName','Seri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SART2</text:p>
          </table:table-cell>
          <table:table-cell table:formula="of:=[.B140]" office:value-type="string" office:string-value="STM32_SERIAL_USE_USART2">
            <text:p>STM32_SERIAL_USE_USART2</text:p>
          </table:table-cell>
          <table:table-cell office:value-type="string">
            <text:p>TRUE</text:p>
          </table:table-cell>
          <table:table-cell office:value-type="string">
            <text:p>Serial</text:p>
          </table:table-cell>
          <table:table-cell table:formula="of:=IF(OR([.D140]=&quot;TRUE&quot;;[.D140]=&quot;FALSE&quot;);&quot;checkbox&quot;;&quot;edit&quot;)" office:value-type="string" office:string-value="checkbox">
            <text:p>checkbox</text:p>
          </table:table-cell>
          <table:table-cell table:formula="of:=IF([.F140]=&quot;edit&quot;;CONCATENATE(&quot;''&quot;;[.D140];&quot;''&quot;);IF([.D140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140];&quot;','&quot;;[.C$1];&quot;','&quot;;[.C140];&quot;','&quot;;[.E$1];&quot;','&quot;;[.E140];&quot;','&quot;;[.F$1];&quot;','&quot;;[.F140];&quot;','&quot;;[.G$1];&quot;','&quot;;[.G140];&quot;');&quot;)" office:value-type="string" office:string-value="p.addParameter('Name','STM32_SERIAL_USE_USART2','Prompt','STM32_SERIAL_USE_USART2','TabName','Serial','Type','checkbox','Value','on');">
            <text:p>p.addParameter('Name','STM32_SERIAL_USE_USART2','Prompt','STM32_SERIAL_USE_USART2','TabName','Serial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SART3</text:p>
          </table:table-cell>
          <table:table-cell table:formula="of:=[.B141]" office:value-type="string" office:string-value="STM32_SERIAL_USE_USART3">
            <text:p>STM32_SERIAL_USE_USART3</text:p>
          </table:table-cell>
          <table:table-cell office:value-type="string">
            <text:p>FALSE</text:p>
          </table:table-cell>
          <table:table-cell office:value-type="string">
            <text:p>Serial</text:p>
          </table:table-cell>
          <table:table-cell table:formula="of:=IF(OR([.D141]=&quot;TRUE&quot;;[.D141]=&quot;FALSE&quot;);&quot;checkbox&quot;;&quot;edit&quot;)" office:value-type="string" office:string-value="checkbox">
            <text:p>checkbox</text:p>
          </table:table-cell>
          <table:table-cell table:formula="of:=IF([.F141]=&quot;edit&quot;;CONCATENATE(&quot;''&quot;;[.D141];&quot;''&quot;);IF([.D14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41];&quot;','&quot;;[.C$1];&quot;','&quot;;[.C141];&quot;','&quot;;[.E$1];&quot;','&quot;;[.E141];&quot;','&quot;;[.F$1];&quot;','&quot;;[.F141];&quot;','&quot;;[.G$1];&quot;','&quot;;[.G141];&quot;');&quot;)" office:value-type="string" office:string-value="p.addParameter('Name','STM32_SERIAL_USE_USART3','Prompt','STM32_SERIAL_USE_USART3','TabName','Serial','Type','checkbox','Value','off');">
            <text:p>p.addParameter('Name','STM32_SERIAL_USE_USART3','Prompt','STM32_SERIAL_USE_USART3','TabName','Seri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ART4</text:p>
          </table:table-cell>
          <table:table-cell table:formula="of:=[.B142]" office:value-type="string" office:string-value="STM32_SERIAL_USE_UART4">
            <text:p>STM32_SERIAL_USE_UART4</text:p>
          </table:table-cell>
          <table:table-cell office:value-type="string">
            <text:p>FALSE</text:p>
          </table:table-cell>
          <table:table-cell office:value-type="string">
            <text:p>Serial</text:p>
          </table:table-cell>
          <table:table-cell table:formula="of:=IF(OR([.D142]=&quot;TRUE&quot;;[.D142]=&quot;FALSE&quot;);&quot;checkbox&quot;;&quot;edit&quot;)" office:value-type="string" office:string-value="checkbox">
            <text:p>checkbox</text:p>
          </table:table-cell>
          <table:table-cell table:formula="of:=IF([.F142]=&quot;edit&quot;;CONCATENATE(&quot;''&quot;;[.D142];&quot;''&quot;);IF([.D142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42];&quot;','&quot;;[.C$1];&quot;','&quot;;[.C142];&quot;','&quot;;[.E$1];&quot;','&quot;;[.E142];&quot;','&quot;;[.F$1];&quot;','&quot;;[.F142];&quot;','&quot;;[.G$1];&quot;','&quot;;[.G142];&quot;');&quot;)" office:value-type="string" office:string-value="p.addParameter('Name','STM32_SERIAL_USE_UART4','Prompt','STM32_SERIAL_USE_UART4','TabName','Serial','Type','checkbox','Value','off');">
            <text:p>p.addParameter('Name','STM32_SERIAL_USE_UART4','Prompt','STM32_SERIAL_USE_UART4','TabName','Seri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ART5</text:p>
          </table:table-cell>
          <table:table-cell table:formula="of:=[.B143]" office:value-type="string" office:string-value="STM32_SERIAL_USE_UART5">
            <text:p>STM32_SERIAL_USE_UART5</text:p>
          </table:table-cell>
          <table:table-cell office:value-type="string">
            <text:p>FALSE</text:p>
          </table:table-cell>
          <table:table-cell office:value-type="string">
            <text:p>Serial</text:p>
          </table:table-cell>
          <table:table-cell table:formula="of:=IF(OR([.D143]=&quot;TRUE&quot;;[.D143]=&quot;FALSE&quot;);&quot;checkbox&quot;;&quot;edit&quot;)" office:value-type="string" office:string-value="checkbox">
            <text:p>checkbox</text:p>
          </table:table-cell>
          <table:table-cell table:formula="of:=IF([.F143]=&quot;edit&quot;;CONCATENATE(&quot;''&quot;;[.D143];&quot;''&quot;);IF([.D143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43];&quot;','&quot;;[.C$1];&quot;','&quot;;[.C143];&quot;','&quot;;[.E$1];&quot;','&quot;;[.E143];&quot;','&quot;;[.F$1];&quot;','&quot;;[.F143];&quot;','&quot;;[.G$1];&quot;','&quot;;[.G143];&quot;');&quot;)" office:value-type="string" office:string-value="p.addParameter('Name','STM32_SERIAL_USE_UART5','Prompt','STM32_SERIAL_USE_UART5','TabName','Serial','Type','checkbox','Value','off');">
            <text:p>p.addParameter('Name','STM32_SERIAL_USE_UART5','Prompt','STM32_SERIAL_USE_UART5','TabName','Seri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E_USART6</text:p>
          </table:table-cell>
          <table:table-cell table:formula="of:=[.B144]" office:value-type="string" office:string-value="STM32_SERIAL_USE_USART6">
            <text:p>STM32_SERIAL_USE_USART6</text:p>
          </table:table-cell>
          <table:table-cell office:value-type="string">
            <text:p>FALSE</text:p>
          </table:table-cell>
          <table:table-cell office:value-type="string">
            <text:p>Serial</text:p>
          </table:table-cell>
          <table:table-cell table:formula="of:=IF(OR([.D144]=&quot;TRUE&quot;;[.D144]=&quot;FALSE&quot;);&quot;checkbox&quot;;&quot;edit&quot;)" office:value-type="string" office:string-value="checkbox">
            <text:p>checkbox</text:p>
          </table:table-cell>
          <table:table-cell table:formula="of:=IF([.F144]=&quot;edit&quot;;CONCATENATE(&quot;''&quot;;[.D144];&quot;''&quot;);IF([.D144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44];&quot;','&quot;;[.C$1];&quot;','&quot;;[.C144];&quot;','&quot;;[.E$1];&quot;','&quot;;[.E144];&quot;','&quot;;[.F$1];&quot;','&quot;;[.F144];&quot;','&quot;;[.G$1];&quot;','&quot;;[.G144];&quot;');&quot;)" office:value-type="string" office:string-value="p.addParameter('Name','STM32_SERIAL_USE_USART6','Prompt','STM32_SERIAL_USE_USART6','TabName','Serial','Type','checkbox','Value','off');">
            <text:p>p.addParameter('Name','STM32_SERIAL_USE_USART6','Prompt','STM32_SERIAL_USE_USART6','TabName','Serial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ART1_PRIORITY</text:p>
          </table:table-cell>
          <table:table-cell table:formula="of:=[.B145]" office:value-type="string" office:string-value="STM32_SERIAL_USART1_PRIORITY">
            <text:p>STM32_SERIAL_USART1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45]=&quot;TRUE&quot;;[.D145]=&quot;FALSE&quot;);&quot;checkbox&quot;;&quot;edit&quot;)" office:value-type="string" office:string-value="edit">
            <text:p>edit</text:p>
          </table:table-cell>
          <table:table-cell table:formula="of:=IF([.F145]=&quot;edit&quot;;CONCATENATE(&quot;''&quot;;[.D145];&quot;''&quot;);IF([.D145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45];&quot;','&quot;;[.C$1];&quot;','&quot;;[.C145];&quot;','&quot;;[.E$1];&quot;','&quot;;[.E145];&quot;','&quot;;[.F$1];&quot;','&quot;;[.F145];&quot;','&quot;;[.G$1];&quot;','&quot;;[.G145];&quot;');&quot;)" office:value-type="string" office:string-value="p.addParameter('Name','STM32_SERIAL_USART1_PRIORITY','Prompt','STM32_SERIAL_USART1_PRIORITY','TabName','Serial','Type','edit','Value','''12''');">
            <text:p>p.addParameter('Name','STM32_SERIAL_USART1_PRIORITY','Prompt','STM32_SERIAL_USART1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ART2_PRIORITY</text:p>
          </table:table-cell>
          <table:table-cell table:formula="of:=[.B146]" office:value-type="string" office:string-value="STM32_SERIAL_USART2_PRIORITY">
            <text:p>STM32_SERIAL_USART2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46]=&quot;TRUE&quot;;[.D146]=&quot;FALSE&quot;);&quot;checkbox&quot;;&quot;edit&quot;)" office:value-type="string" office:string-value="edit">
            <text:p>edit</text:p>
          </table:table-cell>
          <table:table-cell table:formula="of:=IF([.F146]=&quot;edit&quot;;CONCATENATE(&quot;''&quot;;[.D146];&quot;''&quot;);IF([.D146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46];&quot;','&quot;;[.C$1];&quot;','&quot;;[.C146];&quot;','&quot;;[.E$1];&quot;','&quot;;[.E146];&quot;','&quot;;[.F$1];&quot;','&quot;;[.F146];&quot;','&quot;;[.G$1];&quot;','&quot;;[.G146];&quot;');&quot;)" office:value-type="string" office:string-value="p.addParameter('Name','STM32_SERIAL_USART2_PRIORITY','Prompt','STM32_SERIAL_USART2_PRIORITY','TabName','Serial','Type','edit','Value','''12''');">
            <text:p>p.addParameter('Name','STM32_SERIAL_USART2_PRIORITY','Prompt','STM32_SERIAL_USART2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ART3_PRIORITY</text:p>
          </table:table-cell>
          <table:table-cell table:formula="of:=[.B147]" office:value-type="string" office:string-value="STM32_SERIAL_USART3_PRIORITY">
            <text:p>STM32_SERIAL_USART3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47]=&quot;TRUE&quot;;[.D147]=&quot;FALSE&quot;);&quot;checkbox&quot;;&quot;edit&quot;)" office:value-type="string" office:string-value="edit">
            <text:p>edit</text:p>
          </table:table-cell>
          <table:table-cell table:formula="of:=IF([.F147]=&quot;edit&quot;;CONCATENATE(&quot;''&quot;;[.D147];&quot;''&quot;);IF([.D147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47];&quot;','&quot;;[.C$1];&quot;','&quot;;[.C147];&quot;','&quot;;[.E$1];&quot;','&quot;;[.E147];&quot;','&quot;;[.F$1];&quot;','&quot;;[.F147];&quot;','&quot;;[.G$1];&quot;','&quot;;[.G147];&quot;');&quot;)" office:value-type="string" office:string-value="p.addParameter('Name','STM32_SERIAL_USART3_PRIORITY','Prompt','STM32_SERIAL_USART3_PRIORITY','TabName','Serial','Type','edit','Value','''12''');">
            <text:p>p.addParameter('Name','STM32_SERIAL_USART3_PRIORITY','Prompt','STM32_SERIAL_USART3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ART4_PRIORITY</text:p>
          </table:table-cell>
          <table:table-cell table:formula="of:=[.B148]" office:value-type="string" office:string-value="STM32_SERIAL_UART4_PRIORITY">
            <text:p>STM32_SERIAL_UART4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48]=&quot;TRUE&quot;;[.D148]=&quot;FALSE&quot;);&quot;checkbox&quot;;&quot;edit&quot;)" office:value-type="string" office:string-value="edit">
            <text:p>edit</text:p>
          </table:table-cell>
          <table:table-cell table:formula="of:=IF([.F148]=&quot;edit&quot;;CONCATENATE(&quot;''&quot;;[.D148];&quot;''&quot;);IF([.D148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48];&quot;','&quot;;[.C$1];&quot;','&quot;;[.C148];&quot;','&quot;;[.E$1];&quot;','&quot;;[.E148];&quot;','&quot;;[.F$1];&quot;','&quot;;[.F148];&quot;','&quot;;[.G$1];&quot;','&quot;;[.G148];&quot;');&quot;)" office:value-type="string" office:string-value="p.addParameter('Name','STM32_SERIAL_UART4_PRIORITY','Prompt','STM32_SERIAL_UART4_PRIORITY','TabName','Serial','Type','edit','Value','''12''');">
            <text:p>p.addParameter('Name','STM32_SERIAL_UART4_PRIORITY','Prompt','STM32_SERIAL_UART4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ART5_PRIORITY</text:p>
          </table:table-cell>
          <table:table-cell table:formula="of:=[.B149]" office:value-type="string" office:string-value="STM32_SERIAL_UART5_PRIORITY">
            <text:p>STM32_SERIAL_UART5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49]=&quot;TRUE&quot;;[.D149]=&quot;FALSE&quot;);&quot;checkbox&quot;;&quot;edit&quot;)" office:value-type="string" office:string-value="edit">
            <text:p>edit</text:p>
          </table:table-cell>
          <table:table-cell table:formula="of:=IF([.F149]=&quot;edit&quot;;CONCATENATE(&quot;''&quot;;[.D149];&quot;''&quot;);IF([.D149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49];&quot;','&quot;;[.C$1];&quot;','&quot;;[.C149];&quot;','&quot;;[.E$1];&quot;','&quot;;[.E149];&quot;','&quot;;[.F$1];&quot;','&quot;;[.F149];&quot;','&quot;;[.G$1];&quot;','&quot;;[.G149];&quot;');&quot;)" office:value-type="string" office:string-value="p.addParameter('Name','STM32_SERIAL_UART5_PRIORITY','Prompt','STM32_SERIAL_UART5_PRIORITY','TabName','Serial','Type','edit','Value','''12''');">
            <text:p>p.addParameter('Name','STM32_SERIAL_UART5_PRIORITY','Prompt','STM32_SERIAL_UART5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ERIAL_USART6_PRIORITY</text:p>
          </table:table-cell>
          <table:table-cell table:formula="of:=[.B150]" office:value-type="string" office:string-value="STM32_SERIAL_USART6_PRIORITY">
            <text:p>STM32_SERIAL_USART6_PRIORITY</text:p>
          </table:table-cell>
          <table:table-cell office:value-type="float" office:value="12">
            <text:p>12</text:p>
          </table:table-cell>
          <table:table-cell office:value-type="string">
            <text:p>Serial</text:p>
          </table:table-cell>
          <table:table-cell table:formula="of:=IF(OR([.D150]=&quot;TRUE&quot;;[.D150]=&quot;FALSE&quot;);&quot;checkbox&quot;;&quot;edit&quot;)" office:value-type="string" office:string-value="edit">
            <text:p>edit</text:p>
          </table:table-cell>
          <table:table-cell table:formula="of:=IF([.F150]=&quot;edit&quot;;CONCATENATE(&quot;''&quot;;[.D150];&quot;''&quot;);IF([.D150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50];&quot;','&quot;;[.C$1];&quot;','&quot;;[.C150];&quot;','&quot;;[.E$1];&quot;','&quot;;[.E150];&quot;','&quot;;[.F$1];&quot;','&quot;;[.F150];&quot;','&quot;;[.G$1];&quot;','&quot;;[.G150];&quot;');&quot;)" office:value-type="string" office:string-value="p.addParameter('Name','STM32_SERIAL_USART6_PRIORITY','Prompt','STM32_SERIAL_USART6_PRIORITY','TabName','Serial','Type','edit','Value','''12''');">
            <text:p>p.addParameter('Name','STM32_SERIAL_USART6_PRIORITY','Prompt','STM32_SERIAL_USART6_PRIORITY','TabName','Serial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USE_SPI1</text:p>
          </table:table-cell>
          <table:table-cell table:formula="of:=[.B151]" office:value-type="string" office:string-value="STM32_SPI_USE_SPI1">
            <text:p>STM32_SPI_USE_SPI1</text:p>
          </table:table-cell>
          <table:table-cell office:value-type="string">
            <text:p>FALSE</text:p>
          </table:table-cell>
          <table:table-cell office:value-type="string">
            <text:p>SPI</text:p>
          </table:table-cell>
          <table:table-cell table:formula="of:=IF(OR([.D151]=&quot;TRUE&quot;;[.D151]=&quot;FALSE&quot;);&quot;checkbox&quot;;&quot;edit&quot;)" office:value-type="string" office:string-value="checkbox">
            <text:p>checkbox</text:p>
          </table:table-cell>
          <table:table-cell table:formula="of:=IF([.F151]=&quot;edit&quot;;CONCATENATE(&quot;''&quot;;[.D151];&quot;''&quot;);IF([.D151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51];&quot;','&quot;;[.C$1];&quot;','&quot;;[.C151];&quot;','&quot;;[.E$1];&quot;','&quot;;[.E151];&quot;','&quot;;[.F$1];&quot;','&quot;;[.F151];&quot;','&quot;;[.G$1];&quot;','&quot;;[.G151];&quot;');&quot;)" office:value-type="string" office:string-value="p.addParameter('Name','STM32_SPI_USE_SPI1','Prompt','STM32_SPI_USE_SPI1','TabName','SPI','Type','checkbox','Value','off');">
            <text:p>p.addParameter('Name','STM32_SPI_USE_SPI1','Prompt','STM32_SPI_USE_SPI1','TabName','SPI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USE_SPI2</text:p>
          </table:table-cell>
          <table:table-cell table:formula="of:=[.B152]" office:value-type="string" office:string-value="STM32_SPI_USE_SPI2">
            <text:p>STM32_SPI_USE_SPI2</text:p>
          </table:table-cell>
          <table:table-cell office:value-type="string">
            <text:p>TRUE</text:p>
          </table:table-cell>
          <table:table-cell office:value-type="string">
            <text:p>SPI</text:p>
          </table:table-cell>
          <table:table-cell table:formula="of:=IF(OR([.D152]=&quot;TRUE&quot;;[.D152]=&quot;FALSE&quot;);&quot;checkbox&quot;;&quot;edit&quot;)" office:value-type="string" office:string-value="checkbox">
            <text:p>checkbox</text:p>
          </table:table-cell>
          <table:table-cell table:formula="of:=IF([.F152]=&quot;edit&quot;;CONCATENATE(&quot;''&quot;;[.D152];&quot;''&quot;);IF([.D152]=&quot;TRUE&quot;;&quot;on&quot;;&quot;off&quot;))" office:value-type="string" office:string-value="on">
            <text:p>on</text:p>
          </table:table-cell>
          <table:table-cell table:formula="of:=CONCATENATE(&quot;p.addParameter('&quot;;[.B$1];&quot;','&quot;;[.B152];&quot;','&quot;;[.C$1];&quot;','&quot;;[.C152];&quot;','&quot;;[.E$1];&quot;','&quot;;[.E152];&quot;','&quot;;[.F$1];&quot;','&quot;;[.F152];&quot;','&quot;;[.G$1];&quot;','&quot;;[.G152];&quot;');&quot;)" office:value-type="string" office:string-value="p.addParameter('Name','STM32_SPI_USE_SPI2','Prompt','STM32_SPI_USE_SPI2','TabName','SPI','Type','checkbox','Value','on');">
            <text:p>p.addParameter('Name','STM32_SPI_USE_SPI2','Prompt','STM32_SPI_USE_SPI2','TabName','SPI','Type','checkbox','Value','on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USE_SPI3</text:p>
          </table:table-cell>
          <table:table-cell table:formula="of:=[.B153]" office:value-type="string" office:string-value="STM32_SPI_USE_SPI3">
            <text:p>STM32_SPI_USE_SPI3</text:p>
          </table:table-cell>
          <table:table-cell office:value-type="string">
            <text:p>FALSE</text:p>
          </table:table-cell>
          <table:table-cell office:value-type="string">
            <text:p>SPI</text:p>
          </table:table-cell>
          <table:table-cell table:formula="of:=IF(OR([.D153]=&quot;TRUE&quot;;[.D153]=&quot;FALSE&quot;);&quot;checkbox&quot;;&quot;edit&quot;)" office:value-type="string" office:string-value="checkbox">
            <text:p>checkbox</text:p>
          </table:table-cell>
          <table:table-cell table:formula="of:=IF([.F153]=&quot;edit&quot;;CONCATENATE(&quot;''&quot;;[.D153];&quot;''&quot;);IF([.D153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53];&quot;','&quot;;[.C$1];&quot;','&quot;;[.C153];&quot;','&quot;;[.E$1];&quot;','&quot;;[.E153];&quot;','&quot;;[.F$1];&quot;','&quot;;[.F153];&quot;','&quot;;[.G$1];&quot;','&quot;;[.G153];&quot;');&quot;)" office:value-type="string" office:string-value="p.addParameter('Name','STM32_SPI_USE_SPI3','Prompt','STM32_SPI_USE_SPI3','TabName','SPI','Type','checkbox','Value','off');">
            <text:p>p.addParameter('Name','STM32_SPI_USE_SPI3','Prompt','STM32_SPI_USE_SPI3','TabName','SPI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1_RX_DMA_STREAM</text:p>
          </table:table-cell>
          <table:table-cell table:formula="of:=[.B154]" office:value-type="string" office:string-value="STM32_SPI_SPI1_RX_DMA_STREAM">
            <text:p>STM32_SPI_SPI1_RX_DMA_STREAM</text:p>
          </table:table-cell>
          <table:table-cell office:value-type="string">
            <text:p>STM32_DMA_STREAM_ID(2,0)</text:p>
          </table:table-cell>
          <table:table-cell office:value-type="string">
            <text:p>SPI</text:p>
          </table:table-cell>
          <table:table-cell table:formula="of:=IF(OR([.D154]=&quot;TRUE&quot;;[.D154]=&quot;FALSE&quot;);&quot;checkbox&quot;;&quot;edit&quot;)" office:value-type="string" office:string-value="edit">
            <text:p>edit</text:p>
          </table:table-cell>
          <table:table-cell table:formula="of:=IF([.F154]=&quot;edit&quot;;CONCATENATE(&quot;''&quot;;[.D154];&quot;''&quot;);IF([.D154]=&quot;TRUE&quot;;&quot;on&quot;;&quot;off&quot;))" office:value-type="string" office:string-value="''STM32_DMA_STREAM_ID(2,0)''">
            <text:p>''STM32_DMA_STREAM_ID(2,0)''</text:p>
          </table:table-cell>
          <table:table-cell table:formula="of:=CONCATENATE(&quot;p.addParameter('&quot;;[.B$1];&quot;','&quot;;[.B154];&quot;','&quot;;[.C$1];&quot;','&quot;;[.C154];&quot;','&quot;;[.E$1];&quot;','&quot;;[.E154];&quot;','&quot;;[.F$1];&quot;','&quot;;[.F154];&quot;','&quot;;[.G$1];&quot;','&quot;;[.G154];&quot;');&quot;)" office:value-type="string" office:string-value="p.addParameter('Name','STM32_SPI_SPI1_RX_DMA_STREAM','Prompt','STM32_SPI_SPI1_RX_DMA_STREAM','TabName','SPI','Type','edit','Value','''STM32_DMA_STREAM_ID(2,0)''');">
            <text:p>p.addParameter('Name','STM32_SPI_SPI1_RX_DMA_STREAM','Prompt','STM32_SPI_SPI1_RX_DMA_STREAM','TabName','SPI','Type','edit','Value','''STM32_DMA_STREAM_ID(2,0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1_TX_DMA_STREAM</text:p>
          </table:table-cell>
          <table:table-cell table:formula="of:=[.B155]" office:value-type="string" office:string-value="STM32_SPI_SPI1_TX_DMA_STREAM">
            <text:p>STM32_SPI_SPI1_TX_DMA_STREAM</text:p>
          </table:table-cell>
          <table:table-cell office:value-type="string">
            <text:p>STM32_DMA_STREAM_ID(2,3)</text:p>
          </table:table-cell>
          <table:table-cell office:value-type="string">
            <text:p>SPI</text:p>
          </table:table-cell>
          <table:table-cell table:formula="of:=IF(OR([.D155]=&quot;TRUE&quot;;[.D155]=&quot;FALSE&quot;);&quot;checkbox&quot;;&quot;edit&quot;)" office:value-type="string" office:string-value="edit">
            <text:p>edit</text:p>
          </table:table-cell>
          <table:table-cell table:formula="of:=IF([.F155]=&quot;edit&quot;;CONCATENATE(&quot;''&quot;;[.D155];&quot;''&quot;);IF([.D155]=&quot;TRUE&quot;;&quot;on&quot;;&quot;off&quot;))" office:value-type="string" office:string-value="''STM32_DMA_STREAM_ID(2,3)''">
            <text:p>''STM32_DMA_STREAM_ID(2,3)''</text:p>
          </table:table-cell>
          <table:table-cell table:formula="of:=CONCATENATE(&quot;p.addParameter('&quot;;[.B$1];&quot;','&quot;;[.B155];&quot;','&quot;;[.C$1];&quot;','&quot;;[.C155];&quot;','&quot;;[.E$1];&quot;','&quot;;[.E155];&quot;','&quot;;[.F$1];&quot;','&quot;;[.F155];&quot;','&quot;;[.G$1];&quot;','&quot;;[.G155];&quot;');&quot;)" office:value-type="string" office:string-value="p.addParameter('Name','STM32_SPI_SPI1_TX_DMA_STREAM','Prompt','STM32_SPI_SPI1_TX_DMA_STREAM','TabName','SPI','Type','edit','Value','''STM32_DMA_STREAM_ID(2,3)''');">
            <text:p>p.addParameter('Name','STM32_SPI_SPI1_TX_DMA_STREAM','Prompt','STM32_SPI_SPI1_TX_DMA_STREAM','TabName','SPI','Type','edit','Value','''STM32_DMA_STREAM_ID(2,3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2_RX_DMA_STREAM</text:p>
          </table:table-cell>
          <table:table-cell table:formula="of:=[.B156]" office:value-type="string" office:string-value="STM32_SPI_SPI2_RX_DMA_STREAM">
            <text:p>STM32_SPI_SPI2_RX_DMA_STREAM</text:p>
          </table:table-cell>
          <table:table-cell office:value-type="string">
            <text:p>STM32_DMA_STREAM_ID(1,3)</text:p>
          </table:table-cell>
          <table:table-cell office:value-type="string">
            <text:p>SPI</text:p>
          </table:table-cell>
          <table:table-cell table:formula="of:=IF(OR([.D156]=&quot;TRUE&quot;;[.D156]=&quot;FALSE&quot;);&quot;checkbox&quot;;&quot;edit&quot;)" office:value-type="string" office:string-value="edit">
            <text:p>edit</text:p>
          </table:table-cell>
          <table:table-cell table:formula="of:=IF([.F156]=&quot;edit&quot;;CONCATENATE(&quot;''&quot;;[.D156];&quot;''&quot;);IF([.D156]=&quot;TRUE&quot;;&quot;on&quot;;&quot;off&quot;))" office:value-type="string" office:string-value="''STM32_DMA_STREAM_ID(1,3)''">
            <text:p>''STM32_DMA_STREAM_ID(1,3)''</text:p>
          </table:table-cell>
          <table:table-cell table:formula="of:=CONCATENATE(&quot;p.addParameter('&quot;;[.B$1];&quot;','&quot;;[.B156];&quot;','&quot;;[.C$1];&quot;','&quot;;[.C156];&quot;','&quot;;[.E$1];&quot;','&quot;;[.E156];&quot;','&quot;;[.F$1];&quot;','&quot;;[.F156];&quot;','&quot;;[.G$1];&quot;','&quot;;[.G156];&quot;');&quot;)" office:value-type="string" office:string-value="p.addParameter('Name','STM32_SPI_SPI2_RX_DMA_STREAM','Prompt','STM32_SPI_SPI2_RX_DMA_STREAM','TabName','SPI','Type','edit','Value','''STM32_DMA_STREAM_ID(1,3)''');">
            <text:p>p.addParameter('Name','STM32_SPI_SPI2_RX_DMA_STREAM','Prompt','STM32_SPI_SPI2_RX_DMA_STREAM','TabName','SPI','Type','edit','Value','''STM32_DMA_STREAM_ID(1,3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2_TX_DMA_STREAM</text:p>
          </table:table-cell>
          <table:table-cell table:formula="of:=[.B157]" office:value-type="string" office:string-value="STM32_SPI_SPI2_TX_DMA_STREAM">
            <text:p>STM32_SPI_SPI2_TX_DMA_STREAM</text:p>
          </table:table-cell>
          <table:table-cell office:value-type="string">
            <text:p>STM32_DMA_STREAM_ID(1,4)</text:p>
          </table:table-cell>
          <table:table-cell office:value-type="string">
            <text:p>SPI</text:p>
          </table:table-cell>
          <table:table-cell table:formula="of:=IF(OR([.D157]=&quot;TRUE&quot;;[.D157]=&quot;FALSE&quot;);&quot;checkbox&quot;;&quot;edit&quot;)" office:value-type="string" office:string-value="edit">
            <text:p>edit</text:p>
          </table:table-cell>
          <table:table-cell table:formula="of:=IF([.F157]=&quot;edit&quot;;CONCATENATE(&quot;''&quot;;[.D157];&quot;''&quot;);IF([.D157]=&quot;TRUE&quot;;&quot;on&quot;;&quot;off&quot;))" office:value-type="string" office:string-value="''STM32_DMA_STREAM_ID(1,4)''">
            <text:p>''STM32_DMA_STREAM_ID(1,4)''</text:p>
          </table:table-cell>
          <table:table-cell table:formula="of:=CONCATENATE(&quot;p.addParameter('&quot;;[.B$1];&quot;','&quot;;[.B157];&quot;','&quot;;[.C$1];&quot;','&quot;;[.C157];&quot;','&quot;;[.E$1];&quot;','&quot;;[.E157];&quot;','&quot;;[.F$1];&quot;','&quot;;[.F157];&quot;','&quot;;[.G$1];&quot;','&quot;;[.G157];&quot;');&quot;)" office:value-type="string" office:string-value="p.addParameter('Name','STM32_SPI_SPI2_TX_DMA_STREAM','Prompt','STM32_SPI_SPI2_TX_DMA_STREAM','TabName','SPI','Type','edit','Value','''STM32_DMA_STREAM_ID(1,4)''');">
            <text:p>p.addParameter('Name','STM32_SPI_SPI2_TX_DMA_STREAM','Prompt','STM32_SPI_SPI2_TX_DMA_STREAM','TabName','SPI','Type','edit','Value','''STM32_DMA_STREAM_ID(1,4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3_RX_DMA_STREAM</text:p>
          </table:table-cell>
          <table:table-cell table:formula="of:=[.B158]" office:value-type="string" office:string-value="STM32_SPI_SPI3_RX_DMA_STREAM">
            <text:p>STM32_SPI_SPI3_RX_DMA_STREAM</text:p>
          </table:table-cell>
          <table:table-cell office:value-type="string">
            <text:p>STM32_DMA_STREAM_ID(1,0)</text:p>
          </table:table-cell>
          <table:table-cell office:value-type="string">
            <text:p>SPI</text:p>
          </table:table-cell>
          <table:table-cell table:formula="of:=IF(OR([.D158]=&quot;TRUE&quot;;[.D158]=&quot;FALSE&quot;);&quot;checkbox&quot;;&quot;edit&quot;)" office:value-type="string" office:string-value="edit">
            <text:p>edit</text:p>
          </table:table-cell>
          <table:table-cell table:formula="of:=IF([.F158]=&quot;edit&quot;;CONCATENATE(&quot;''&quot;;[.D158];&quot;''&quot;);IF([.D158]=&quot;TRUE&quot;;&quot;on&quot;;&quot;off&quot;))" office:value-type="string" office:string-value="''STM32_DMA_STREAM_ID(1,0)''">
            <text:p>''STM32_DMA_STREAM_ID(1,0)''</text:p>
          </table:table-cell>
          <table:table-cell table:formula="of:=CONCATENATE(&quot;p.addParameter('&quot;;[.B$1];&quot;','&quot;;[.B158];&quot;','&quot;;[.C$1];&quot;','&quot;;[.C158];&quot;','&quot;;[.E$1];&quot;','&quot;;[.E158];&quot;','&quot;;[.F$1];&quot;','&quot;;[.F158];&quot;','&quot;;[.G$1];&quot;','&quot;;[.G158];&quot;');&quot;)" office:value-type="string" office:string-value="p.addParameter('Name','STM32_SPI_SPI3_RX_DMA_STREAM','Prompt','STM32_SPI_SPI3_RX_DMA_STREAM','TabName','SPI','Type','edit','Value','''STM32_DMA_STREAM_ID(1,0)''');">
            <text:p>p.addParameter('Name','STM32_SPI_SPI3_RX_DMA_STREAM','Prompt','STM32_SPI_SPI3_RX_DMA_STREAM','TabName','SPI','Type','edit','Value','''STM32_DMA_STREAM_ID(1,0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3_TX_DMA_STREAM</text:p>
          </table:table-cell>
          <table:table-cell table:formula="of:=[.B159]" office:value-type="string" office:string-value="STM32_SPI_SPI3_TX_DMA_STREAM">
            <text:p>STM32_SPI_SPI3_TX_DMA_STREAM</text:p>
          </table:table-cell>
          <table:table-cell office:value-type="string">
            <text:p>STM32_DMA_STREAM_ID(1,7)</text:p>
          </table:table-cell>
          <table:table-cell office:value-type="string">
            <text:p>SPI</text:p>
          </table:table-cell>
          <table:table-cell table:formula="of:=IF(OR([.D159]=&quot;TRUE&quot;;[.D159]=&quot;FALSE&quot;);&quot;checkbox&quot;;&quot;edit&quot;)" office:value-type="string" office:string-value="edit">
            <text:p>edit</text:p>
          </table:table-cell>
          <table:table-cell table:formula="of:=IF([.F159]=&quot;edit&quot;;CONCATENATE(&quot;''&quot;;[.D159];&quot;''&quot;);IF([.D159]=&quot;TRUE&quot;;&quot;on&quot;;&quot;off&quot;))" office:value-type="string" office:string-value="''STM32_DMA_STREAM_ID(1,7)''">
            <text:p>''STM32_DMA_STREAM_ID(1,7)''</text:p>
          </table:table-cell>
          <table:table-cell table:formula="of:=CONCATENATE(&quot;p.addParameter('&quot;;[.B$1];&quot;','&quot;;[.B159];&quot;','&quot;;[.C$1];&quot;','&quot;;[.C159];&quot;','&quot;;[.E$1];&quot;','&quot;;[.E159];&quot;','&quot;;[.F$1];&quot;','&quot;;[.F159];&quot;','&quot;;[.G$1];&quot;','&quot;;[.G159];&quot;');&quot;)" office:value-type="string" office:string-value="p.addParameter('Name','STM32_SPI_SPI3_TX_DMA_STREAM','Prompt','STM32_SPI_SPI3_TX_DMA_STREAM','TabName','SPI','Type','edit','Value','''STM32_DMA_STREAM_ID(1,7)''');">
            <text:p>p.addParameter('Name','STM32_SPI_SPI3_TX_DMA_STREAM','Prompt','STM32_SPI_SPI3_TX_DMA_STREAM','TabName','SPI','Type','edit','Value','''STM32_DMA_STREAM_ID(1,7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1_DMA_PRIORITY</text:p>
          </table:table-cell>
          <table:table-cell table:formula="of:=[.B160]" office:value-type="string" office:string-value="STM32_SPI_SPI1_DMA_PRIORITY">
            <text:p>STM32_SPI_SPI1_DMA_PRIORITY</text:p>
          </table:table-cell>
          <table:table-cell office:value-type="float" office:value="1">
            <text:p>1</text:p>
          </table:table-cell>
          <table:table-cell office:value-type="string">
            <text:p>SPI</text:p>
          </table:table-cell>
          <table:table-cell table:formula="of:=IF(OR([.D160]=&quot;TRUE&quot;;[.D160]=&quot;FALSE&quot;);&quot;checkbox&quot;;&quot;edit&quot;)" office:value-type="string" office:string-value="edit">
            <text:p>edit</text:p>
          </table:table-cell>
          <table:table-cell table:formula="of:=IF([.F160]=&quot;edit&quot;;CONCATENATE(&quot;''&quot;;[.D160];&quot;''&quot;);IF([.D160]=&quot;TRUE&quot;;&quot;on&quot;;&quot;off&quot;))" office:value-type="string" office:string-value="''1''">
            <text:p>''1''</text:p>
          </table:table-cell>
          <table:table-cell table:formula="of:=CONCATENATE(&quot;p.addParameter('&quot;;[.B$1];&quot;','&quot;;[.B160];&quot;','&quot;;[.C$1];&quot;','&quot;;[.C160];&quot;','&quot;;[.E$1];&quot;','&quot;;[.E160];&quot;','&quot;;[.F$1];&quot;','&quot;;[.F160];&quot;','&quot;;[.G$1];&quot;','&quot;;[.G160];&quot;');&quot;)" office:value-type="string" office:string-value="p.addParameter('Name','STM32_SPI_SPI1_DMA_PRIORITY','Prompt','STM32_SPI_SPI1_DMA_PRIORITY','TabName','SPI','Type','edit','Value','''1''');">
            <text:p>p.addParameter('Name','STM32_SPI_SPI1_DMA_PRIORITY','Prompt','STM32_SPI_SPI1_DMA_PRIORITY','TabName','SPI','Type','edit','Value','''1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2_DMA_PRIORITY</text:p>
          </table:table-cell>
          <table:table-cell table:formula="of:=[.B161]" office:value-type="string" office:string-value="STM32_SPI_SPI2_DMA_PRIORITY">
            <text:p>STM32_SPI_SPI2_DMA_PRIORITY</text:p>
          </table:table-cell>
          <table:table-cell office:value-type="float" office:value="1">
            <text:p>1</text:p>
          </table:table-cell>
          <table:table-cell office:value-type="string">
            <text:p>SPI</text:p>
          </table:table-cell>
          <table:table-cell table:formula="of:=IF(OR([.D161]=&quot;TRUE&quot;;[.D161]=&quot;FALSE&quot;);&quot;checkbox&quot;;&quot;edit&quot;)" office:value-type="string" office:string-value="edit">
            <text:p>edit</text:p>
          </table:table-cell>
          <table:table-cell table:formula="of:=IF([.F161]=&quot;edit&quot;;CONCATENATE(&quot;''&quot;;[.D161];&quot;''&quot;);IF([.D161]=&quot;TRUE&quot;;&quot;on&quot;;&quot;off&quot;))" office:value-type="string" office:string-value="''1''">
            <text:p>''1''</text:p>
          </table:table-cell>
          <table:table-cell table:formula="of:=CONCATENATE(&quot;p.addParameter('&quot;;[.B$1];&quot;','&quot;;[.B161];&quot;','&quot;;[.C$1];&quot;','&quot;;[.C161];&quot;','&quot;;[.E$1];&quot;','&quot;;[.E161];&quot;','&quot;;[.F$1];&quot;','&quot;;[.F161];&quot;','&quot;;[.G$1];&quot;','&quot;;[.G161];&quot;');&quot;)" office:value-type="string" office:string-value="p.addParameter('Name','STM32_SPI_SPI2_DMA_PRIORITY','Prompt','STM32_SPI_SPI2_DMA_PRIORITY','TabName','SPI','Type','edit','Value','''1''');">
            <text:p>p.addParameter('Name','STM32_SPI_SPI2_DMA_PRIORITY','Prompt','STM32_SPI_SPI2_DMA_PRIORITY','TabName','SPI','Type','edit','Value','''1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3_DMA_PRIORITY</text:p>
          </table:table-cell>
          <table:table-cell table:formula="of:=[.B162]" office:value-type="string" office:string-value="STM32_SPI_SPI3_DMA_PRIORITY">
            <text:p>STM32_SPI_SPI3_DMA_PRIORITY</text:p>
          </table:table-cell>
          <table:table-cell office:value-type="float" office:value="1">
            <text:p>1</text:p>
          </table:table-cell>
          <table:table-cell office:value-type="string">
            <text:p>SPI</text:p>
          </table:table-cell>
          <table:table-cell table:formula="of:=IF(OR([.D162]=&quot;TRUE&quot;;[.D162]=&quot;FALSE&quot;);&quot;checkbox&quot;;&quot;edit&quot;)" office:value-type="string" office:string-value="edit">
            <text:p>edit</text:p>
          </table:table-cell>
          <table:table-cell table:formula="of:=IF([.F162]=&quot;edit&quot;;CONCATENATE(&quot;''&quot;;[.D162];&quot;''&quot;);IF([.D162]=&quot;TRUE&quot;;&quot;on&quot;;&quot;off&quot;))" office:value-type="string" office:string-value="''1''">
            <text:p>''1''</text:p>
          </table:table-cell>
          <table:table-cell table:formula="of:=CONCATENATE(&quot;p.addParameter('&quot;;[.B$1];&quot;','&quot;;[.B162];&quot;','&quot;;[.C$1];&quot;','&quot;;[.C162];&quot;','&quot;;[.E$1];&quot;','&quot;;[.E162];&quot;','&quot;;[.F$1];&quot;','&quot;;[.F162];&quot;','&quot;;[.G$1];&quot;','&quot;;[.G162];&quot;');&quot;)" office:value-type="string" office:string-value="p.addParameter('Name','STM32_SPI_SPI3_DMA_PRIORITY','Prompt','STM32_SPI_SPI3_DMA_PRIORITY','TabName','SPI','Type','edit','Value','''1''');">
            <text:p>p.addParameter('Name','STM32_SPI_SPI3_DMA_PRIORITY','Prompt','STM32_SPI_SPI3_DMA_PRIORITY','TabName','SPI','Type','edit','Value','''1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1_IRQ_PRIORITY</text:p>
          </table:table-cell>
          <table:table-cell table:formula="of:=[.B163]" office:value-type="string" office:string-value="STM32_SPI_SPI1_IRQ_PRIORITY">
            <text:p>STM32_SPI_SPI1_IRQ_PRIORITY</text:p>
          </table:table-cell>
          <table:table-cell office:value-type="float" office:value="10">
            <text:p>10</text:p>
          </table:table-cell>
          <table:table-cell office:value-type="string">
            <text:p>SPI</text:p>
          </table:table-cell>
          <table:table-cell table:formula="of:=IF(OR([.D163]=&quot;TRUE&quot;;[.D163]=&quot;FALSE&quot;);&quot;checkbox&quot;;&quot;edit&quot;)" office:value-type="string" office:string-value="edit">
            <text:p>edit</text:p>
          </table:table-cell>
          <table:table-cell table:formula="of:=IF([.F163]=&quot;edit&quot;;CONCATENATE(&quot;''&quot;;[.D163];&quot;''&quot;);IF([.D163]=&quot;TRUE&quot;;&quot;on&quot;;&quot;off&quot;))" office:value-type="string" office:string-value="''10''">
            <text:p>''10''</text:p>
          </table:table-cell>
          <table:table-cell table:formula="of:=CONCATENATE(&quot;p.addParameter('&quot;;[.B$1];&quot;','&quot;;[.B163];&quot;','&quot;;[.C$1];&quot;','&quot;;[.C163];&quot;','&quot;;[.E$1];&quot;','&quot;;[.E163];&quot;','&quot;;[.F$1];&quot;','&quot;;[.F163];&quot;','&quot;;[.G$1];&quot;','&quot;;[.G163];&quot;');&quot;)" office:value-type="string" office:string-value="p.addParameter('Name','STM32_SPI_SPI1_IRQ_PRIORITY','Prompt','STM32_SPI_SPI1_IRQ_PRIORITY','TabName','SPI','Type','edit','Value','''10''');">
            <text:p>p.addParameter('Name','STM32_SPI_SPI1_IRQ_PRIORITY','Prompt','STM32_SPI_SPI1_IRQ_PRIORITY','TabName','SPI','Type','edit','Value','''1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2_IRQ_PRIORITY</text:p>
          </table:table-cell>
          <table:table-cell table:formula="of:=[.B164]" office:value-type="string" office:string-value="STM32_SPI_SPI2_IRQ_PRIORITY">
            <text:p>STM32_SPI_SPI2_IRQ_PRIORITY</text:p>
          </table:table-cell>
          <table:table-cell office:value-type="float" office:value="10">
            <text:p>10</text:p>
          </table:table-cell>
          <table:table-cell office:value-type="string">
            <text:p>SPI</text:p>
          </table:table-cell>
          <table:table-cell table:formula="of:=IF(OR([.D164]=&quot;TRUE&quot;;[.D164]=&quot;FALSE&quot;);&quot;checkbox&quot;;&quot;edit&quot;)" office:value-type="string" office:string-value="edit">
            <text:p>edit</text:p>
          </table:table-cell>
          <table:table-cell table:formula="of:=IF([.F164]=&quot;edit&quot;;CONCATENATE(&quot;''&quot;;[.D164];&quot;''&quot;);IF([.D164]=&quot;TRUE&quot;;&quot;on&quot;;&quot;off&quot;))" office:value-type="string" office:string-value="''10''">
            <text:p>''10''</text:p>
          </table:table-cell>
          <table:table-cell table:formula="of:=CONCATENATE(&quot;p.addParameter('&quot;;[.B$1];&quot;','&quot;;[.B164];&quot;','&quot;;[.C$1];&quot;','&quot;;[.C164];&quot;','&quot;;[.E$1];&quot;','&quot;;[.E164];&quot;','&quot;;[.F$1];&quot;','&quot;;[.F164];&quot;','&quot;;[.G$1];&quot;','&quot;;[.G164];&quot;');&quot;)" office:value-type="string" office:string-value="p.addParameter('Name','STM32_SPI_SPI2_IRQ_PRIORITY','Prompt','STM32_SPI_SPI2_IRQ_PRIORITY','TabName','SPI','Type','edit','Value','''10''');">
            <text:p>p.addParameter('Name','STM32_SPI_SPI2_IRQ_PRIORITY','Prompt','STM32_SPI_SPI2_IRQ_PRIORITY','TabName','SPI','Type','edit','Value','''1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SPI_SPI3_IRQ_PRIORITY</text:p>
          </table:table-cell>
          <table:table-cell table:formula="of:=[.B165]" office:value-type="string" office:string-value="STM32_SPI_SPI3_IRQ_PRIORITY">
            <text:p>STM32_SPI_SPI3_IRQ_PRIORITY</text:p>
          </table:table-cell>
          <table:table-cell office:value-type="float" office:value="10">
            <text:p>10</text:p>
          </table:table-cell>
          <table:table-cell office:value-type="string">
            <text:p>SPI</text:p>
          </table:table-cell>
          <table:table-cell table:formula="of:=IF(OR([.D165]=&quot;TRUE&quot;;[.D165]=&quot;FALSE&quot;);&quot;checkbox&quot;;&quot;edit&quot;)" office:value-type="string" office:string-value="edit">
            <text:p>edit</text:p>
          </table:table-cell>
          <table:table-cell table:formula="of:=IF([.F165]=&quot;edit&quot;;CONCATENATE(&quot;''&quot;;[.D165];&quot;''&quot;);IF([.D165]=&quot;TRUE&quot;;&quot;on&quot;;&quot;off&quot;))" office:value-type="string" office:string-value="''10''">
            <text:p>''10''</text:p>
          </table:table-cell>
          <table:table-cell table:formula="of:=CONCATENATE(&quot;p.addParameter('&quot;;[.B$1];&quot;','&quot;;[.B165];&quot;','&quot;;[.C$1];&quot;','&quot;;[.C165];&quot;','&quot;;[.E$1];&quot;','&quot;;[.E165];&quot;','&quot;;[.F$1];&quot;','&quot;;[.F165];&quot;','&quot;;[.G$1];&quot;','&quot;;[.G165];&quot;');&quot;)" office:value-type="string" office:string-value="p.addParameter('Name','STM32_SPI_SPI3_IRQ_PRIORITY','Prompt','STM32_SPI_SPI3_IRQ_PRIORITY','TabName','SPI','Type','edit','Value','''10''');">
            <text:p>p.addParameter('Name','STM32_SPI_SPI3_IRQ_PRIORITY','Prompt','STM32_SPI_SPI3_IRQ_PRIORITY','TabName','SPI','Type','edit','Value','''10''');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M32_SPI_DMA_ERROR_HOOK(spip)</text:p>
          </table:table-cell>
          <table:table-cell table:formula="of:=[.B166]" office:value-type="string" office:string-value="STM32_SPI_DMA_ERROR_HOOK(spip)">
            <text:p>STM32_SPI_DMA_ERROR_HOOK(spip)</text:p>
          </table:table-cell>
          <table:table-cell office:value-type="string">
            <text:p>chSysHalt()</text:p>
          </table:table-cell>
          <table:table-cell office:value-type="string">
            <text:p>SPI</text:p>
          </table:table-cell>
          <table:table-cell table:formula="of:=IF(OR([.D166]=&quot;TRUE&quot;;[.D166]=&quot;FALSE&quot;);&quot;checkbox&quot;;&quot;edit&quot;)" office:value-type="string" office:string-value="edit">
            <text:p>edit</text:p>
          </table:table-cell>
          <table:table-cell table:formula="of:=IF([.F166]=&quot;edit&quot;;CONCATENATE(&quot;''&quot;;[.D166];&quot;''&quot;);IF([.D166]=&quot;TRUE&quot;;&quot;on&quot;;&quot;off&quot;))" office:value-type="string" office:string-value="''chSysHalt()''">
            <text:p>''chSysHalt()''</text:p>
          </table:table-cell>
          <table:table-cell table:formula="of:=CONCATENATE(&quot;p.addParameter('&quot;;[.B$1];&quot;','&quot;;[.B166];&quot;','&quot;;[.C$1];&quot;','&quot;;[.C166];&quot;','&quot;;[.E$1];&quot;','&quot;;[.E166];&quot;','&quot;;[.F$1];&quot;','&quot;;[.F166];&quot;','&quot;;[.G$1];&quot;','&quot;;[.G166];&quot;');&quot;)" office:value-type="string" office:string-value="p.addParameter('Name','STM32_SPI_DMA_ERROR_HOOK(spip)','Prompt','STM32_SPI_DMA_ERROR_HOOK(spip)','TabName','SPI','Type','edit','Value','''chSysHalt()''');">
            <text:p>p.addParameter('Name','STM32_SPI_DMA_ERROR_HOOK(spip)','Prompt','STM32_SPI_DMA_ERROR_HOOK(spip)','TabName','SPI','Type','edit','Value','''chSysHalt(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E_USART1</text:p>
          </table:table-cell>
          <table:table-cell table:formula="of:=[.B167]" office:value-type="string" office:string-value="STM32_UART_USE_USART1">
            <text:p>STM32_UART_USE_USART1</text:p>
          </table:table-cell>
          <table:table-cell office:value-type="string">
            <text:p>FALSE</text:p>
          </table:table-cell>
          <table:table-cell office:value-type="string">
            <text:p>UART</text:p>
          </table:table-cell>
          <table:table-cell table:formula="of:=IF(OR([.D167]=&quot;TRUE&quot;;[.D167]=&quot;FALSE&quot;);&quot;checkbox&quot;;&quot;edit&quot;)" office:value-type="string" office:string-value="checkbox">
            <text:p>checkbox</text:p>
          </table:table-cell>
          <table:table-cell table:formula="of:=IF([.F167]=&quot;edit&quot;;CONCATENATE(&quot;''&quot;;[.D167];&quot;''&quot;);IF([.D16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67];&quot;','&quot;;[.C$1];&quot;','&quot;;[.C167];&quot;','&quot;;[.E$1];&quot;','&quot;;[.E167];&quot;','&quot;;[.F$1];&quot;','&quot;;[.F167];&quot;','&quot;;[.G$1];&quot;','&quot;;[.G167];&quot;');&quot;)" office:value-type="string" office:string-value="p.addParameter('Name','STM32_UART_USE_USART1','Prompt','STM32_UART_USE_USART1','TabName','UART','Type','checkbox','Value','off');">
            <text:p>p.addParameter('Name','STM32_UART_USE_USART1','Prompt','STM32_UART_USE_USART1','TabName','UAR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E_USART2</text:p>
          </table:table-cell>
          <table:table-cell table:formula="of:=[.B168]" office:value-type="string" office:string-value="STM32_UART_USE_USART2">
            <text:p>STM32_UART_USE_USART2</text:p>
          </table:table-cell>
          <table:table-cell office:value-type="string">
            <text:p>FALSE</text:p>
          </table:table-cell>
          <table:table-cell office:value-type="string">
            <text:p>UART</text:p>
          </table:table-cell>
          <table:table-cell table:formula="of:=IF(OR([.D168]=&quot;TRUE&quot;;[.D168]=&quot;FALSE&quot;);&quot;checkbox&quot;;&quot;edit&quot;)" office:value-type="string" office:string-value="checkbox">
            <text:p>checkbox</text:p>
          </table:table-cell>
          <table:table-cell table:formula="of:=IF([.F168]=&quot;edit&quot;;CONCATENATE(&quot;''&quot;;[.D168];&quot;''&quot;);IF([.D168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68];&quot;','&quot;;[.C$1];&quot;','&quot;;[.C168];&quot;','&quot;;[.E$1];&quot;','&quot;;[.E168];&quot;','&quot;;[.F$1];&quot;','&quot;;[.F168];&quot;','&quot;;[.G$1];&quot;','&quot;;[.G168];&quot;');&quot;)" office:value-type="string" office:string-value="p.addParameter('Name','STM32_UART_USE_USART2','Prompt','STM32_UART_USE_USART2','TabName','UART','Type','checkbox','Value','off');">
            <text:p>p.addParameter('Name','STM32_UART_USE_USART2','Prompt','STM32_UART_USE_USART2','TabName','UAR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E_USART3</text:p>
          </table:table-cell>
          <table:table-cell table:formula="of:=[.B169]" office:value-type="string" office:string-value="STM32_UART_USE_USART3">
            <text:p>STM32_UART_USE_USART3</text:p>
          </table:table-cell>
          <table:table-cell office:value-type="string">
            <text:p>FALSE</text:p>
          </table:table-cell>
          <table:table-cell office:value-type="string">
            <text:p>UART</text:p>
          </table:table-cell>
          <table:table-cell table:formula="of:=IF(OR([.D169]=&quot;TRUE&quot;;[.D169]=&quot;FALSE&quot;);&quot;checkbox&quot;;&quot;edit&quot;)" office:value-type="string" office:string-value="checkbox">
            <text:p>checkbox</text:p>
          </table:table-cell>
          <table:table-cell table:formula="of:=IF([.F169]=&quot;edit&quot;;CONCATENATE(&quot;''&quot;;[.D169];&quot;''&quot;);IF([.D169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69];&quot;','&quot;;[.C$1];&quot;','&quot;;[.C169];&quot;','&quot;;[.E$1];&quot;','&quot;;[.E169];&quot;','&quot;;[.F$1];&quot;','&quot;;[.F169];&quot;','&quot;;[.G$1];&quot;','&quot;;[.G169];&quot;');&quot;)" office:value-type="string" office:string-value="p.addParameter('Name','STM32_UART_USE_USART3','Prompt','STM32_UART_USE_USART3','TabName','UART','Type','checkbox','Value','off');">
            <text:p>p.addParameter('Name','STM32_UART_USE_USART3','Prompt','STM32_UART_USE_USART3','TabName','UAR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E_USART6</text:p>
          </table:table-cell>
          <table:table-cell table:formula="of:=[.B170]" office:value-type="string" office:string-value="STM32_UART_USE_USART6">
            <text:p>STM32_UART_USE_USART6</text:p>
          </table:table-cell>
          <table:table-cell office:value-type="string">
            <text:p>FALSE</text:p>
          </table:table-cell>
          <table:table-cell office:value-type="string">
            <text:p>UART</text:p>
          </table:table-cell>
          <table:table-cell table:formula="of:=IF(OR([.D170]=&quot;TRUE&quot;;[.D170]=&quot;FALSE&quot;);&quot;checkbox&quot;;&quot;edit&quot;)" office:value-type="string" office:string-value="checkbox">
            <text:p>checkbox</text:p>
          </table:table-cell>
          <table:table-cell table:formula="of:=IF([.F170]=&quot;edit&quot;;CONCATENATE(&quot;''&quot;;[.D170];&quot;''&quot;);IF([.D170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70];&quot;','&quot;;[.C$1];&quot;','&quot;;[.C170];&quot;','&quot;;[.E$1];&quot;','&quot;;[.E170];&quot;','&quot;;[.F$1];&quot;','&quot;;[.F170];&quot;','&quot;;[.G$1];&quot;','&quot;;[.G170];&quot;');&quot;)" office:value-type="string" office:string-value="p.addParameter('Name','STM32_UART_USE_USART6','Prompt','STM32_UART_USE_USART6','TabName','UART','Type','checkbox','Value','off');">
            <text:p>p.addParameter('Name','STM32_UART_USE_USART6','Prompt','STM32_UART_USE_USART6','TabName','UART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1_RX_DMA_STREAM</text:p>
          </table:table-cell>
          <table:table-cell table:formula="of:=[.B171]" office:value-type="string" office:string-value="STM32_UART_USART1_RX_DMA_STREAM">
            <text:p>STM32_UART_USART1_RX_DMA_STREAM</text:p>
          </table:table-cell>
          <table:table-cell office:value-type="string">
            <text:p>STM32_DMA_STREAM_ID(2,5)</text:p>
          </table:table-cell>
          <table:table-cell office:value-type="string">
            <text:p>UART</text:p>
          </table:table-cell>
          <table:table-cell table:formula="of:=IF(OR([.D171]=&quot;TRUE&quot;;[.D171]=&quot;FALSE&quot;);&quot;checkbox&quot;;&quot;edit&quot;)" office:value-type="string" office:string-value="edit">
            <text:p>edit</text:p>
          </table:table-cell>
          <table:table-cell table:formula="of:=IF([.F171]=&quot;edit&quot;;CONCATENATE(&quot;''&quot;;[.D171];&quot;''&quot;);IF([.D171]=&quot;TRUE&quot;;&quot;on&quot;;&quot;off&quot;))" office:value-type="string" office:string-value="''STM32_DMA_STREAM_ID(2,5)''">
            <text:p>''STM32_DMA_STREAM_ID(2,5)''</text:p>
          </table:table-cell>
          <table:table-cell table:formula="of:=CONCATENATE(&quot;p.addParameter('&quot;;[.B$1];&quot;','&quot;;[.B171];&quot;','&quot;;[.C$1];&quot;','&quot;;[.C171];&quot;','&quot;;[.E$1];&quot;','&quot;;[.E171];&quot;','&quot;;[.F$1];&quot;','&quot;;[.F171];&quot;','&quot;;[.G$1];&quot;','&quot;;[.G171];&quot;');&quot;)" office:value-type="string" office:string-value="p.addParameter('Name','STM32_UART_USART1_RX_DMA_STREAM','Prompt','STM32_UART_USART1_RX_DMA_STREAM','TabName','UART','Type','edit','Value','''STM32_DMA_STREAM_ID(2,5)''');">
            <text:p>p.addParameter('Name','STM32_UART_USART1_RX_DMA_STREAM','Prompt','STM32_UART_USART1_RX_DMA_STREAM','TabName','UART','Type','edit','Value','''STM32_DMA_STREAM_ID(2,5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1_TX_DMA_STREAM</text:p>
          </table:table-cell>
          <table:table-cell table:formula="of:=[.B172]" office:value-type="string" office:string-value="STM32_UART_USART1_TX_DMA_STREAM">
            <text:p>STM32_UART_USART1_TX_DMA_STREAM</text:p>
          </table:table-cell>
          <table:table-cell office:value-type="string">
            <text:p>STM32_DMA_STREAM_ID(2,7)</text:p>
          </table:table-cell>
          <table:table-cell office:value-type="string">
            <text:p>UART</text:p>
          </table:table-cell>
          <table:table-cell table:formula="of:=IF(OR([.D172]=&quot;TRUE&quot;;[.D172]=&quot;FALSE&quot;);&quot;checkbox&quot;;&quot;edit&quot;)" office:value-type="string" office:string-value="edit">
            <text:p>edit</text:p>
          </table:table-cell>
          <table:table-cell table:formula="of:=IF([.F172]=&quot;edit&quot;;CONCATENATE(&quot;''&quot;;[.D172];&quot;''&quot;);IF([.D172]=&quot;TRUE&quot;;&quot;on&quot;;&quot;off&quot;))" office:value-type="string" office:string-value="''STM32_DMA_STREAM_ID(2,7)''">
            <text:p>''STM32_DMA_STREAM_ID(2,7)''</text:p>
          </table:table-cell>
          <table:table-cell table:formula="of:=CONCATENATE(&quot;p.addParameter('&quot;;[.B$1];&quot;','&quot;;[.B172];&quot;','&quot;;[.C$1];&quot;','&quot;;[.C172];&quot;','&quot;;[.E$1];&quot;','&quot;;[.E172];&quot;','&quot;;[.F$1];&quot;','&quot;;[.F172];&quot;','&quot;;[.G$1];&quot;','&quot;;[.G172];&quot;');&quot;)" office:value-type="string" office:string-value="p.addParameter('Name','STM32_UART_USART1_TX_DMA_STREAM','Prompt','STM32_UART_USART1_TX_DMA_STREAM','TabName','UART','Type','edit','Value','''STM32_DMA_STREAM_ID(2,7)''');">
            <text:p>p.addParameter('Name','STM32_UART_USART1_TX_DMA_STREAM','Prompt','STM32_UART_USART1_TX_DMA_STREAM','TabName','UART','Type','edit','Value','''STM32_DMA_STREAM_ID(2,7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2_RX_DMA_STREAM</text:p>
          </table:table-cell>
          <table:table-cell table:formula="of:=[.B173]" office:value-type="string" office:string-value="STM32_UART_USART2_RX_DMA_STREAM">
            <text:p>STM32_UART_USART2_RX_DMA_STREAM</text:p>
          </table:table-cell>
          <table:table-cell office:value-type="string">
            <text:p>STM32_DMA_STREAM_ID(1,5)</text:p>
          </table:table-cell>
          <table:table-cell office:value-type="string">
            <text:p>UART</text:p>
          </table:table-cell>
          <table:table-cell table:formula="of:=IF(OR([.D173]=&quot;TRUE&quot;;[.D173]=&quot;FALSE&quot;);&quot;checkbox&quot;;&quot;edit&quot;)" office:value-type="string" office:string-value="edit">
            <text:p>edit</text:p>
          </table:table-cell>
          <table:table-cell table:formula="of:=IF([.F173]=&quot;edit&quot;;CONCATENATE(&quot;''&quot;;[.D173];&quot;''&quot;);IF([.D173]=&quot;TRUE&quot;;&quot;on&quot;;&quot;off&quot;))" office:value-type="string" office:string-value="''STM32_DMA_STREAM_ID(1,5)''">
            <text:p>''STM32_DMA_STREAM_ID(1,5)''</text:p>
          </table:table-cell>
          <table:table-cell table:formula="of:=CONCATENATE(&quot;p.addParameter('&quot;;[.B$1];&quot;','&quot;;[.B173];&quot;','&quot;;[.C$1];&quot;','&quot;;[.C173];&quot;','&quot;;[.E$1];&quot;','&quot;;[.E173];&quot;','&quot;;[.F$1];&quot;','&quot;;[.F173];&quot;','&quot;;[.G$1];&quot;','&quot;;[.G173];&quot;');&quot;)" office:value-type="string" office:string-value="p.addParameter('Name','STM32_UART_USART2_RX_DMA_STREAM','Prompt','STM32_UART_USART2_RX_DMA_STREAM','TabName','UART','Type','edit','Value','''STM32_DMA_STREAM_ID(1,5)''');">
            <text:p>p.addParameter('Name','STM32_UART_USART2_RX_DMA_STREAM','Prompt','STM32_UART_USART2_RX_DMA_STREAM','TabName','UART','Type','edit','Value','''STM32_DMA_STREAM_ID(1,5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2_TX_DMA_STREAM</text:p>
          </table:table-cell>
          <table:table-cell table:formula="of:=[.B174]" office:value-type="string" office:string-value="STM32_UART_USART2_TX_DMA_STREAM">
            <text:p>STM32_UART_USART2_TX_DMA_STREAM</text:p>
          </table:table-cell>
          <table:table-cell office:value-type="string">
            <text:p>STM32_DMA_STREAM_ID(1,6)</text:p>
          </table:table-cell>
          <table:table-cell office:value-type="string">
            <text:p>UART</text:p>
          </table:table-cell>
          <table:table-cell table:formula="of:=IF(OR([.D174]=&quot;TRUE&quot;;[.D174]=&quot;FALSE&quot;);&quot;checkbox&quot;;&quot;edit&quot;)" office:value-type="string" office:string-value="edit">
            <text:p>edit</text:p>
          </table:table-cell>
          <table:table-cell table:formula="of:=IF([.F174]=&quot;edit&quot;;CONCATENATE(&quot;''&quot;;[.D174];&quot;''&quot;);IF([.D174]=&quot;TRUE&quot;;&quot;on&quot;;&quot;off&quot;))" office:value-type="string" office:string-value="''STM32_DMA_STREAM_ID(1,6)''">
            <text:p>''STM32_DMA_STREAM_ID(1,6)''</text:p>
          </table:table-cell>
          <table:table-cell table:formula="of:=CONCATENATE(&quot;p.addParameter('&quot;;[.B$1];&quot;','&quot;;[.B174];&quot;','&quot;;[.C$1];&quot;','&quot;;[.C174];&quot;','&quot;;[.E$1];&quot;','&quot;;[.E174];&quot;','&quot;;[.F$1];&quot;','&quot;;[.F174];&quot;','&quot;;[.G$1];&quot;','&quot;;[.G174];&quot;');&quot;)" office:value-type="string" office:string-value="p.addParameter('Name','STM32_UART_USART2_TX_DMA_STREAM','Prompt','STM32_UART_USART2_TX_DMA_STREAM','TabName','UART','Type','edit','Value','''STM32_DMA_STREAM_ID(1,6)''');">
            <text:p>p.addParameter('Name','STM32_UART_USART2_TX_DMA_STREAM','Prompt','STM32_UART_USART2_TX_DMA_STREAM','TabName','UART','Type','edit','Value','''STM32_DMA_STREAM_ID(1,6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3_RX_DMA_STREAM</text:p>
          </table:table-cell>
          <table:table-cell table:formula="of:=[.B175]" office:value-type="string" office:string-value="STM32_UART_USART3_RX_DMA_STREAM">
            <text:p>STM32_UART_USART3_RX_DMA_STREAM</text:p>
          </table:table-cell>
          <table:table-cell office:value-type="string">
            <text:p>STM32_DMA_STREAM_ID(1,1)</text:p>
          </table:table-cell>
          <table:table-cell office:value-type="string">
            <text:p>UART</text:p>
          </table:table-cell>
          <table:table-cell table:formula="of:=IF(OR([.D175]=&quot;TRUE&quot;;[.D175]=&quot;FALSE&quot;);&quot;checkbox&quot;;&quot;edit&quot;)" office:value-type="string" office:string-value="edit">
            <text:p>edit</text:p>
          </table:table-cell>
          <table:table-cell table:formula="of:=IF([.F175]=&quot;edit&quot;;CONCATENATE(&quot;''&quot;;[.D175];&quot;''&quot;);IF([.D175]=&quot;TRUE&quot;;&quot;on&quot;;&quot;off&quot;))" office:value-type="string" office:string-value="''STM32_DMA_STREAM_ID(1,1)''">
            <text:p>''STM32_DMA_STREAM_ID(1,1)''</text:p>
          </table:table-cell>
          <table:table-cell table:formula="of:=CONCATENATE(&quot;p.addParameter('&quot;;[.B$1];&quot;','&quot;;[.B175];&quot;','&quot;;[.C$1];&quot;','&quot;;[.C175];&quot;','&quot;;[.E$1];&quot;','&quot;;[.E175];&quot;','&quot;;[.F$1];&quot;','&quot;;[.F175];&quot;','&quot;;[.G$1];&quot;','&quot;;[.G175];&quot;');&quot;)" office:value-type="string" office:string-value="p.addParameter('Name','STM32_UART_USART3_RX_DMA_STREAM','Prompt','STM32_UART_USART3_RX_DMA_STREAM','TabName','UART','Type','edit','Value','''STM32_DMA_STREAM_ID(1,1)''');">
            <text:p>p.addParameter('Name','STM32_UART_USART3_RX_DMA_STREAM','Prompt','STM32_UART_USART3_RX_DMA_STREAM','TabName','UART','Type','edit','Value','''STM32_DMA_STREAM_ID(1,1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3_TX_DMA_STREAM</text:p>
          </table:table-cell>
          <table:table-cell table:formula="of:=[.B176]" office:value-type="string" office:string-value="STM32_UART_USART3_TX_DMA_STREAM">
            <text:p>STM32_UART_USART3_TX_DMA_STREAM</text:p>
          </table:table-cell>
          <table:table-cell office:value-type="string">
            <text:p>STM32_DMA_STREAM_ID(1,3)</text:p>
          </table:table-cell>
          <table:table-cell office:value-type="string">
            <text:p>UART</text:p>
          </table:table-cell>
          <table:table-cell table:formula="of:=IF(OR([.D176]=&quot;TRUE&quot;;[.D176]=&quot;FALSE&quot;);&quot;checkbox&quot;;&quot;edit&quot;)" office:value-type="string" office:string-value="edit">
            <text:p>edit</text:p>
          </table:table-cell>
          <table:table-cell table:formula="of:=IF([.F176]=&quot;edit&quot;;CONCATENATE(&quot;''&quot;;[.D176];&quot;''&quot;);IF([.D176]=&quot;TRUE&quot;;&quot;on&quot;;&quot;off&quot;))" office:value-type="string" office:string-value="''STM32_DMA_STREAM_ID(1,3)''">
            <text:p>''STM32_DMA_STREAM_ID(1,3)''</text:p>
          </table:table-cell>
          <table:table-cell table:formula="of:=CONCATENATE(&quot;p.addParameter('&quot;;[.B$1];&quot;','&quot;;[.B176];&quot;','&quot;;[.C$1];&quot;','&quot;;[.C176];&quot;','&quot;;[.E$1];&quot;','&quot;;[.E176];&quot;','&quot;;[.F$1];&quot;','&quot;;[.F176];&quot;','&quot;;[.G$1];&quot;','&quot;;[.G176];&quot;');&quot;)" office:value-type="string" office:string-value="p.addParameter('Name','STM32_UART_USART3_TX_DMA_STREAM','Prompt','STM32_UART_USART3_TX_DMA_STREAM','TabName','UART','Type','edit','Value','''STM32_DMA_STREAM_ID(1,3)''');">
            <text:p>p.addParameter('Name','STM32_UART_USART3_TX_DMA_STREAM','Prompt','STM32_UART_USART3_TX_DMA_STREAM','TabName','UART','Type','edit','Value','''STM32_DMA_STREAM_ID(1,3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6_RX_DMA_STREAM</text:p>
          </table:table-cell>
          <table:table-cell table:formula="of:=[.B177]" office:value-type="string" office:string-value="STM32_UART_USART6_RX_DMA_STREAM">
            <text:p>STM32_UART_USART6_RX_DMA_STREAM</text:p>
          </table:table-cell>
          <table:table-cell office:value-type="string">
            <text:p>STM32_DMA_STREAM_ID(2,2)</text:p>
          </table:table-cell>
          <table:table-cell office:value-type="string">
            <text:p>UART</text:p>
          </table:table-cell>
          <table:table-cell table:formula="of:=IF(OR([.D177]=&quot;TRUE&quot;;[.D177]=&quot;FALSE&quot;);&quot;checkbox&quot;;&quot;edit&quot;)" office:value-type="string" office:string-value="edit">
            <text:p>edit</text:p>
          </table:table-cell>
          <table:table-cell table:formula="of:=IF([.F177]=&quot;edit&quot;;CONCATENATE(&quot;''&quot;;[.D177];&quot;''&quot;);IF([.D177]=&quot;TRUE&quot;;&quot;on&quot;;&quot;off&quot;))" office:value-type="string" office:string-value="''STM32_DMA_STREAM_ID(2,2)''">
            <text:p>''STM32_DMA_STREAM_ID(2,2)''</text:p>
          </table:table-cell>
          <table:table-cell table:formula="of:=CONCATENATE(&quot;p.addParameter('&quot;;[.B$1];&quot;','&quot;;[.B177];&quot;','&quot;;[.C$1];&quot;','&quot;;[.C177];&quot;','&quot;;[.E$1];&quot;','&quot;;[.E177];&quot;','&quot;;[.F$1];&quot;','&quot;;[.F177];&quot;','&quot;;[.G$1];&quot;','&quot;;[.G177];&quot;');&quot;)" office:value-type="string" office:string-value="p.addParameter('Name','STM32_UART_USART6_RX_DMA_STREAM','Prompt','STM32_UART_USART6_RX_DMA_STREAM','TabName','UART','Type','edit','Value','''STM32_DMA_STREAM_ID(2,2)''');">
            <text:p>p.addParameter('Name','STM32_UART_USART6_RX_DMA_STREAM','Prompt','STM32_UART_USART6_RX_DMA_STREAM','TabName','UART','Type','edit','Value','''STM32_DMA_STREAM_ID(2,2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6_TX_DMA_STREAM</text:p>
          </table:table-cell>
          <table:table-cell table:formula="of:=[.B178]" office:value-type="string" office:string-value="STM32_UART_USART6_TX_DMA_STREAM">
            <text:p>STM32_UART_USART6_TX_DMA_STREAM</text:p>
          </table:table-cell>
          <table:table-cell office:value-type="string">
            <text:p>STM32_DMA_STREAM_ID(2,7)</text:p>
          </table:table-cell>
          <table:table-cell office:value-type="string">
            <text:p>UART</text:p>
          </table:table-cell>
          <table:table-cell table:formula="of:=IF(OR([.D178]=&quot;TRUE&quot;;[.D178]=&quot;FALSE&quot;);&quot;checkbox&quot;;&quot;edit&quot;)" office:value-type="string" office:string-value="edit">
            <text:p>edit</text:p>
          </table:table-cell>
          <table:table-cell table:formula="of:=IF([.F178]=&quot;edit&quot;;CONCATENATE(&quot;''&quot;;[.D178];&quot;''&quot;);IF([.D178]=&quot;TRUE&quot;;&quot;on&quot;;&quot;off&quot;))" office:value-type="string" office:string-value="''STM32_DMA_STREAM_ID(2,7)''">
            <text:p>''STM32_DMA_STREAM_ID(2,7)''</text:p>
          </table:table-cell>
          <table:table-cell table:formula="of:=CONCATENATE(&quot;p.addParameter('&quot;;[.B$1];&quot;','&quot;;[.B178];&quot;','&quot;;[.C$1];&quot;','&quot;;[.C178];&quot;','&quot;;[.E$1];&quot;','&quot;;[.E178];&quot;','&quot;;[.F$1];&quot;','&quot;;[.F178];&quot;','&quot;;[.G$1];&quot;','&quot;;[.G178];&quot;');&quot;)" office:value-type="string" office:string-value="p.addParameter('Name','STM32_UART_USART6_TX_DMA_STREAM','Prompt','STM32_UART_USART6_TX_DMA_STREAM','TabName','UART','Type','edit','Value','''STM32_DMA_STREAM_ID(2,7)''');">
            <text:p>p.addParameter('Name','STM32_UART_USART6_TX_DMA_STREAM','Prompt','STM32_UART_USART6_TX_DMA_STREAM','TabName','UART','Type','edit','Value','''STM32_DMA_STREAM_ID(2,7)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1_IRQ_PRIORITY</text:p>
          </table:table-cell>
          <table:table-cell table:formula="of:=[.B179]" office:value-type="string" office:string-value="STM32_UART_USART1_IRQ_PRIORITY">
            <text:p>STM32_UART_USART1_IRQ_PRIORITY</text:p>
          </table:table-cell>
          <table:table-cell office:value-type="float" office:value="12">
            <text:p>12</text:p>
          </table:table-cell>
          <table:table-cell office:value-type="string">
            <text:p>UART</text:p>
          </table:table-cell>
          <table:table-cell table:formula="of:=IF(OR([.D179]=&quot;TRUE&quot;;[.D179]=&quot;FALSE&quot;);&quot;checkbox&quot;;&quot;edit&quot;)" office:value-type="string" office:string-value="edit">
            <text:p>edit</text:p>
          </table:table-cell>
          <table:table-cell table:formula="of:=IF([.F179]=&quot;edit&quot;;CONCATENATE(&quot;''&quot;;[.D179];&quot;''&quot;);IF([.D179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79];&quot;','&quot;;[.C$1];&quot;','&quot;;[.C179];&quot;','&quot;;[.E$1];&quot;','&quot;;[.E179];&quot;','&quot;;[.F$1];&quot;','&quot;;[.F179];&quot;','&quot;;[.G$1];&quot;','&quot;;[.G179];&quot;');&quot;)" office:value-type="string" office:string-value="p.addParameter('Name','STM32_UART_USART1_IRQ_PRIORITY','Prompt','STM32_UART_USART1_IRQ_PRIORITY','TabName','UART','Type','edit','Value','''12''');">
            <text:p>p.addParameter('Name','STM32_UART_USART1_IRQ_PRIORITY','Prompt','STM32_UART_USART1_IRQ_PRIORITY','TabName','UART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2_IRQ_PRIORITY</text:p>
          </table:table-cell>
          <table:table-cell table:formula="of:=[.B180]" office:value-type="string" office:string-value="STM32_UART_USART2_IRQ_PRIORITY">
            <text:p>STM32_UART_USART2_IRQ_PRIORITY</text:p>
          </table:table-cell>
          <table:table-cell office:value-type="float" office:value="12">
            <text:p>12</text:p>
          </table:table-cell>
          <table:table-cell office:value-type="string">
            <text:p>UART</text:p>
          </table:table-cell>
          <table:table-cell table:formula="of:=IF(OR([.D180]=&quot;TRUE&quot;;[.D180]=&quot;FALSE&quot;);&quot;checkbox&quot;;&quot;edit&quot;)" office:value-type="string" office:string-value="edit">
            <text:p>edit</text:p>
          </table:table-cell>
          <table:table-cell table:formula="of:=IF([.F180]=&quot;edit&quot;;CONCATENATE(&quot;''&quot;;[.D180];&quot;''&quot;);IF([.D180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80];&quot;','&quot;;[.C$1];&quot;','&quot;;[.C180];&quot;','&quot;;[.E$1];&quot;','&quot;;[.E180];&quot;','&quot;;[.F$1];&quot;','&quot;;[.F180];&quot;','&quot;;[.G$1];&quot;','&quot;;[.G180];&quot;');&quot;)" office:value-type="string" office:string-value="p.addParameter('Name','STM32_UART_USART2_IRQ_PRIORITY','Prompt','STM32_UART_USART2_IRQ_PRIORITY','TabName','UART','Type','edit','Value','''12''');">
            <text:p>p.addParameter('Name','STM32_UART_USART2_IRQ_PRIORITY','Prompt','STM32_UART_USART2_IRQ_PRIORITY','TabName','UART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3_IRQ_PRIORITY</text:p>
          </table:table-cell>
          <table:table-cell table:formula="of:=[.B181]" office:value-type="string" office:string-value="STM32_UART_USART3_IRQ_PRIORITY">
            <text:p>STM32_UART_USART3_IRQ_PRIORITY</text:p>
          </table:table-cell>
          <table:table-cell office:value-type="float" office:value="12">
            <text:p>12</text:p>
          </table:table-cell>
          <table:table-cell office:value-type="string">
            <text:p>UART</text:p>
          </table:table-cell>
          <table:table-cell table:formula="of:=IF(OR([.D181]=&quot;TRUE&quot;;[.D181]=&quot;FALSE&quot;);&quot;checkbox&quot;;&quot;edit&quot;)" office:value-type="string" office:string-value="edit">
            <text:p>edit</text:p>
          </table:table-cell>
          <table:table-cell table:formula="of:=IF([.F181]=&quot;edit&quot;;CONCATENATE(&quot;''&quot;;[.D181];&quot;''&quot;);IF([.D181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81];&quot;','&quot;;[.C$1];&quot;','&quot;;[.C181];&quot;','&quot;;[.E$1];&quot;','&quot;;[.E181];&quot;','&quot;;[.F$1];&quot;','&quot;;[.F181];&quot;','&quot;;[.G$1];&quot;','&quot;;[.G181];&quot;');&quot;)" office:value-type="string" office:string-value="p.addParameter('Name','STM32_UART_USART3_IRQ_PRIORITY','Prompt','STM32_UART_USART3_IRQ_PRIORITY','TabName','UART','Type','edit','Value','''12''');">
            <text:p>p.addParameter('Name','STM32_UART_USART3_IRQ_PRIORITY','Prompt','STM32_UART_USART3_IRQ_PRIORITY','TabName','UART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6_IRQ_PRIORITY</text:p>
          </table:table-cell>
          <table:table-cell table:formula="of:=[.B182]" office:value-type="string" office:string-value="STM32_UART_USART6_IRQ_PRIORITY">
            <text:p>STM32_UART_USART6_IRQ_PRIORITY</text:p>
          </table:table-cell>
          <table:table-cell office:value-type="float" office:value="12">
            <text:p>12</text:p>
          </table:table-cell>
          <table:table-cell office:value-type="string">
            <text:p>UART</text:p>
          </table:table-cell>
          <table:table-cell table:formula="of:=IF(OR([.D182]=&quot;TRUE&quot;;[.D182]=&quot;FALSE&quot;);&quot;checkbox&quot;;&quot;edit&quot;)" office:value-type="string" office:string-value="edit">
            <text:p>edit</text:p>
          </table:table-cell>
          <table:table-cell table:formula="of:=IF([.F182]=&quot;edit&quot;;CONCATENATE(&quot;''&quot;;[.D182];&quot;''&quot;);IF([.D182]=&quot;TRUE&quot;;&quot;on&quot;;&quot;off&quot;))" office:value-type="string" office:string-value="''12''">
            <text:p>''12''</text:p>
          </table:table-cell>
          <table:table-cell table:formula="of:=CONCATENATE(&quot;p.addParameter('&quot;;[.B$1];&quot;','&quot;;[.B182];&quot;','&quot;;[.C$1];&quot;','&quot;;[.C182];&quot;','&quot;;[.E$1];&quot;','&quot;;[.E182];&quot;','&quot;;[.F$1];&quot;','&quot;;[.F182];&quot;','&quot;;[.G$1];&quot;','&quot;;[.G182];&quot;');&quot;)" office:value-type="string" office:string-value="p.addParameter('Name','STM32_UART_USART6_IRQ_PRIORITY','Prompt','STM32_UART_USART6_IRQ_PRIORITY','TabName','UART','Type','edit','Value','''12''');">
            <text:p>p.addParameter('Name','STM32_UART_USART6_IRQ_PRIORITY','Prompt','STM32_UART_USART6_IRQ_PRIORITY','TabName','UART','Type','edit','Value','''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1_DMA_PRIORITY</text:p>
          </table:table-cell>
          <table:table-cell table:formula="of:=[.B183]" office:value-type="string" office:string-value="STM32_UART_USART1_DMA_PRIORITY">
            <text:p>STM32_UART_USART1_DMA_PRIORITY</text:p>
          </table:table-cell>
          <table:table-cell office:value-type="float" office:value="0">
            <text:p>0</text:p>
          </table:table-cell>
          <table:table-cell office:value-type="string">
            <text:p>UART</text:p>
          </table:table-cell>
          <table:table-cell table:formula="of:=IF(OR([.D183]=&quot;TRUE&quot;;[.D183]=&quot;FALSE&quot;);&quot;checkbox&quot;;&quot;edit&quot;)" office:value-type="string" office:string-value="edit">
            <text:p>edit</text:p>
          </table:table-cell>
          <table:table-cell table:formula="of:=IF([.F183]=&quot;edit&quot;;CONCATENATE(&quot;''&quot;;[.D183];&quot;''&quot;);IF([.D183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83];&quot;','&quot;;[.C$1];&quot;','&quot;;[.C183];&quot;','&quot;;[.E$1];&quot;','&quot;;[.E183];&quot;','&quot;;[.F$1];&quot;','&quot;;[.F183];&quot;','&quot;;[.G$1];&quot;','&quot;;[.G183];&quot;');&quot;)" office:value-type="string" office:string-value="p.addParameter('Name','STM32_UART_USART1_DMA_PRIORITY','Prompt','STM32_UART_USART1_DMA_PRIORITY','TabName','UART','Type','edit','Value','''0''');">
            <text:p>p.addParameter('Name','STM32_UART_USART1_DMA_PRIORITY','Prompt','STM32_UART_USART1_DMA_PRIORITY','TabName','UART','Type','edit','Value','''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2_DMA_PRIORITY</text:p>
          </table:table-cell>
          <table:table-cell table:formula="of:=[.B184]" office:value-type="string" office:string-value="STM32_UART_USART2_DMA_PRIORITY">
            <text:p>STM32_UART_USART2_DMA_PRIORITY</text:p>
          </table:table-cell>
          <table:table-cell office:value-type="float" office:value="0">
            <text:p>0</text:p>
          </table:table-cell>
          <table:table-cell office:value-type="string">
            <text:p>UART</text:p>
          </table:table-cell>
          <table:table-cell table:formula="of:=IF(OR([.D184]=&quot;TRUE&quot;;[.D184]=&quot;FALSE&quot;);&quot;checkbox&quot;;&quot;edit&quot;)" office:value-type="string" office:string-value="edit">
            <text:p>edit</text:p>
          </table:table-cell>
          <table:table-cell table:formula="of:=IF([.F184]=&quot;edit&quot;;CONCATENATE(&quot;''&quot;;[.D184];&quot;''&quot;);IF([.D184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84];&quot;','&quot;;[.C$1];&quot;','&quot;;[.C184];&quot;','&quot;;[.E$1];&quot;','&quot;;[.E184];&quot;','&quot;;[.F$1];&quot;','&quot;;[.F184];&quot;','&quot;;[.G$1];&quot;','&quot;;[.G184];&quot;');&quot;)" office:value-type="string" office:string-value="p.addParameter('Name','STM32_UART_USART2_DMA_PRIORITY','Prompt','STM32_UART_USART2_DMA_PRIORITY','TabName','UART','Type','edit','Value','''0''');">
            <text:p>p.addParameter('Name','STM32_UART_USART2_DMA_PRIORITY','Prompt','STM32_UART_USART2_DMA_PRIORITY','TabName','UART','Type','edit','Value','''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3_DMA_PRIORITY</text:p>
          </table:table-cell>
          <table:table-cell table:formula="of:=[.B185]" office:value-type="string" office:string-value="STM32_UART_USART3_DMA_PRIORITY">
            <text:p>STM32_UART_USART3_DMA_PRIORITY</text:p>
          </table:table-cell>
          <table:table-cell office:value-type="float" office:value="0">
            <text:p>0</text:p>
          </table:table-cell>
          <table:table-cell office:value-type="string">
            <text:p>UART</text:p>
          </table:table-cell>
          <table:table-cell table:formula="of:=IF(OR([.D185]=&quot;TRUE&quot;;[.D185]=&quot;FALSE&quot;);&quot;checkbox&quot;;&quot;edit&quot;)" office:value-type="string" office:string-value="edit">
            <text:p>edit</text:p>
          </table:table-cell>
          <table:table-cell table:formula="of:=IF([.F185]=&quot;edit&quot;;CONCATENATE(&quot;''&quot;;[.D185];&quot;''&quot;);IF([.D185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85];&quot;','&quot;;[.C$1];&quot;','&quot;;[.C185];&quot;','&quot;;[.E$1];&quot;','&quot;;[.E185];&quot;','&quot;;[.F$1];&quot;','&quot;;[.F185];&quot;','&quot;;[.G$1];&quot;','&quot;;[.G185];&quot;');&quot;)" office:value-type="string" office:string-value="p.addParameter('Name','STM32_UART_USART3_DMA_PRIORITY','Prompt','STM32_UART_USART3_DMA_PRIORITY','TabName','UART','Type','edit','Value','''0''');">
            <text:p>p.addParameter('Name','STM32_UART_USART3_DMA_PRIORITY','Prompt','STM32_UART_USART3_DMA_PRIORITY','TabName','UART','Type','edit','Value','''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ART_USART6_DMA_PRIORITY</text:p>
          </table:table-cell>
          <table:table-cell table:formula="of:=[.B186]" office:value-type="string" office:string-value="STM32_UART_USART6_DMA_PRIORITY">
            <text:p>STM32_UART_USART6_DMA_PRIORITY</text:p>
          </table:table-cell>
          <table:table-cell office:value-type="float" office:value="0">
            <text:p>0</text:p>
          </table:table-cell>
          <table:table-cell office:value-type="string">
            <text:p>UART</text:p>
          </table:table-cell>
          <table:table-cell table:formula="of:=IF(OR([.D186]=&quot;TRUE&quot;;[.D186]=&quot;FALSE&quot;);&quot;checkbox&quot;;&quot;edit&quot;)" office:value-type="string" office:string-value="edit">
            <text:p>edit</text:p>
          </table:table-cell>
          <table:table-cell table:formula="of:=IF([.F186]=&quot;edit&quot;;CONCATENATE(&quot;''&quot;;[.D186];&quot;''&quot;);IF([.D186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86];&quot;','&quot;;[.C$1];&quot;','&quot;;[.C186];&quot;','&quot;;[.E$1];&quot;','&quot;;[.E186];&quot;','&quot;;[.F$1];&quot;','&quot;;[.F186];&quot;','&quot;;[.G$1];&quot;','&quot;;[.G186];&quot;');&quot;)" office:value-type="string" office:string-value="p.addParameter('Name','STM32_UART_USART6_DMA_PRIORITY','Prompt','STM32_UART_USART6_DMA_PRIORITY','TabName','UART','Type','edit','Value','''0''');">
            <text:p>p.addParameter('Name','STM32_UART_USART6_DMA_PRIORITY','Prompt','STM32_UART_USART6_DMA_PRIORITY','TabName','UART','Type','edit','Value','''0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USE_OTG1</text:p>
          </table:table-cell>
          <table:table-cell table:formula="of:=[.B187]" office:value-type="string" office:string-value="STM32_USB_USE_OTG1">
            <text:p>STM32_USB_USE_OTG1</text:p>
          </table:table-cell>
          <table:table-cell office:value-type="string">
            <text:p>FALSE</text:p>
          </table:table-cell>
          <table:table-cell office:value-type="string">
            <text:p>USB</text:p>
          </table:table-cell>
          <table:table-cell table:formula="of:=IF(OR([.D187]=&quot;TRUE&quot;;[.D187]=&quot;FALSE&quot;);&quot;checkbox&quot;;&quot;edit&quot;)" office:value-type="string" office:string-value="checkbox">
            <text:p>checkbox</text:p>
          </table:table-cell>
          <table:table-cell table:formula="of:=IF([.F187]=&quot;edit&quot;;CONCATENATE(&quot;''&quot;;[.D187];&quot;''&quot;);IF([.D187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87];&quot;','&quot;;[.C$1];&quot;','&quot;;[.C187];&quot;','&quot;;[.E$1];&quot;','&quot;;[.E187];&quot;','&quot;;[.F$1];&quot;','&quot;;[.F187];&quot;','&quot;;[.G$1];&quot;','&quot;;[.G187];&quot;');&quot;)" office:value-type="string" office:string-value="p.addParameter('Name','STM32_USB_USE_OTG1','Prompt','STM32_USB_USE_OTG1','TabName','USB','Type','checkbox','Value','off');">
            <text:p>p.addParameter('Name','STM32_USB_USE_OTG1','Prompt','STM32_USB_USE_OTG1','TabName','USB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USE_OTG2</text:p>
          </table:table-cell>
          <table:table-cell table:formula="of:=[.B188]" office:value-type="string" office:string-value="STM32_USB_USE_OTG2">
            <text:p>STM32_USB_USE_OTG2</text:p>
          </table:table-cell>
          <table:table-cell office:value-type="string">
            <text:p>FALSE</text:p>
          </table:table-cell>
          <table:table-cell office:value-type="string">
            <text:p>USB</text:p>
          </table:table-cell>
          <table:table-cell table:formula="of:=IF(OR([.D188]=&quot;TRUE&quot;;[.D188]=&quot;FALSE&quot;);&quot;checkbox&quot;;&quot;edit&quot;)" office:value-type="string" office:string-value="checkbox">
            <text:p>checkbox</text:p>
          </table:table-cell>
          <table:table-cell table:formula="of:=IF([.F188]=&quot;edit&quot;;CONCATENATE(&quot;''&quot;;[.D188];&quot;''&quot;);IF([.D188]=&quot;TRUE&quot;;&quot;on&quot;;&quot;off&quot;))" office:value-type="string" office:string-value="off">
            <text:p>off</text:p>
          </table:table-cell>
          <table:table-cell table:formula="of:=CONCATENATE(&quot;p.addParameter('&quot;;[.B$1];&quot;','&quot;;[.B188];&quot;','&quot;;[.C$1];&quot;','&quot;;[.C188];&quot;','&quot;;[.E$1];&quot;','&quot;;[.E188];&quot;','&quot;;[.F$1];&quot;','&quot;;[.F188];&quot;','&quot;;[.G$1];&quot;','&quot;;[.G188];&quot;');&quot;)" office:value-type="string" office:string-value="p.addParameter('Name','STM32_USB_USE_OTG2','Prompt','STM32_USB_USE_OTG2','TabName','USB','Type','checkbox','Value','off');">
            <text:p>p.addParameter('Name','STM32_USB_USE_OTG2','Prompt','STM32_USB_USE_OTG2','TabName','USB','Type','checkbox','Value','off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1_IRQ_PRIORITY</text:p>
          </table:table-cell>
          <table:table-cell table:formula="of:=[.B189]" office:value-type="string" office:string-value="STM32_USB_OTG1_IRQ_PRIORITY">
            <text:p>STM32_USB_OTG1_IRQ_PRIORITY</text:p>
          </table:table-cell>
          <table:table-cell office:value-type="float" office:value="14">
            <text:p>14</text:p>
          </table:table-cell>
          <table:table-cell office:value-type="string">
            <text:p>USB</text:p>
          </table:table-cell>
          <table:table-cell table:formula="of:=IF(OR([.D189]=&quot;TRUE&quot;;[.D189]=&quot;FALSE&quot;);&quot;checkbox&quot;;&quot;edit&quot;)" office:value-type="string" office:string-value="edit">
            <text:p>edit</text:p>
          </table:table-cell>
          <table:table-cell table:formula="of:=IF([.F189]=&quot;edit&quot;;CONCATENATE(&quot;''&quot;;[.D189];&quot;''&quot;);IF([.D189]=&quot;TRUE&quot;;&quot;on&quot;;&quot;off&quot;))" office:value-type="string" office:string-value="''14''">
            <text:p>''14''</text:p>
          </table:table-cell>
          <table:table-cell table:formula="of:=CONCATENATE(&quot;p.addParameter('&quot;;[.B$1];&quot;','&quot;;[.B189];&quot;','&quot;;[.C$1];&quot;','&quot;;[.C189];&quot;','&quot;;[.E$1];&quot;','&quot;;[.E189];&quot;','&quot;;[.F$1];&quot;','&quot;;[.F189];&quot;','&quot;;[.G$1];&quot;','&quot;;[.G189];&quot;');&quot;)" office:value-type="string" office:string-value="p.addParameter('Name','STM32_USB_OTG1_IRQ_PRIORITY','Prompt','STM32_USB_OTG1_IRQ_PRIORITY','TabName','USB','Type','edit','Value','''14''');">
            <text:p>p.addParameter('Name','STM32_USB_OTG1_IRQ_PRIORITY','Prompt','STM32_USB_OTG1_IRQ_PRIORITY','TabName','USB','Type','edit','Value','''14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2_IRQ_PRIORITY</text:p>
          </table:table-cell>
          <table:table-cell table:formula="of:=[.B190]" office:value-type="string" office:string-value="STM32_USB_OTG2_IRQ_PRIORITY">
            <text:p>STM32_USB_OTG2_IRQ_PRIORITY</text:p>
          </table:table-cell>
          <table:table-cell office:value-type="float" office:value="14">
            <text:p>14</text:p>
          </table:table-cell>
          <table:table-cell office:value-type="string">
            <text:p>USB</text:p>
          </table:table-cell>
          <table:table-cell table:formula="of:=IF(OR([.D190]=&quot;TRUE&quot;;[.D190]=&quot;FALSE&quot;);&quot;checkbox&quot;;&quot;edit&quot;)" office:value-type="string" office:string-value="edit">
            <text:p>edit</text:p>
          </table:table-cell>
          <table:table-cell table:formula="of:=IF([.F190]=&quot;edit&quot;;CONCATENATE(&quot;''&quot;;[.D190];&quot;''&quot;);IF([.D190]=&quot;TRUE&quot;;&quot;on&quot;;&quot;off&quot;))" office:value-type="string" office:string-value="''14''">
            <text:p>''14''</text:p>
          </table:table-cell>
          <table:table-cell table:formula="of:=CONCATENATE(&quot;p.addParameter('&quot;;[.B$1];&quot;','&quot;;[.B190];&quot;','&quot;;[.C$1];&quot;','&quot;;[.C190];&quot;','&quot;;[.E$1];&quot;','&quot;;[.E190];&quot;','&quot;;[.F$1];&quot;','&quot;;[.F190];&quot;','&quot;;[.G$1];&quot;','&quot;;[.G190];&quot;');&quot;)" office:value-type="string" office:string-value="p.addParameter('Name','STM32_USB_OTG2_IRQ_PRIORITY','Prompt','STM32_USB_OTG2_IRQ_PRIORITY','TabName','USB','Type','edit','Value','''14''');">
            <text:p>p.addParameter('Name','STM32_USB_OTG2_IRQ_PRIORITY','Prompt','STM32_USB_OTG2_IRQ_PRIORITY','TabName','USB','Type','edit','Value','''14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1_RX_FIFO_SIZE</text:p>
          </table:table-cell>
          <table:table-cell table:formula="of:=[.B191]" office:value-type="string" office:string-value="STM32_USB_OTG1_RX_FIFO_SIZE">
            <text:p>STM32_USB_OTG1_RX_FIFO_SIZE</text:p>
          </table:table-cell>
          <table:table-cell office:value-type="float" office:value="512">
            <text:p>512</text:p>
          </table:table-cell>
          <table:table-cell office:value-type="string">
            <text:p>USB</text:p>
          </table:table-cell>
          <table:table-cell table:formula="of:=IF(OR([.D191]=&quot;TRUE&quot;;[.D191]=&quot;FALSE&quot;);&quot;checkbox&quot;;&quot;edit&quot;)" office:value-type="string" office:string-value="edit">
            <text:p>edit</text:p>
          </table:table-cell>
          <table:table-cell table:formula="of:=IF([.F191]=&quot;edit&quot;;CONCATENATE(&quot;''&quot;;[.D191];&quot;''&quot;);IF([.D191]=&quot;TRUE&quot;;&quot;on&quot;;&quot;off&quot;))" office:value-type="string" office:string-value="''512''">
            <text:p>''512''</text:p>
          </table:table-cell>
          <table:table-cell table:formula="of:=CONCATENATE(&quot;p.addParameter('&quot;;[.B$1];&quot;','&quot;;[.B191];&quot;','&quot;;[.C$1];&quot;','&quot;;[.C191];&quot;','&quot;;[.E$1];&quot;','&quot;;[.E191];&quot;','&quot;;[.F$1];&quot;','&quot;;[.F191];&quot;','&quot;;[.G$1];&quot;','&quot;;[.G191];&quot;');&quot;)" office:value-type="string" office:string-value="p.addParameter('Name','STM32_USB_OTG1_RX_FIFO_SIZE','Prompt','STM32_USB_OTG1_RX_FIFO_SIZE','TabName','USB','Type','edit','Value','''512''');">
            <text:p>p.addParameter('Name','STM32_USB_OTG1_RX_FIFO_SIZE','Prompt','STM32_USB_OTG1_RX_FIFO_SIZE','TabName','USB','Type','edit','Value','''512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2_RX_FIFO_SIZE</text:p>
          </table:table-cell>
          <table:table-cell table:formula="of:=[.B192]" office:value-type="string" office:string-value="STM32_USB_OTG2_RX_FIFO_SIZE">
            <text:p>STM32_USB_OTG2_RX_FIFO_SIZE</text:p>
          </table:table-cell>
          <table:table-cell office:value-type="float" office:value="1024">
            <text:p>1024</text:p>
          </table:table-cell>
          <table:table-cell office:value-type="string">
            <text:p>USB</text:p>
          </table:table-cell>
          <table:table-cell table:formula="of:=IF(OR([.D192]=&quot;TRUE&quot;;[.D192]=&quot;FALSE&quot;);&quot;checkbox&quot;;&quot;edit&quot;)" office:value-type="string" office:string-value="edit">
            <text:p>edit</text:p>
          </table:table-cell>
          <table:table-cell table:formula="of:=IF([.F192]=&quot;edit&quot;;CONCATENATE(&quot;''&quot;;[.D192];&quot;''&quot;);IF([.D192]=&quot;TRUE&quot;;&quot;on&quot;;&quot;off&quot;))" office:value-type="string" office:string-value="''1024''">
            <text:p>''1024''</text:p>
          </table:table-cell>
          <table:table-cell table:formula="of:=CONCATENATE(&quot;p.addParameter('&quot;;[.B$1];&quot;','&quot;;[.B192];&quot;','&quot;;[.C$1];&quot;','&quot;;[.C192];&quot;','&quot;;[.E$1];&quot;','&quot;;[.E192];&quot;','&quot;;[.F$1];&quot;','&quot;;[.F192];&quot;','&quot;;[.G$1];&quot;','&quot;;[.G192];&quot;');&quot;)" office:value-type="string" office:string-value="p.addParameter('Name','STM32_USB_OTG2_RX_FIFO_SIZE','Prompt','STM32_USB_OTG2_RX_FIFO_SIZE','TabName','USB','Type','edit','Value','''1024''');">
            <text:p>p.addParameter('Name','STM32_USB_OTG2_RX_FIFO_SIZE','Prompt','STM32_USB_OTG2_RX_FIFO_SIZE','TabName','USB','Type','edit','Value','''1024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_THREAD_PRIO</text:p>
          </table:table-cell>
          <table:table-cell table:formula="of:=[.B193]" office:value-type="string" office:string-value="STM32_USB_OTG_THREAD_PRIO">
            <text:p>STM32_USB_OTG_THREAD_PRIO</text:p>
          </table:table-cell>
          <table:table-cell office:value-type="string">
            <text:p>LOWPRIO</text:p>
          </table:table-cell>
          <table:table-cell office:value-type="string">
            <text:p>USB</text:p>
          </table:table-cell>
          <table:table-cell table:formula="of:=IF(OR([.D193]=&quot;TRUE&quot;;[.D193]=&quot;FALSE&quot;);&quot;checkbox&quot;;&quot;edit&quot;)" office:value-type="string" office:string-value="edit">
            <text:p>edit</text:p>
          </table:table-cell>
          <table:table-cell table:formula="of:=IF([.F193]=&quot;edit&quot;;CONCATENATE(&quot;''&quot;;[.D193];&quot;''&quot;);IF([.D193]=&quot;TRUE&quot;;&quot;on&quot;;&quot;off&quot;))" office:value-type="string" office:string-value="''LOWPRIO''">
            <text:p>''LOWPRIO''</text:p>
          </table:table-cell>
          <table:table-cell table:formula="of:=CONCATENATE(&quot;p.addParameter('&quot;;[.B$1];&quot;','&quot;;[.B193];&quot;','&quot;;[.C$1];&quot;','&quot;;[.C193];&quot;','&quot;;[.E$1];&quot;','&quot;;[.E193];&quot;','&quot;;[.F$1];&quot;','&quot;;[.F193];&quot;','&quot;;[.G$1];&quot;','&quot;;[.G193];&quot;');&quot;)" office:value-type="string" office:string-value="p.addParameter('Name','STM32_USB_OTG_THREAD_PRIO','Prompt','STM32_USB_OTG_THREAD_PRIO','TabName','USB','Type','edit','Value','''LOWPRIO''');">
            <text:p>p.addParameter('Name','STM32_USB_OTG_THREAD_PRIO','Prompt','STM32_USB_OTG_THREAD_PRIO','TabName','USB','Type','edit','Value','''LOWPRIO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_THREAD_STACK_SIZE</text:p>
          </table:table-cell>
          <table:table-cell table:formula="of:=[.B194]" office:value-type="string" office:string-value="STM32_USB_OTG_THREAD_STACK_SIZE">
            <text:p>STM32_USB_OTG_THREAD_STACK_SIZE</text:p>
          </table:table-cell>
          <table:table-cell office:value-type="float" office:value="128">
            <text:p>128</text:p>
          </table:table-cell>
          <table:table-cell office:value-type="string">
            <text:p>USB</text:p>
          </table:table-cell>
          <table:table-cell table:formula="of:=IF(OR([.D194]=&quot;TRUE&quot;;[.D194]=&quot;FALSE&quot;);&quot;checkbox&quot;;&quot;edit&quot;)" office:value-type="string" office:string-value="edit">
            <text:p>edit</text:p>
          </table:table-cell>
          <table:table-cell table:formula="of:=IF([.F194]=&quot;edit&quot;;CONCATENATE(&quot;''&quot;;[.D194];&quot;''&quot;);IF([.D194]=&quot;TRUE&quot;;&quot;on&quot;;&quot;off&quot;))" office:value-type="string" office:string-value="''128''">
            <text:p>''128''</text:p>
          </table:table-cell>
          <table:table-cell table:formula="of:=CONCATENATE(&quot;p.addParameter('&quot;;[.B$1];&quot;','&quot;;[.B194];&quot;','&quot;;[.C$1];&quot;','&quot;;[.C194];&quot;','&quot;;[.E$1];&quot;','&quot;;[.E194];&quot;','&quot;;[.F$1];&quot;','&quot;;[.F194];&quot;','&quot;;[.G$1];&quot;','&quot;;[.G194];&quot;');&quot;)" office:value-type="string" office:string-value="p.addParameter('Name','STM32_USB_OTG_THREAD_STACK_SIZE','Prompt','STM32_USB_OTG_THREAD_STACK_SIZE','TabName','USB','Type','edit','Value','''128''');">
            <text:p>p.addParameter('Name','STM32_USB_OTG_THREAD_STACK_SIZE','Prompt','STM32_USB_OTG_THREAD_STACK_SIZE','TabName','USB','Type','edit','Value','''128''');</text:p>
          </table:table-cell>
        </table:table-row>
        <table:table-row table:style-name="ro2">
          <table:table-cell office:value-type="string">
            <text:p>#define</text:p>
          </table:table-cell>
          <table:table-cell office:value-type="string">
            <text:p>STM32_USB_OTGFIFO_FILL_BASEPRI</text:p>
          </table:table-cell>
          <table:table-cell table:formula="of:=[.B195]" office:value-type="string" office:string-value="STM32_USB_OTGFIFO_FILL_BASEPRI">
            <text:p>STM32_USB_OTGFIFO_FILL_BASEPRI</text:p>
          </table:table-cell>
          <table:table-cell office:value-type="float" office:value="0">
            <text:p>0</text:p>
          </table:table-cell>
          <table:table-cell office:value-type="string">
            <text:p>USB</text:p>
          </table:table-cell>
          <table:table-cell table:formula="of:=IF(OR([.D195]=&quot;TRUE&quot;;[.D195]=&quot;FALSE&quot;);&quot;checkbox&quot;;&quot;edit&quot;)" office:value-type="string" office:string-value="edit">
            <text:p>edit</text:p>
          </table:table-cell>
          <table:table-cell table:formula="of:=IF([.F195]=&quot;edit&quot;;CONCATENATE(&quot;''&quot;;[.D195];&quot;''&quot;);IF([.D195]=&quot;TRUE&quot;;&quot;on&quot;;&quot;off&quot;))" office:value-type="string" office:string-value="''0''">
            <text:p>''0''</text:p>
          </table:table-cell>
          <table:table-cell table:formula="of:=CONCATENATE(&quot;p.addParameter('&quot;;[.B$1];&quot;','&quot;;[.B195];&quot;','&quot;;[.C$1];&quot;','&quot;;[.C195];&quot;','&quot;;[.E$1];&quot;','&quot;;[.E195];&quot;','&quot;;[.F$1];&quot;','&quot;;[.F195];&quot;','&quot;;[.G$1];&quot;','&quot;;[.G195];&quot;');&quot;)" office:value-type="string" office:string-value="p.addParameter('Name','STM32_USB_OTGFIFO_FILL_BASEPRI','Prompt','STM32_USB_OTGFIFO_FILL_BASEPRI','TabName','USB','Type','edit','Value','''0''');">
            <text:p>p.addParameter('Name','STM32_USB_OTGFIFO_FILL_BASEPRI','Prompt','STM32_USB_OTGFIFO_FILL_BASEPRI','TabName','USB','Type','edit','Value','''0''');</text:p>
          </table:table-cell>
        </table:table-row>
      </table:table>
      <table:table table:name="halconf.h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chconf.h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12/06/2013</text:date>, <text:time>21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d Frey</meta:initial-creator>
    <meta:creation-date>2013-12-06T19:29:48.06</meta:creation-date>
    <dc:date>2013-12-06T21:37:03.86</dc:date>
    <dc:creator>Jed Frey</dc:creator>
    <meta:editing-duration>PT20M20S</meta:editing-duration>
    <meta:editing-cycles>4</meta:editing-cycles>
    <meta:generator>OpenOffice/4.0.0$Win32 OpenOffice.org_project/400m3$Build-9702</meta:generator>
    <meta:document-statistic meta:table-count="3" meta:cell-count="1559" meta:object-count="0"/>
  </office:meta>
</office:document-meta>
</file>